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ic_0.8_0.2_1000" table:style-name="ta1">
        <table:shapes>
          <draw:frame draw:z-index="0" draw:style-name="gr1" draw:text-style-name="P1" svg:width="281.82mm" svg:height="89.99mm" svg:x="22.33mm" svg:y="1mm">
            <draw:object draw:notify-on-update-of-ranges="'basic_0.8_0.2_1000'.A1:'basic_0.8_0.2_1000'.A1 'basic_0.8_0.2_1000'.A2:'basic_0.8_0.2_1000'.A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58248488" calcext:value-type="float">
            <text:p>3.58248488</text:p>
          </table:table-cell>
        </table:table-row>
        <table:table-row table:style-name="ro1">
          <table:table-cell office:value-type="float" office:value="2.54210392" calcext:value-type="float">
            <text:p>2.54210392</text:p>
          </table:table-cell>
        </table:table-row>
        <table:table-row table:style-name="ro1">
          <table:table-cell office:value-type="float" office:value="2.45433601" calcext:value-type="float">
            <text:p>2.45433601</text:p>
          </table:table-cell>
        </table:table-row>
        <table:table-row table:style-name="ro1">
          <table:table-cell office:value-type="float" office:value="2.43917034" calcext:value-type="float">
            <text:p>2.43917034</text:p>
          </table:table-cell>
        </table:table-row>
        <table:table-row table:style-name="ro1">
          <table:table-cell office:value-type="float" office:value="2.43170675" calcext:value-type="float">
            <text:p>2.43170675</text:p>
          </table:table-cell>
        </table:table-row>
        <table:table-row table:style-name="ro1">
          <table:table-cell office:value-type="float" office:value="2.42529852" calcext:value-type="float">
            <text:p>2.42529852</text:p>
          </table:table-cell>
        </table:table-row>
        <table:table-row table:style-name="ro1">
          <table:table-cell office:value-type="float" office:value="2.41895367" calcext:value-type="float">
            <text:p>2.41895367</text:p>
          </table:table-cell>
        </table:table-row>
        <table:table-row table:style-name="ro1">
          <table:table-cell office:value-type="float" office:value="2.41245259" calcext:value-type="float">
            <text:p>2.41245259</text:p>
          </table:table-cell>
        </table:table-row>
        <table:table-row table:style-name="ro1">
          <table:table-cell office:value-type="float" office:value="2.40571157" calcext:value-type="float">
            <text:p>2.40571157</text:p>
          </table:table-cell>
        </table:table-row>
        <table:table-row table:style-name="ro1">
          <table:table-cell office:value-type="float" office:value="2.39867449" calcext:value-type="float">
            <text:p>2.39867449</text:p>
          </table:table-cell>
        </table:table-row>
        <table:table-row table:style-name="ro1">
          <table:table-cell office:value-type="float" office:value="2.39129183" calcext:value-type="float">
            <text:p>2.39129183</text:p>
          </table:table-cell>
        </table:table-row>
        <table:table-row table:style-name="ro1">
          <table:table-cell office:value-type="float" office:value="2.38351625" calcext:value-type="float">
            <text:p>2.38351625</text:p>
          </table:table-cell>
        </table:table-row>
        <table:table-row table:style-name="ro1">
          <table:table-cell office:value-type="float" office:value="2.37530163" calcext:value-type="float">
            <text:p>2.37530163</text:p>
          </table:table-cell>
        </table:table-row>
        <table:table-row table:style-name="ro1">
          <table:table-cell office:value-type="float" office:value="2.36660306" calcext:value-type="float">
            <text:p>2.36660306</text:p>
          </table:table-cell>
        </table:table-row>
        <table:table-row table:style-name="ro1">
          <table:table-cell office:value-type="float" office:value="2.35737706" calcext:value-type="float">
            <text:p>2.35737706</text:p>
          </table:table-cell>
        </table:table-row>
        <table:table-row table:style-name="ro1">
          <table:table-cell office:value-type="float" office:value="2.34758199" calcext:value-type="float">
            <text:p>2.34758199</text:p>
          </table:table-cell>
        </table:table-row>
        <table:table-row table:style-name="ro1">
          <table:table-cell office:value-type="float" office:value="2.33717855" calcext:value-type="float">
            <text:p>2.33717855</text:p>
          </table:table-cell>
        </table:table-row>
        <table:table-row table:style-name="ro1">
          <table:table-cell office:value-type="float" office:value="2.32613042" calcext:value-type="float">
            <text:p>2.32613042</text:p>
          </table:table-cell>
        </table:table-row>
        <table:table-row table:style-name="ro1">
          <table:table-cell office:value-type="float" office:value="2.31440485" calcext:value-type="float">
            <text:p>2.31440485</text:p>
          </table:table-cell>
        </table:table-row>
        <table:table-row table:style-name="ro1">
          <table:table-cell office:value-type="float" office:value="2.30197346" calcext:value-type="float">
            <text:p>2.30197346</text:p>
          </table:table-cell>
        </table:table-row>
        <table:table-row table:style-name="ro1">
          <table:table-cell office:value-type="float" office:value="2.28881295" calcext:value-type="float">
            <text:p>2.28881295</text:p>
          </table:table-cell>
        </table:table-row>
        <table:table-row table:style-name="ro1">
          <table:table-cell office:value-type="float" office:value="2.27490587" calcext:value-type="float">
            <text:p>2.27490587</text:p>
          </table:table-cell>
        </table:table-row>
        <table:table-row table:style-name="ro1">
          <table:table-cell office:value-type="float" office:value="2.26024135" calcext:value-type="float">
            <text:p>2.26024135</text:p>
          </table:table-cell>
        </table:table-row>
        <table:table-row table:style-name="ro1">
          <table:table-cell office:value-type="float" office:value="2.24481583" calcext:value-type="float">
            <text:p>2.24481583</text:p>
          </table:table-cell>
        </table:table-row>
        <table:table-row table:style-name="ro1">
          <table:table-cell office:value-type="float" office:value="2.22863353" calcext:value-type="float">
            <text:p>2.22863353</text:p>
          </table:table-cell>
        </table:table-row>
        <table:table-row table:style-name="ro1">
          <table:table-cell office:value-type="float" office:value="2.21170699" calcext:value-type="float">
            <text:p>2.21170699</text:p>
          </table:table-cell>
        </table:table-row>
        <table:table-row table:style-name="ro1">
          <table:table-cell office:value-type="float" office:value="2.19405723" calcext:value-type="float">
            <text:p>2.19405723</text:p>
          </table:table-cell>
        </table:table-row>
        <table:table-row table:style-name="ro1">
          <table:table-cell office:value-type="float" office:value="2.17571382" calcext:value-type="float">
            <text:p>2.17571382</text:p>
          </table:table-cell>
        </table:table-row>
        <table:table-row table:style-name="ro1">
          <table:table-cell office:value-type="float" office:value="2.15671466" calcext:value-type="float">
            <text:p>2.15671466</text:p>
          </table:table-cell>
        </table:table-row>
        <table:table-row table:style-name="ro1">
          <table:table-cell office:value-type="float" office:value="2.13710551" calcext:value-type="float">
            <text:p>2.13710551</text:p>
          </table:table-cell>
        </table:table-row>
        <table:table-row table:style-name="ro1">
          <table:table-cell office:value-type="float" office:value="2.11693931" calcext:value-type="float">
            <text:p>2.11693931</text:p>
          </table:table-cell>
        </table:table-row>
        <table:table-row table:style-name="ro1">
          <table:table-cell office:value-type="float" office:value="2.09627522" calcext:value-type="float">
            <text:p>2.09627522</text:p>
          </table:table-cell>
        </table:table-row>
        <table:table-row table:style-name="ro1">
          <table:table-cell office:value-type="float" office:value="2.07517752" calcext:value-type="float">
            <text:p>2.07517752</text:p>
          </table:table-cell>
        </table:table-row>
        <table:table-row table:style-name="ro1">
          <table:table-cell office:value-type="float" office:value="2.05371432" calcext:value-type="float">
            <text:p>2.05371432</text:p>
          </table:table-cell>
        </table:table-row>
        <table:table-row table:style-name="ro1">
          <table:table-cell office:value-type="float" office:value="2.03195623" calcext:value-type="float">
            <text:p>2.03195623</text:p>
          </table:table-cell>
        </table:table-row>
        <table:table-row table:style-name="ro1">
          <table:table-cell office:value-type="float" office:value="2.00997502" calcext:value-type="float">
            <text:p>2.00997502</text:p>
          </table:table-cell>
        </table:table-row>
        <table:table-row table:style-name="ro1">
          <table:table-cell office:value-type="float" office:value="1.98784225" calcext:value-type="float">
            <text:p>1.98784225</text:p>
          </table:table-cell>
        </table:table-row>
        <table:table-row table:style-name="ro1">
          <table:table-cell office:value-type="float" office:value="1.96562809" calcext:value-type="float">
            <text:p>1.96562809</text:p>
          </table:table-cell>
        </table:table-row>
        <table:table-row table:style-name="ro1">
          <table:table-cell office:value-type="float" office:value="1.9434002" calcext:value-type="float">
            <text:p>1.9434002</text:p>
          </table:table-cell>
        </table:table-row>
        <table:table-row table:style-name="ro1">
          <table:table-cell office:value-type="float" office:value="1.92122287" calcext:value-type="float">
            <text:p>1.92122287</text:p>
          </table:table-cell>
        </table:table-row>
        <table:table-row table:style-name="ro1">
          <table:table-cell office:value-type="float" office:value="1.89915625" calcext:value-type="float">
            <text:p>1.89915625</text:p>
          </table:table-cell>
        </table:table-row>
        <table:table-row table:style-name="ro1">
          <table:table-cell office:value-type="float" office:value="1.87725578" calcext:value-type="float">
            <text:p>1.87725578</text:p>
          </table:table-cell>
        </table:table-row>
        <table:table-row table:style-name="ro1">
          <table:table-cell office:value-type="float" office:value="1.85557191" calcext:value-type="float">
            <text:p>1.85557191</text:p>
          </table:table-cell>
        </table:table-row>
        <table:table-row table:style-name="ro1">
          <table:table-cell office:value-type="float" office:value="1.83414977" calcext:value-type="float">
            <text:p>1.83414977</text:p>
          </table:table-cell>
        </table:table-row>
        <table:table-row table:style-name="ro1">
          <table:table-cell office:value-type="float" office:value="1.81302917" calcext:value-type="float">
            <text:p>1.81302917</text:p>
          </table:table-cell>
        </table:table-row>
        <table:table-row table:style-name="ro1">
          <table:table-cell office:value-type="float" office:value="1.7922446" calcext:value-type="float">
            <text:p>1.7922446</text:p>
          </table:table-cell>
        </table:table-row>
        <table:table-row table:style-name="ro1">
          <table:table-cell office:value-type="float" office:value="1.77182532" calcext:value-type="float">
            <text:p>1.77182532</text:p>
          </table:table-cell>
        </table:table-row>
        <table:table-row table:style-name="ro1">
          <table:table-cell office:value-type="float" office:value="1.75179554" calcext:value-type="float">
            <text:p>1.75179554</text:p>
          </table:table-cell>
        </table:table-row>
        <table:table-row table:style-name="ro1">
          <table:table-cell office:value-type="float" office:value="1.73217467" calcext:value-type="float">
            <text:p>1.73217467</text:p>
          </table:table-cell>
        </table:table-row>
        <table:table-row table:style-name="ro1">
          <table:table-cell office:value-type="float" office:value="1.71297753" calcext:value-type="float">
            <text:p>1.71297753</text:p>
          </table:table-cell>
        </table:table-row>
        <table:table-row table:style-name="ro1">
          <table:table-cell office:value-type="float" office:value="1.69421468" calcext:value-type="float">
            <text:p>1.69421468</text:p>
          </table:table-cell>
        </table:table-row>
        <table:table-row table:style-name="ro1">
          <table:table-cell office:value-type="float" office:value="1.67589269" calcext:value-type="float">
            <text:p>1.67589269</text:p>
          </table:table-cell>
        </table:table-row>
        <table:table-row table:style-name="ro1">
          <table:table-cell office:value-type="float" office:value="1.65801449" calcext:value-type="float">
            <text:p>1.65801449</text:p>
          </table:table-cell>
        </table:table-row>
        <table:table-row table:style-name="ro1">
          <table:table-cell office:value-type="float" office:value="1.64057965" calcext:value-type="float">
            <text:p>1.64057965</text:p>
          </table:table-cell>
        </table:table-row>
        <table:table-row table:style-name="ro1">
          <table:table-cell office:value-type="float" office:value="1.62358477" calcext:value-type="float">
            <text:p>1.62358477</text:p>
          </table:table-cell>
        </table:table-row>
        <table:table-row table:style-name="ro1">
          <table:table-cell office:value-type="float" office:value="1.60702377" calcext:value-type="float">
            <text:p>1.60702377</text:p>
          </table:table-cell>
        </table:table-row>
        <table:table-row table:style-name="ro1">
          <table:table-cell office:value-type="float" office:value="1.59088826" calcext:value-type="float">
            <text:p>1.59088826</text:p>
          </table:table-cell>
        </table:table-row>
        <table:table-row table:style-name="ro1">
          <table:table-cell office:value-type="float" office:value="1.57516783" calcext:value-type="float">
            <text:p>1.57516783</text:p>
          </table:table-cell>
        </table:table-row>
        <table:table-row table:style-name="ro1">
          <table:table-cell office:value-type="float" office:value="1.55985043" calcext:value-type="float">
            <text:p>1.55985043</text:p>
          </table:table-cell>
        </table:table-row>
        <table:table-row table:style-name="ro1">
          <table:table-cell office:value-type="float" office:value="1.5449226" calcext:value-type="float">
            <text:p>1.5449226</text:p>
          </table:table-cell>
        </table:table-row>
        <table:table-row table:style-name="ro1">
          <table:table-cell office:value-type="float" office:value="1.53036983" calcext:value-type="float">
            <text:p>1.53036983</text:p>
          </table:table-cell>
        </table:table-row>
        <table:table-row table:style-name="ro1">
          <table:table-cell office:value-type="float" office:value="1.51617679" calcext:value-type="float">
            <text:p>1.51617679</text:p>
          </table:table-cell>
        </table:table-row>
        <table:table-row table:style-name="ro1">
          <table:table-cell office:value-type="float" office:value="1.50232758" calcext:value-type="float">
            <text:p>1.50232758</text:p>
          </table:table-cell>
        </table:table-row>
        <table:table-row table:style-name="ro1">
          <table:table-cell office:value-type="float" office:value="1.48880596" calcext:value-type="float">
            <text:p>1.48880596</text:p>
          </table:table-cell>
        </table:table-row>
        <table:table-row table:style-name="ro1">
          <table:table-cell office:value-type="float" office:value="1.47559559" calcext:value-type="float">
            <text:p>1.47559559</text:p>
          </table:table-cell>
        </table:table-row>
        <table:table-row table:style-name="ro1">
          <table:table-cell office:value-type="float" office:value="1.46268013" calcext:value-type="float">
            <text:p>1.46268013</text:p>
          </table:table-cell>
        </table:table-row>
        <table:table-row table:style-name="ro1">
          <table:table-cell office:value-type="float" office:value="1.45004347" calcext:value-type="float">
            <text:p>1.45004347</text:p>
          </table:table-cell>
        </table:table-row>
        <table:table-row table:style-name="ro1">
          <table:table-cell office:value-type="float" office:value="1.43766979" calcext:value-type="float">
            <text:p>1.43766979</text:p>
          </table:table-cell>
        </table:table-row>
        <table:table-row table:style-name="ro1">
          <table:table-cell office:value-type="float" office:value="1.42554375" calcext:value-type="float">
            <text:p>1.42554375</text:p>
          </table:table-cell>
        </table:table-row>
        <table:table-row table:style-name="ro1">
          <table:table-cell office:value-type="float" office:value="1.4136505" calcext:value-type="float">
            <text:p>1.4136505</text:p>
          </table:table-cell>
        </table:table-row>
        <table:table-row table:style-name="ro1">
          <table:table-cell office:value-type="float" office:value="1.40197578" calcext:value-type="float">
            <text:p>1.40197578</text:p>
          </table:table-cell>
        </table:table-row>
        <table:table-row table:style-name="ro1">
          <table:table-cell office:value-type="float" office:value="1.39050599" calcext:value-type="float">
            <text:p>1.39050599</text:p>
          </table:table-cell>
        </table:table-row>
        <table:table-row table:style-name="ro1">
          <table:table-cell office:value-type="float" office:value="1.37922822" calcext:value-type="float">
            <text:p>1.37922822</text:p>
          </table:table-cell>
        </table:table-row>
        <table:table-row table:style-name="ro1">
          <table:table-cell office:value-type="float" office:value="1.36813026" calcext:value-type="float">
            <text:p>1.36813026</text:p>
          </table:table-cell>
        </table:table-row>
        <table:table-row table:style-name="ro1">
          <table:table-cell office:value-type="float" office:value="1.3572006" calcext:value-type="float">
            <text:p>1.3572006</text:p>
          </table:table-cell>
        </table:table-row>
        <table:table-row table:style-name="ro1">
          <table:table-cell office:value-type="float" office:value="1.3464285" calcext:value-type="float">
            <text:p>1.3464285</text:p>
          </table:table-cell>
        </table:table-row>
        <table:table-row table:style-name="ro1">
          <table:table-cell office:value-type="float" office:value="1.33580391" calcext:value-type="float">
            <text:p>1.33580391</text:p>
          </table:table-cell>
        </table:table-row>
        <table:table-row table:style-name="ro1">
          <table:table-cell office:value-type="float" office:value="1.32531751" calcext:value-type="float">
            <text:p>1.32531751</text:p>
          </table:table-cell>
        </table:table-row>
        <table:table-row table:style-name="ro1">
          <table:table-cell office:value-type="float" office:value="1.31496067" calcext:value-type="float">
            <text:p>1.31496067</text:p>
          </table:table-cell>
        </table:table-row>
        <table:table-row table:style-name="ro1">
          <table:table-cell office:value-type="float" office:value="1.30472544" calcext:value-type="float">
            <text:p>1.30472544</text:p>
          </table:table-cell>
        </table:table-row>
        <table:table-row table:style-name="ro1">
          <table:table-cell office:value-type="float" office:value="1.2946045" calcext:value-type="float">
            <text:p>1.2946045</text:p>
          </table:table-cell>
        </table:table-row>
        <table:table-row table:style-name="ro1">
          <table:table-cell office:value-type="float" office:value="1.2845912" calcext:value-type="float">
            <text:p>1.2845912</text:p>
          </table:table-cell>
        </table:table-row>
        <table:table-row table:style-name="ro1">
          <table:table-cell office:value-type="float" office:value="1.27467944" calcext:value-type="float">
            <text:p>1.27467944</text:p>
          </table:table-cell>
        </table:table-row>
        <table:table-row table:style-name="ro1">
          <table:table-cell office:value-type="float" office:value="1.26486373" calcext:value-type="float">
            <text:p>1.26486373</text:p>
          </table:table-cell>
        </table:table-row>
        <table:table-row table:style-name="ro1">
          <table:table-cell office:value-type="float" office:value="1.25513908" calcext:value-type="float">
            <text:p>1.25513908</text:p>
          </table:table-cell>
        </table:table-row>
        <table:table-row table:style-name="ro1">
          <table:table-cell office:value-type="float" office:value="1.24550103" calcext:value-type="float">
            <text:p>1.24550103</text:p>
          </table:table-cell>
        </table:table-row>
        <table:table-row table:style-name="ro1">
          <table:table-cell office:value-type="float" office:value="1.2359456" calcext:value-type="float">
            <text:p>1.2359456</text:p>
          </table:table-cell>
        </table:table-row>
        <table:table-row table:style-name="ro1">
          <table:table-cell office:value-type="float" office:value="1.22646923" calcext:value-type="float">
            <text:p>1.22646923</text:p>
          </table:table-cell>
        </table:table-row>
        <table:table-row table:style-name="ro1">
          <table:table-cell office:value-type="float" office:value="1.21706879" calcext:value-type="float">
            <text:p>1.21706879</text:p>
          </table:table-cell>
        </table:table-row>
        <table:table-row table:style-name="ro1">
          <table:table-cell office:value-type="float" office:value="1.20774154" calcext:value-type="float">
            <text:p>1.20774154</text:p>
          </table:table-cell>
        </table:table-row>
        <table:table-row table:style-name="ro1">
          <table:table-cell office:value-type="float" office:value="1.1984851" calcext:value-type="float">
            <text:p>1.1984851</text:p>
          </table:table-cell>
        </table:table-row>
        <table:table-row table:style-name="ro1">
          <table:table-cell office:value-type="float" office:value="1.18929738" calcext:value-type="float">
            <text:p>1.18929738</text:p>
          </table:table-cell>
        </table:table-row>
        <table:table-row table:style-name="ro1">
          <table:table-cell office:value-type="float" office:value="1.18017665" calcext:value-type="float">
            <text:p>1.18017665</text:p>
          </table:table-cell>
        </table:table-row>
        <table:table-row table:style-name="ro1">
          <table:table-cell office:value-type="float" office:value="1.1711214" calcext:value-type="float">
            <text:p>1.1711214</text:p>
          </table:table-cell>
        </table:table-row>
        <table:table-row table:style-name="ro1">
          <table:table-cell office:value-type="float" office:value="1.16213041" calcext:value-type="float">
            <text:p>1.16213041</text:p>
          </table:table-cell>
        </table:table-row>
        <table:table-row table:style-name="ro1">
          <table:table-cell office:value-type="float" office:value="1.15320265" calcext:value-type="float">
            <text:p>1.15320265</text:p>
          </table:table-cell>
        </table:table-row>
        <table:table-row table:style-name="ro1">
          <table:table-cell office:value-type="float" office:value="1.14433733" calcext:value-type="float">
            <text:p>1.14433733</text:p>
          </table:table-cell>
        </table:table-row>
        <table:table-row table:style-name="ro1">
          <table:table-cell office:value-type="float" office:value="1.13553381" calcext:value-type="float">
            <text:p>1.13553381</text:p>
          </table:table-cell>
        </table:table-row>
        <table:table-row table:style-name="ro1">
          <table:table-cell office:value-type="float" office:value="1.12679163" calcext:value-type="float">
            <text:p>1.12679163</text:p>
          </table:table-cell>
        </table:table-row>
        <table:table-row table:style-name="ro1">
          <table:table-cell office:value-type="float" office:value="1.11811045" calcext:value-type="float">
            <text:p>1.11811045</text:p>
          </table:table-cell>
        </table:table-row>
        <table:table-row table:style-name="ro1">
          <table:table-cell office:value-type="float" office:value="1.10949007" calcext:value-type="float">
            <text:p>1.10949007</text:p>
          </table:table-cell>
        </table:table-row>
        <table:table-row table:style-name="ro1">
          <table:table-cell office:value-type="float" office:value="1.1009304" calcext:value-type="float">
            <text:p>1.1009304</text:p>
          </table:table-cell>
        </table:table-row>
        <table:table-row table:style-name="ro1">
          <table:table-cell office:value-type="float" office:value="1.09243141" calcext:value-type="float">
            <text:p>1.09243141</text:p>
          </table:table-cell>
        </table:table-row>
        <table:table-row table:style-name="ro1">
          <table:table-cell office:value-type="float" office:value="1.08399316" calcext:value-type="float">
            <text:p>1.08399316</text:p>
          </table:table-cell>
        </table:table-row>
        <table:table-row table:style-name="ro1">
          <table:table-cell office:value-type="float" office:value="1.07561579" calcext:value-type="float">
            <text:p>1.07561579</text:p>
          </table:table-cell>
        </table:table-row>
        <table:table-row table:style-name="ro1">
          <table:table-cell office:value-type="float" office:value="1.06729946" calcext:value-type="float">
            <text:p>1.06729946</text:p>
          </table:table-cell>
        </table:table-row>
        <table:table-row table:style-name="ro1">
          <table:table-cell office:value-type="float" office:value="1.05904436" calcext:value-type="float">
            <text:p>1.05904436</text:p>
          </table:table-cell>
        </table:table-row>
        <table:table-row table:style-name="ro1">
          <table:table-cell office:value-type="float" office:value="1.05085074" calcext:value-type="float">
            <text:p>1.05085074</text:p>
          </table:table-cell>
        </table:table-row>
        <table:table-row table:style-name="ro1">
          <table:table-cell office:value-type="float" office:value="1.04271883" calcext:value-type="float">
            <text:p>1.04271883</text:p>
          </table:table-cell>
        </table:table-row>
        <table:table-row table:style-name="ro1">
          <table:table-cell office:value-type="float" office:value="1.0346489" calcext:value-type="float">
            <text:p>1.0346489</text:p>
          </table:table-cell>
        </table:table-row>
        <table:table-row table:style-name="ro1">
          <table:table-cell office:value-type="float" office:value="1.02664118" calcext:value-type="float">
            <text:p>1.02664118</text:p>
          </table:table-cell>
        </table:table-row>
        <table:table-row table:style-name="ro1">
          <table:table-cell office:value-type="float" office:value="1.01869592" calcext:value-type="float">
            <text:p>1.01869592</text:p>
          </table:table-cell>
        </table:table-row>
        <table:table-row table:style-name="ro1">
          <table:table-cell office:value-type="float" office:value="1.01081336" calcext:value-type="float">
            <text:p>1.01081336</text:p>
          </table:table-cell>
        </table:table-row>
        <table:table-row table:style-name="ro1">
          <table:table-cell office:value-type="float" office:value="1.00299371" calcext:value-type="float">
            <text:p>1.00299371</text:p>
          </table:table-cell>
        </table:table-row>
        <table:table-row table:style-name="ro1">
          <table:table-cell office:value-type="float" office:value="0.99523715" calcext:value-type="float">
            <text:p>0.99523715</text:p>
          </table:table-cell>
        </table:table-row>
        <table:table-row table:style-name="ro1">
          <table:table-cell office:value-type="float" office:value="0.98754386" calcext:value-type="float">
            <text:p>0.98754386</text:p>
          </table:table-cell>
        </table:table-row>
        <table:table-row table:style-name="ro1">
          <table:table-cell office:value-type="float" office:value="0.97991397" calcext:value-type="float">
            <text:p>0.97991397</text:p>
          </table:table-cell>
        </table:table-row>
        <table:table-row table:style-name="ro1">
          <table:table-cell office:value-type="float" office:value="0.97234759" calcext:value-type="float">
            <text:p>0.97234759</text:p>
          </table:table-cell>
        </table:table-row>
        <table:table-row table:style-name="ro1">
          <table:table-cell office:value-type="float" office:value="0.96484479" calcext:value-type="float">
            <text:p>0.96484479</text:p>
          </table:table-cell>
        </table:table-row>
        <table:table-row table:style-name="ro1">
          <table:table-cell office:value-type="float" office:value="0.95740561" calcext:value-type="float">
            <text:p>0.95740561</text:p>
          </table:table-cell>
        </table:table-row>
        <table:table-row table:style-name="ro1">
          <table:table-cell office:value-type="float" office:value="0.95003007" calcext:value-type="float">
            <text:p>0.95003007</text:p>
          </table:table-cell>
        </table:table-row>
        <table:table-row table:style-name="ro1">
          <table:table-cell office:value-type="float" office:value="0.94271813" calcext:value-type="float">
            <text:p>0.94271813</text:p>
          </table:table-cell>
        </table:table-row>
        <table:table-row table:style-name="ro1">
          <table:table-cell office:value-type="float" office:value="0.93546973" calcext:value-type="float">
            <text:p>0.93546973</text:p>
          </table:table-cell>
        </table:table-row>
        <table:table-row table:style-name="ro1">
          <table:table-cell office:value-type="float" office:value="0.92828477" calcext:value-type="float">
            <text:p>0.92828477</text:p>
          </table:table-cell>
        </table:table-row>
        <table:table-row table:style-name="ro1">
          <table:table-cell office:value-type="float" office:value="0.92116314" calcext:value-type="float">
            <text:p>0.92116314</text:p>
          </table:table-cell>
        </table:table-row>
        <table:table-row table:style-name="ro1">
          <table:table-cell office:value-type="float" office:value="0.91410467" calcext:value-type="float">
            <text:p>0.91410467</text:p>
          </table:table-cell>
        </table:table-row>
        <table:table-row table:style-name="ro1">
          <table:table-cell office:value-type="float" office:value="0.90710917" calcext:value-type="float">
            <text:p>0.90710917</text:p>
          </table:table-cell>
        </table:table-row>
        <table:table-row table:style-name="ro1">
          <table:table-cell office:value-type="float" office:value="0.90017642" calcext:value-type="float">
            <text:p>0.90017642</text:p>
          </table:table-cell>
        </table:table-row>
        <table:table-row table:style-name="ro1">
          <table:table-cell office:value-type="float" office:value="0.89330618" calcext:value-type="float">
            <text:p>0.89330618</text:p>
          </table:table-cell>
        </table:table-row>
        <table:table-row table:style-name="ro1">
          <table:table-cell office:value-type="float" office:value="0.88649817" calcext:value-type="float">
            <text:p>0.88649817</text:p>
          </table:table-cell>
        </table:table-row>
        <table:table-row table:style-name="ro1">
          <table:table-cell office:value-type="float" office:value="0.87975211" calcext:value-type="float">
            <text:p>0.87975211</text:p>
          </table:table-cell>
        </table:table-row>
        <table:table-row table:style-name="ro1">
          <table:table-cell office:value-type="float" office:value="0.87306766" calcext:value-type="float">
            <text:p>0.87306766</text:p>
          </table:table-cell>
        </table:table-row>
        <table:table-row table:style-name="ro1">
          <table:table-cell office:value-type="float" office:value="0.8664445" calcext:value-type="float">
            <text:p>0.8664445</text:p>
          </table:table-cell>
        </table:table-row>
        <table:table-row table:style-name="ro1">
          <table:table-cell office:value-type="float" office:value="0.85988226" calcext:value-type="float">
            <text:p>0.85988226</text:p>
          </table:table-cell>
        </table:table-row>
        <table:table-row table:style-name="ro1">
          <table:table-cell office:value-type="float" office:value="0.85338057" calcext:value-type="float">
            <text:p>0.85338057</text:p>
          </table:table-cell>
        </table:table-row>
        <table:table-row table:style-name="ro1">
          <table:table-cell office:value-type="float" office:value="0.84693905" calcext:value-type="float">
            <text:p>0.84693905</text:p>
          </table:table-cell>
        </table:table-row>
        <table:table-row table:style-name="ro1">
          <table:table-cell office:value-type="float" office:value="0.84055728" calcext:value-type="float">
            <text:p>0.84055728</text:p>
          </table:table-cell>
        </table:table-row>
        <table:table-row table:style-name="ro1">
          <table:table-cell office:value-type="float" office:value="0.83423485" calcext:value-type="float">
            <text:p>0.83423485</text:p>
          </table:table-cell>
        </table:table-row>
        <table:table-row table:style-name="ro1">
          <table:table-cell office:value-type="float" office:value="0.82797135" calcext:value-type="float">
            <text:p>0.82797135</text:p>
          </table:table-cell>
        </table:table-row>
        <table:table-row table:style-name="ro1">
          <table:table-cell office:value-type="float" office:value="0.82176633" calcext:value-type="float">
            <text:p>0.82176633</text:p>
          </table:table-cell>
        </table:table-row>
        <table:table-row table:style-name="ro1">
          <table:table-cell office:value-type="float" office:value="0.81561935" calcext:value-type="float">
            <text:p>0.81561935</text:p>
          </table:table-cell>
        </table:table-row>
        <table:table-row table:style-name="ro1">
          <table:table-cell office:value-type="float" office:value="0.80952998" calcext:value-type="float">
            <text:p>0.80952998</text:p>
          </table:table-cell>
        </table:table-row>
        <table:table-row table:style-name="ro1">
          <table:table-cell office:value-type="float" office:value="0.80349775" calcext:value-type="float">
            <text:p>0.80349775</text:p>
          </table:table-cell>
        </table:table-row>
        <table:table-row table:style-name="ro1">
          <table:table-cell office:value-type="float" office:value="0.79752221" calcext:value-type="float">
            <text:p>0.79752221</text:p>
          </table:table-cell>
        </table:table-row>
        <table:table-row table:style-name="ro1">
          <table:table-cell office:value-type="float" office:value="0.79160291" calcext:value-type="float">
            <text:p>0.79160291</text:p>
          </table:table-cell>
        </table:table-row>
        <table:table-row table:style-name="ro1">
          <table:table-cell office:value-type="float" office:value="0.78573939" calcext:value-type="float">
            <text:p>0.78573939</text:p>
          </table:table-cell>
        </table:table-row>
        <table:table-row table:style-name="ro1">
          <table:table-cell office:value-type="float" office:value="0.77993118" calcext:value-type="float">
            <text:p>0.77993118</text:p>
          </table:table-cell>
        </table:table-row>
        <table:table-row table:style-name="ro1">
          <table:table-cell office:value-type="float" office:value="0.77417783" calcext:value-type="float">
            <text:p>0.77417783</text:p>
          </table:table-cell>
        </table:table-row>
        <table:table-row table:style-name="ro1">
          <table:table-cell office:value-type="float" office:value="0.76847888" calcext:value-type="float">
            <text:p>0.76847888</text:p>
          </table:table-cell>
        </table:table-row>
        <table:table-row table:style-name="ro1">
          <table:table-cell office:value-type="float" office:value="0.76283387" calcext:value-type="float">
            <text:p>0.76283387</text:p>
          </table:table-cell>
        </table:table-row>
        <table:table-row table:style-name="ro1">
          <table:table-cell office:value-type="float" office:value="0.75724234" calcext:value-type="float">
            <text:p>0.75724234</text:p>
          </table:table-cell>
        </table:table-row>
        <table:table-row table:style-name="ro1">
          <table:table-cell office:value-type="float" office:value="0.75170384" calcext:value-type="float">
            <text:p>0.75170384</text:p>
          </table:table-cell>
        </table:table-row>
        <table:table-row table:style-name="ro1">
          <table:table-cell office:value-type="float" office:value="0.74621792" calcext:value-type="float">
            <text:p>0.74621792</text:p>
          </table:table-cell>
        </table:table-row>
        <table:table-row table:style-name="ro1">
          <table:table-cell office:value-type="float" office:value="0.74078412" calcext:value-type="float">
            <text:p>0.74078412</text:p>
          </table:table-cell>
        </table:table-row>
        <table:table-row table:style-name="ro1">
          <table:table-cell office:value-type="float" office:value="0.73540201" calcext:value-type="float">
            <text:p>0.73540201</text:p>
          </table:table-cell>
        </table:table-row>
        <table:table-row table:style-name="ro1">
          <table:table-cell office:value-type="float" office:value="0.73007114" calcext:value-type="float">
            <text:p>0.73007114</text:p>
          </table:table-cell>
        </table:table-row>
        <table:table-row table:style-name="ro1">
          <table:table-cell office:value-type="float" office:value="0.72479106" calcext:value-type="float">
            <text:p>0.72479106</text:p>
          </table:table-cell>
        </table:table-row>
        <table:table-row table:style-name="ro1">
          <table:table-cell office:value-type="float" office:value="0.71956134" calcext:value-type="float">
            <text:p>0.71956134</text:p>
          </table:table-cell>
        </table:table-row>
        <table:table-row table:style-name="ro1">
          <table:table-cell office:value-type="float" office:value="0.71438155" calcext:value-type="float">
            <text:p>0.71438155</text:p>
          </table:table-cell>
        </table:table-row>
        <table:table-row table:style-name="ro1">
          <table:table-cell office:value-type="float" office:value="0.70925124" calcext:value-type="float">
            <text:p>0.70925124</text:p>
          </table:table-cell>
        </table:table-row>
        <table:table-row table:style-name="ro1">
          <table:table-cell office:value-type="float" office:value="0.70417" calcext:value-type="float">
            <text:p>0.70417</text:p>
          </table:table-cell>
        </table:table-row>
        <table:table-row table:style-name="ro1">
          <table:table-cell office:value-type="float" office:value="0.69913739" calcext:value-type="float">
            <text:p>0.69913739</text:p>
          </table:table-cell>
        </table:table-row>
        <table:table-row table:style-name="ro1">
          <table:table-cell office:value-type="float" office:value="0.69415298" calcext:value-type="float">
            <text:p>0.69415298</text:p>
          </table:table-cell>
        </table:table-row>
        <table:table-row table:style-name="ro1">
          <table:table-cell office:value-type="float" office:value="0.68921637" calcext:value-type="float">
            <text:p>0.68921637</text:p>
          </table:table-cell>
        </table:table-row>
        <table:table-row table:style-name="ro1">
          <table:table-cell office:value-type="float" office:value="0.68432711" calcext:value-type="float">
            <text:p>0.68432711</text:p>
          </table:table-cell>
        </table:table-row>
        <table:table-row table:style-name="ro1">
          <table:table-cell office:value-type="float" office:value="0.6794848" calcext:value-type="float">
            <text:p>0.6794848</text:p>
          </table:table-cell>
        </table:table-row>
        <table:table-row table:style-name="ro1">
          <table:table-cell office:value-type="float" office:value="0.67468902" calcext:value-type="float">
            <text:p>0.67468902</text:p>
          </table:table-cell>
        </table:table-row>
        <table:table-row table:style-name="ro1">
          <table:table-cell office:value-type="float" office:value="0.66993934" calcext:value-type="float">
            <text:p>0.66993934</text:p>
          </table:table-cell>
        </table:table-row>
        <table:table-row table:style-name="ro1">
          <table:table-cell office:value-type="float" office:value="0.66523537" calcext:value-type="float">
            <text:p>0.66523537</text:p>
          </table:table-cell>
        </table:table-row>
        <table:table-row table:style-name="ro1">
          <table:table-cell office:value-type="float" office:value="0.66057667" calcext:value-type="float">
            <text:p>0.66057667</text:p>
          </table:table-cell>
        </table:table-row>
        <table:table-row table:style-name="ro1">
          <table:table-cell office:value-type="float" office:value="0.65596284" calcext:value-type="float">
            <text:p>0.65596284</text:p>
          </table:table-cell>
        </table:table-row>
        <table:table-row table:style-name="ro1">
          <table:table-cell office:value-type="float" office:value="0.65139347" calcext:value-type="float">
            <text:p>0.65139347</text:p>
          </table:table-cell>
        </table:table-row>
        <table:table-row table:style-name="ro1">
          <table:table-cell office:value-type="float" office:value="0.64686815" calcext:value-type="float">
            <text:p>0.64686815</text:p>
          </table:table-cell>
        </table:table-row>
        <table:table-row table:style-name="ro1">
          <table:table-cell office:value-type="float" office:value="0.64238645" calcext:value-type="float">
            <text:p>0.64238645</text:p>
          </table:table-cell>
        </table:table-row>
        <table:table-row table:style-name="ro1">
          <table:table-cell office:value-type="float" office:value="0.63794798" calcext:value-type="float">
            <text:p>0.63794798</text:p>
          </table:table-cell>
        </table:table-row>
        <table:table-row table:style-name="ro1">
          <table:table-cell office:value-type="float" office:value="0.63355232" calcext:value-type="float">
            <text:p>0.63355232</text:p>
          </table:table-cell>
        </table:table-row>
        <table:table-row table:style-name="ro1">
          <table:table-cell office:value-type="float" office:value="0.62919906" calcext:value-type="float">
            <text:p>0.62919906</text:p>
          </table:table-cell>
        </table:table-row>
        <table:table-row table:style-name="ro1">
          <table:table-cell office:value-type="float" office:value="0.62488779" calcext:value-type="float">
            <text:p>0.62488779</text:p>
          </table:table-cell>
        </table:table-row>
        <table:table-row table:style-name="ro1">
          <table:table-cell office:value-type="float" office:value="0.6206181" calcext:value-type="float">
            <text:p>0.6206181</text:p>
          </table:table-cell>
        </table:table-row>
        <table:table-row table:style-name="ro1">
          <table:table-cell office:value-type="float" office:value="0.61638958" calcext:value-type="float">
            <text:p>0.61638958</text:p>
          </table:table-cell>
        </table:table-row>
        <table:table-row table:style-name="ro1">
          <table:table-cell office:value-type="float" office:value="0.61220182" calcext:value-type="float">
            <text:p>0.61220182</text:p>
          </table:table-cell>
        </table:table-row>
        <table:table-row table:style-name="ro1">
          <table:table-cell office:value-type="float" office:value="0.60805441" calcext:value-type="float">
            <text:p>0.60805441</text:p>
          </table:table-cell>
        </table:table-row>
        <table:table-row table:style-name="ro1">
          <table:table-cell office:value-type="float" office:value="0.60394693" calcext:value-type="float">
            <text:p>0.60394693</text:p>
          </table:table-cell>
        </table:table-row>
        <table:table-row table:style-name="ro1">
          <table:table-cell office:value-type="float" office:value="0.59987899" calcext:value-type="float">
            <text:p>0.59987899</text:p>
          </table:table-cell>
        </table:table-row>
        <table:table-row table:style-name="ro1">
          <table:table-cell office:value-type="float" office:value="0.59585016" calcext:value-type="float">
            <text:p>0.59585016</text:p>
          </table:table-cell>
        </table:table-row>
        <table:table-row table:style-name="ro1">
          <table:table-cell office:value-type="float" office:value="0.59186004" calcext:value-type="float">
            <text:p>0.59186004</text:p>
          </table:table-cell>
        </table:table-row>
        <table:table-row table:style-name="ro1">
          <table:table-cell office:value-type="float" office:value="0.58790822" calcext:value-type="float">
            <text:p>0.58790822</text:p>
          </table:table-cell>
        </table:table-row>
        <table:table-row table:style-name="ro1">
          <table:table-cell office:value-type="float" office:value="0.5839943" calcext:value-type="float">
            <text:p>0.5839943</text:p>
          </table:table-cell>
        </table:table-row>
        <table:table-row table:style-name="ro1">
          <table:table-cell office:value-type="float" office:value="0.58011785" calcext:value-type="float">
            <text:p>0.58011785</text:p>
          </table:table-cell>
        </table:table-row>
        <table:table-row table:style-name="ro1">
          <table:table-cell office:value-type="float" office:value="0.57627848" calcext:value-type="float">
            <text:p>0.57627848</text:p>
          </table:table-cell>
        </table:table-row>
        <table:table-row table:style-name="ro1">
          <table:table-cell office:value-type="float" office:value="0.57247578" calcext:value-type="float">
            <text:p>0.57247578</text:p>
          </table:table-cell>
        </table:table-row>
        <table:table-row table:style-name="ro1">
          <table:table-cell office:value-type="float" office:value="0.56870934" calcext:value-type="float">
            <text:p>0.56870934</text:p>
          </table:table-cell>
        </table:table-row>
        <table:table-row table:style-name="ro1">
          <table:table-cell office:value-type="float" office:value="0.56497876" calcext:value-type="float">
            <text:p>0.56497876</text:p>
          </table:table-cell>
        </table:table-row>
        <table:table-row table:style-name="ro1">
          <table:table-cell office:value-type="float" office:value="0.56128363" calcext:value-type="float">
            <text:p>0.56128363</text:p>
          </table:table-cell>
        </table:table-row>
        <table:table-row table:style-name="ro1">
          <table:table-cell office:value-type="float" office:value="0.55762356" calcext:value-type="float">
            <text:p>0.55762356</text:p>
          </table:table-cell>
        </table:table-row>
        <table:table-row table:style-name="ro1">
          <table:table-cell office:value-type="float" office:value="0.55399814" calcext:value-type="float">
            <text:p>0.55399814</text:p>
          </table:table-cell>
        </table:table-row>
        <table:table-row table:style-name="ro1">
          <table:table-cell office:value-type="float" office:value="0.55040697" calcext:value-type="float">
            <text:p>0.55040697</text:p>
          </table:table-cell>
        </table:table-row>
        <table:table-row table:style-name="ro1">
          <table:table-cell office:value-type="float" office:value="0.54684965" calcext:value-type="float">
            <text:p>0.54684965</text:p>
          </table:table-cell>
        </table:table-row>
        <table:table-row table:style-name="ro1">
          <table:table-cell office:value-type="float" office:value="0.5433258" calcext:value-type="float">
            <text:p>0.5433258</text:p>
          </table:table-cell>
        </table:table-row>
        <table:table-row table:style-name="ro1">
          <table:table-cell office:value-type="float" office:value="0.53983501" calcext:value-type="float">
            <text:p>0.53983501</text:p>
          </table:table-cell>
        </table:table-row>
        <table:table-row table:style-name="ro1">
          <table:table-cell office:value-type="float" office:value="0.53637689" calcext:value-type="float">
            <text:p>0.53637689</text:p>
          </table:table-cell>
        </table:table-row>
        <table:table-row table:style-name="ro1">
          <table:table-cell office:value-type="float" office:value="0.53295107" calcext:value-type="float">
            <text:p>0.53295107</text:p>
          </table:table-cell>
        </table:table-row>
        <table:table-row table:style-name="ro1">
          <table:table-cell office:value-type="float" office:value="0.52955714" calcext:value-type="float">
            <text:p>0.52955714</text:p>
          </table:table-cell>
        </table:table-row>
        <table:table-row table:style-name="ro1">
          <table:table-cell office:value-type="float" office:value="0.52619473" calcext:value-type="float">
            <text:p>0.52619473</text:p>
          </table:table-cell>
        </table:table-row>
        <table:table-row table:style-name="ro1">
          <table:table-cell office:value-type="float" office:value="0.52286346" calcext:value-type="float">
            <text:p>0.52286346</text:p>
          </table:table-cell>
        </table:table-row>
        <table:table-row table:style-name="ro1">
          <table:table-cell office:value-type="float" office:value="0.51956294" calcext:value-type="float">
            <text:p>0.51956294</text:p>
          </table:table-cell>
        </table:table-row>
        <table:table-row table:style-name="ro1">
          <table:table-cell office:value-type="float" office:value="0.51629281" calcext:value-type="float">
            <text:p>0.51629281</text:p>
          </table:table-cell>
        </table:table-row>
        <table:table-row table:style-name="ro1">
          <table:table-cell office:value-type="float" office:value="0.51305269" calcext:value-type="float">
            <text:p>0.51305269</text:p>
          </table:table-cell>
        </table:table-row>
        <table:table-row table:style-name="ro1">
          <table:table-cell office:value-type="float" office:value="0.50984222" calcext:value-type="float">
            <text:p>0.50984222</text:p>
          </table:table-cell>
        </table:table-row>
        <table:table-row table:style-name="ro1">
          <table:table-cell office:value-type="float" office:value="0.50666102" calcext:value-type="float">
            <text:p>0.50666102</text:p>
          </table:table-cell>
        </table:table-row>
        <table:table-row table:style-name="ro1">
          <table:table-cell office:value-type="float" office:value="0.50350874" calcext:value-type="float">
            <text:p>0.50350874</text:p>
          </table:table-cell>
        </table:table-row>
        <table:table-row table:style-name="ro1">
          <table:table-cell office:value-type="float" office:value="0.50038501" calcext:value-type="float">
            <text:p>0.50038501</text:p>
          </table:table-cell>
        </table:table-row>
        <table:table-row table:style-name="ro1">
          <table:table-cell office:value-type="float" office:value="0.49728949" calcext:value-type="float">
            <text:p>0.49728949</text:p>
          </table:table-cell>
        </table:table-row>
        <table:table-row table:style-name="ro1">
          <table:table-cell office:value-type="float" office:value="0.49422183" calcext:value-type="float">
            <text:p>0.49422183</text:p>
          </table:table-cell>
        </table:table-row>
        <table:table-row table:style-name="ro1">
          <table:table-cell office:value-type="float" office:value="0.49118167" calcext:value-type="float">
            <text:p>0.49118167</text:p>
          </table:table-cell>
        </table:table-row>
        <table:table-row table:style-name="ro1">
          <table:table-cell office:value-type="float" office:value="0.48816867" calcext:value-type="float">
            <text:p>0.48816867</text:p>
          </table:table-cell>
        </table:table-row>
        <table:table-row table:style-name="ro1">
          <table:table-cell office:value-type="float" office:value="0.48518249" calcext:value-type="float">
            <text:p>0.48518249</text:p>
          </table:table-cell>
        </table:table-row>
        <table:table-row table:style-name="ro1">
          <table:table-cell office:value-type="float" office:value="0.48222281" calcext:value-type="float">
            <text:p>0.48222281</text:p>
          </table:table-cell>
        </table:table-row>
        <table:table-row table:style-name="ro1">
          <table:table-cell office:value-type="float" office:value="0.47928928" calcext:value-type="float">
            <text:p>0.47928928</text:p>
          </table:table-cell>
        </table:table-row>
        <table:table-row table:style-name="ro1">
          <table:table-cell office:value-type="float" office:value="0.47638158" calcext:value-type="float">
            <text:p>0.47638158</text:p>
          </table:table-cell>
        </table:table-row>
        <table:table-row table:style-name="ro1">
          <table:table-cell office:value-type="float" office:value="0.47349938" calcext:value-type="float">
            <text:p>0.47349938</text:p>
          </table:table-cell>
        </table:table-row>
        <table:table-row table:style-name="ro1">
          <table:table-cell office:value-type="float" office:value="0.47064238" calcext:value-type="float">
            <text:p>0.47064238</text:p>
          </table:table-cell>
        </table:table-row>
        <table:table-row table:style-name="ro1">
          <table:table-cell office:value-type="float" office:value="0.46781024" calcext:value-type="float">
            <text:p>0.46781024</text:p>
          </table:table-cell>
        </table:table-row>
        <table:table-row table:style-name="ro1">
          <table:table-cell office:value-type="float" office:value="0.46500267" calcext:value-type="float">
            <text:p>0.46500267</text:p>
          </table:table-cell>
        </table:table-row>
        <table:table-row table:style-name="ro1">
          <table:table-cell office:value-type="float" office:value="0.46221936" calcext:value-type="float">
            <text:p>0.46221936</text:p>
          </table:table-cell>
        </table:table-row>
        <table:table-row table:style-name="ro1">
          <table:table-cell office:value-type="float" office:value="0.45946" calcext:value-type="float">
            <text:p>0.45946</text:p>
          </table:table-cell>
        </table:table-row>
        <table:table-row table:style-name="ro1">
          <table:table-cell office:value-type="float" office:value="0.4567243" calcext:value-type="float">
            <text:p>0.4567243</text:p>
          </table:table-cell>
        </table:table-row>
        <table:table-row table:style-name="ro1">
          <table:table-cell office:value-type="float" office:value="0.45401197" calcext:value-type="float">
            <text:p>0.45401197</text:p>
          </table:table-cell>
        </table:table-row>
        <table:table-row table:style-name="ro1">
          <table:table-cell office:value-type="float" office:value="0.45132271" calcext:value-type="float">
            <text:p>0.45132271</text:p>
          </table:table-cell>
        </table:table-row>
        <table:table-row table:style-name="ro1">
          <table:table-cell office:value-type="float" office:value="0.44865624" calcext:value-type="float">
            <text:p>0.44865624</text:p>
          </table:table-cell>
        </table:table-row>
        <table:table-row table:style-name="ro1">
          <table:table-cell office:value-type="float" office:value="0.44601228" calcext:value-type="float">
            <text:p>0.44601228</text:p>
          </table:table-cell>
        </table:table-row>
        <table:table-row table:style-name="ro1">
          <table:table-cell office:value-type="float" office:value="0.44339055" calcext:value-type="float">
            <text:p>0.44339055</text:p>
          </table:table-cell>
        </table:table-row>
        <table:table-row table:style-name="ro1">
          <table:table-cell office:value-type="float" office:value="0.44079078" calcext:value-type="float">
            <text:p>0.44079078</text:p>
          </table:table-cell>
        </table:table-row>
        <table:table-row table:style-name="ro1">
          <table:table-cell office:value-type="float" office:value="0.43821271" calcext:value-type="float">
            <text:p>0.43821271</text:p>
          </table:table-cell>
        </table:table-row>
        <table:table-row table:style-name="ro1">
          <table:table-cell office:value-type="float" office:value="0.43565608" calcext:value-type="float">
            <text:p>0.43565608</text:p>
          </table:table-cell>
        </table:table-row>
        <table:table-row table:style-name="ro1">
          <table:table-cell office:value-type="float" office:value="0.43312061" calcext:value-type="float">
            <text:p>0.43312061</text:p>
          </table:table-cell>
        </table:table-row>
        <table:table-row table:style-name="ro1">
          <table:table-cell office:value-type="float" office:value="0.43060606" calcext:value-type="float">
            <text:p>0.43060606</text:p>
          </table:table-cell>
        </table:table-row>
        <table:table-row table:style-name="ro1">
          <table:table-cell office:value-type="float" office:value="0.42811217" calcext:value-type="float">
            <text:p>0.42811217</text:p>
          </table:table-cell>
        </table:table-row>
        <table:table-row table:style-name="ro1">
          <table:table-cell office:value-type="float" office:value="0.42563871" calcext:value-type="float">
            <text:p>0.42563871</text:p>
          </table:table-cell>
        </table:table-row>
        <table:table-row table:style-name="ro1">
          <table:table-cell office:value-type="float" office:value="0.42318542" calcext:value-type="float">
            <text:p>0.42318542</text:p>
          </table:table-cell>
        </table:table-row>
        <table:table-row table:style-name="ro1">
          <table:table-cell office:value-type="float" office:value="0.42075207" calcext:value-type="float">
            <text:p>0.42075207</text:p>
          </table:table-cell>
        </table:table-row>
        <table:table-row table:style-name="ro1">
          <table:table-cell office:value-type="float" office:value="0.41833843" calcext:value-type="float">
            <text:p>0.41833843</text:p>
          </table:table-cell>
        </table:table-row>
        <table:table-row table:style-name="ro1">
          <table:table-cell office:value-type="float" office:value="0.41594426" calcext:value-type="float">
            <text:p>0.41594426</text:p>
          </table:table-cell>
        </table:table-row>
        <table:table-row table:style-name="ro1">
          <table:table-cell office:value-type="float" office:value="0.41356933" calcext:value-type="float">
            <text:p>0.41356933</text:p>
          </table:table-cell>
        </table:table-row>
        <table:table-row table:style-name="ro1">
          <table:table-cell office:value-type="float" office:value="0.41121343" calcext:value-type="float">
            <text:p>0.41121343</text:p>
          </table:table-cell>
        </table:table-row>
        <table:table-row table:style-name="ro1">
          <table:table-cell office:value-type="float" office:value="0.40887633" calcext:value-type="float">
            <text:p>0.40887633</text:p>
          </table:table-cell>
        </table:table-row>
        <table:table-row table:style-name="ro1">
          <table:table-cell office:value-type="float" office:value="0.40655782" calcext:value-type="float">
            <text:p>0.40655782</text:p>
          </table:table-cell>
        </table:table-row>
        <table:table-row table:style-name="ro1">
          <table:table-cell office:value-type="float" office:value="0.4042577" calcext:value-type="float">
            <text:p>0.4042577</text:p>
          </table:table-cell>
        </table:table-row>
        <table:table-row table:style-name="ro1">
          <table:table-cell office:value-type="float" office:value="0.40197574" calcext:value-type="float">
            <text:p>0.40197574</text:p>
          </table:table-cell>
        </table:table-row>
        <table:table-row table:style-name="ro1">
          <table:table-cell office:value-type="float" office:value="0.39971174" calcext:value-type="float">
            <text:p>0.39971174</text:p>
          </table:table-cell>
        </table:table-row>
        <table:table-row table:style-name="ro1">
          <table:table-cell office:value-type="float" office:value="0.39746551" calcext:value-type="float">
            <text:p>0.39746551</text:p>
          </table:table-cell>
        </table:table-row>
        <table:table-row table:style-name="ro1">
          <table:table-cell office:value-type="float" office:value="0.39523686" calcext:value-type="float">
            <text:p>0.39523686</text:p>
          </table:table-cell>
        </table:table-row>
        <table:table-row table:style-name="ro1">
          <table:table-cell office:value-type="float" office:value="0.39302557" calcext:value-type="float">
            <text:p>0.39302557</text:p>
          </table:table-cell>
        </table:table-row>
        <table:table-row table:style-name="ro1">
          <table:table-cell office:value-type="float" office:value="0.39083147" calcext:value-type="float">
            <text:p>0.39083147</text:p>
          </table:table-cell>
        </table:table-row>
        <table:table-row table:style-name="ro1">
          <table:table-cell office:value-type="float" office:value="0.38865437" calcext:value-type="float">
            <text:p>0.38865437</text:p>
          </table:table-cell>
        </table:table-row>
        <table:table-row table:style-name="ro1">
          <table:table-cell office:value-type="float" office:value="0.38649408" calcext:value-type="float">
            <text:p>0.38649408</text:p>
          </table:table-cell>
        </table:table-row>
        <table:table-row table:style-name="ro1">
          <table:table-cell office:value-type="float" office:value="0.38435042" calcext:value-type="float">
            <text:p>0.38435042</text:p>
          </table:table-cell>
        </table:table-row>
        <table:table-row table:style-name="ro1">
          <table:table-cell office:value-type="float" office:value="0.38222322" calcext:value-type="float">
            <text:p>0.38222322</text:p>
          </table:table-cell>
        </table:table-row>
        <table:table-row table:style-name="ro1">
          <table:table-cell office:value-type="float" office:value="0.3801123" calcext:value-type="float">
            <text:p>0.3801123</text:p>
          </table:table-cell>
        </table:table-row>
        <table:table-row table:style-name="ro1">
          <table:table-cell office:value-type="float" office:value="0.37801749" calcext:value-type="float">
            <text:p>0.37801749</text:p>
          </table:table-cell>
        </table:table-row>
        <table:table-row table:style-name="ro1">
          <table:table-cell office:value-type="float" office:value="0.37593862" calcext:value-type="float">
            <text:p>0.37593862</text:p>
          </table:table-cell>
        </table:table-row>
        <table:table-row table:style-name="ro1">
          <table:table-cell office:value-type="float" office:value="0.37387553" calcext:value-type="float">
            <text:p>0.37387553</text:p>
          </table:table-cell>
        </table:table-row>
        <table:table-row table:style-name="ro1">
          <table:table-cell office:value-type="float" office:value="0.37182805" calcext:value-type="float">
            <text:p>0.37182805</text:p>
          </table:table-cell>
        </table:table-row>
        <table:table-row table:style-name="ro1">
          <table:table-cell office:value-type="float" office:value="0.36979603" calcext:value-type="float">
            <text:p>0.36979603</text:p>
          </table:table-cell>
        </table:table-row>
        <table:table-row table:style-name="ro1">
          <table:table-cell office:value-type="float" office:value="0.3677793" calcext:value-type="float">
            <text:p>0.3677793</text:p>
          </table:table-cell>
        </table:table-row>
        <table:table-row table:style-name="ro1">
          <table:table-cell office:value-type="float" office:value="0.36577772" calcext:value-type="float">
            <text:p>0.36577772</text:p>
          </table:table-cell>
        </table:table-row>
        <table:table-row table:style-name="ro1">
          <table:table-cell office:value-type="float" office:value="0.36379113" calcext:value-type="float">
            <text:p>0.36379113</text:p>
          </table:table-cell>
        </table:table-row>
        <table:table-row table:style-name="ro1">
          <table:table-cell office:value-type="float" office:value="0.36181938" calcext:value-type="float">
            <text:p>0.36181938</text:p>
          </table:table-cell>
        </table:table-row>
        <table:table-row table:style-name="ro1">
          <table:table-cell office:value-type="float" office:value="0.35986233" calcext:value-type="float">
            <text:p>0.35986233</text:p>
          </table:table-cell>
        </table:table-row>
        <table:table-row table:style-name="ro1">
          <table:table-cell office:value-type="float" office:value="0.35791983" calcext:value-type="float">
            <text:p>0.35791983</text:p>
          </table:table-cell>
        </table:table-row>
        <table:table-row table:style-name="ro1">
          <table:table-cell office:value-type="float" office:value="0.35599173" calcext:value-type="float">
            <text:p>0.35599173</text:p>
          </table:table-cell>
        </table:table-row>
        <table:table-row table:style-name="ro1">
          <table:table-cell office:value-type="float" office:value="0.35407791" calcext:value-type="float">
            <text:p>0.35407791</text:p>
          </table:table-cell>
        </table:table-row>
        <table:table-row table:style-name="ro1">
          <table:table-cell office:value-type="float" office:value="0.35217822" calcext:value-type="float">
            <text:p>0.35217822</text:p>
          </table:table-cell>
        </table:table-row>
        <table:table-row table:style-name="ro1">
          <table:table-cell office:value-type="float" office:value="0.35029253" calcext:value-type="float">
            <text:p>0.35029253</text:p>
          </table:table-cell>
        </table:table-row>
        <table:table-row table:style-name="ro1">
          <table:table-cell office:value-type="float" office:value="0.34842071" calcext:value-type="float">
            <text:p>0.34842071</text:p>
          </table:table-cell>
        </table:table-row>
        <table:table-row table:style-name="ro1">
          <table:table-cell office:value-type="float" office:value="0.34656262" calcext:value-type="float">
            <text:p>0.34656262</text:p>
          </table:table-cell>
        </table:table-row>
        <table:table-row table:style-name="ro1">
          <table:table-cell office:value-type="float" office:value="0.34471813" calcext:value-type="float">
            <text:p>0.34471813</text:p>
          </table:table-cell>
        </table:table-row>
        <table:table-row table:style-name="ro1">
          <table:table-cell office:value-type="float" office:value="0.34288713" calcext:value-type="float">
            <text:p>0.34288713</text:p>
          </table:table-cell>
        </table:table-row>
        <table:table-row table:style-name="ro1">
          <table:table-cell office:value-type="float" office:value="0.34106948" calcext:value-type="float">
            <text:p>0.34106948</text:p>
          </table:table-cell>
        </table:table-row>
        <table:table-row table:style-name="ro1">
          <table:table-cell office:value-type="float" office:value="0.33926506" calcext:value-type="float">
            <text:p>0.33926506</text:p>
          </table:table-cell>
        </table:table-row>
        <table:table-row table:style-name="ro1">
          <table:table-cell office:value-type="float" office:value="0.33747375" calcext:value-type="float">
            <text:p>0.33747375</text:p>
          </table:table-cell>
        </table:table-row>
        <table:table-row table:style-name="ro1">
          <table:table-cell office:value-type="float" office:value="0.33569543" calcext:value-type="float">
            <text:p>0.33569543</text:p>
          </table:table-cell>
        </table:table-row>
        <table:table-row table:style-name="ro1">
          <table:table-cell office:value-type="float" office:value="0.33392999" calcext:value-type="float">
            <text:p>0.33392999</text:p>
          </table:table-cell>
        </table:table-row>
        <table:table-row table:style-name="ro1">
          <table:table-cell office:value-type="float" office:value="0.33217731" calcext:value-type="float">
            <text:p>0.33217731</text:p>
          </table:table-cell>
        </table:table-row>
        <table:table-row table:style-name="ro1">
          <table:table-cell office:value-type="float" office:value="0.33043728" calcext:value-type="float">
            <text:p>0.33043728</text:p>
          </table:table-cell>
        </table:table-row>
        <table:table-row table:style-name="ro1">
          <table:table-cell office:value-type="float" office:value="0.32870977" calcext:value-type="float">
            <text:p>0.32870977</text:p>
          </table:table-cell>
        </table:table-row>
        <table:table-row table:style-name="ro1">
          <table:table-cell office:value-type="float" office:value="0.32699469" calcext:value-type="float">
            <text:p>0.32699469</text:p>
          </table:table-cell>
        </table:table-row>
        <table:table-row table:style-name="ro1">
          <table:table-cell office:value-type="float" office:value="0.32529193" calcext:value-type="float">
            <text:p>0.32529193</text:p>
          </table:table-cell>
        </table:table-row>
        <table:table-row table:style-name="ro1">
          <table:table-cell office:value-type="float" office:value="0.32360137" calcext:value-type="float">
            <text:p>0.32360137</text:p>
          </table:table-cell>
        </table:table-row>
        <table:table-row table:style-name="ro1">
          <table:table-cell office:value-type="float" office:value="0.32192291" calcext:value-type="float">
            <text:p>0.32192291</text:p>
          </table:table-cell>
        </table:table-row>
        <table:table-row table:style-name="ro1">
          <table:table-cell office:value-type="float" office:value="0.32025645" calcext:value-type="float">
            <text:p>0.32025645</text:p>
          </table:table-cell>
        </table:table-row>
        <table:table-row table:style-name="ro1">
          <table:table-cell office:value-type="float" office:value="0.31860188" calcext:value-type="float">
            <text:p>0.31860188</text:p>
          </table:table-cell>
        </table:table-row>
        <table:table-row table:style-name="ro1">
          <table:table-cell office:value-type="float" office:value="0.3169591" calcext:value-type="float">
            <text:p>0.3169591</text:p>
          </table:table-cell>
        </table:table-row>
        <table:table-row table:style-name="ro1">
          <table:table-cell office:value-type="float" office:value="0.31532801" calcext:value-type="float">
            <text:p>0.31532801</text:p>
          </table:table-cell>
        </table:table-row>
        <table:table-row table:style-name="ro1">
          <table:table-cell office:value-type="float" office:value="0.31370851" calcext:value-type="float">
            <text:p>0.31370851</text:p>
          </table:table-cell>
        </table:table-row>
        <table:table-row table:style-name="ro1">
          <table:table-cell office:value-type="float" office:value="0.3121005" calcext:value-type="float">
            <text:p>0.3121005</text:p>
          </table:table-cell>
        </table:table-row>
        <table:table-row table:style-name="ro1">
          <table:table-cell office:value-type="float" office:value="0.3105039" calcext:value-type="float">
            <text:p>0.3105039</text:p>
          </table:table-cell>
        </table:table-row>
        <table:table-row table:style-name="ro1">
          <table:table-cell office:value-type="float" office:value="0.30891859" calcext:value-type="float">
            <text:p>0.30891859</text:p>
          </table:table-cell>
        </table:table-row>
        <table:table-row table:style-name="ro1">
          <table:table-cell office:value-type="float" office:value="0.30734449" calcext:value-type="float">
            <text:p>0.30734449</text:p>
          </table:table-cell>
        </table:table-row>
        <table:table-row table:style-name="ro1">
          <table:table-cell office:value-type="float" office:value="0.3057815" calcext:value-type="float">
            <text:p>0.3057815</text:p>
          </table:table-cell>
        </table:table-row>
        <table:table-row table:style-name="ro1">
          <table:table-cell office:value-type="float" office:value="0.30422954" calcext:value-type="float">
            <text:p>0.30422954</text:p>
          </table:table-cell>
        </table:table-row>
        <table:table-row table:style-name="ro1">
          <table:table-cell office:value-type="float" office:value="0.30268851" calcext:value-type="float">
            <text:p>0.30268851</text:p>
          </table:table-cell>
        </table:table-row>
        <table:table-row table:style-name="ro1">
          <table:table-cell office:value-type="float" office:value="0.30115832" calcext:value-type="float">
            <text:p>0.30115832</text:p>
          </table:table-cell>
        </table:table-row>
        <table:table-row table:style-name="ro1">
          <table:table-cell office:value-type="float" office:value="0.29963888" calcext:value-type="float">
            <text:p>0.29963888</text:p>
          </table:table-cell>
        </table:table-row>
        <table:table-row table:style-name="ro1">
          <table:table-cell office:value-type="float" office:value="0.29813011" calcext:value-type="float">
            <text:p>0.29813011</text:p>
          </table:table-cell>
        </table:table-row>
        <table:table-row table:style-name="ro1">
          <table:table-cell office:value-type="float" office:value="0.29663191" calcext:value-type="float">
            <text:p>0.29663191</text:p>
          </table:table-cell>
        </table:table-row>
        <table:table-row table:style-name="ro1">
          <table:table-cell office:value-type="float" office:value="0.29514421" calcext:value-type="float">
            <text:p>0.29514421</text:p>
          </table:table-cell>
        </table:table-row>
        <table:table-row table:style-name="ro1">
          <table:table-cell office:value-type="float" office:value="0.29366691" calcext:value-type="float">
            <text:p>0.29366691</text:p>
          </table:table-cell>
        </table:table-row>
        <table:table-row table:style-name="ro1">
          <table:table-cell office:value-type="float" office:value="0.29219994" calcext:value-type="float">
            <text:p>0.29219994</text:p>
          </table:table-cell>
        </table:table-row>
        <table:table-row table:style-name="ro1">
          <table:table-cell office:value-type="float" office:value="0.29074321" calcext:value-type="float">
            <text:p>0.29074321</text:p>
          </table:table-cell>
        </table:table-row>
        <table:table-row table:style-name="ro1">
          <table:table-cell office:value-type="float" office:value="0.28929664" calcext:value-type="float">
            <text:p>0.28929664</text:p>
          </table:table-cell>
        </table:table-row>
        <table:table-row table:style-name="ro1">
          <table:table-cell office:value-type="float" office:value="0.28786014" calcext:value-type="float">
            <text:p>0.28786014</text:p>
          </table:table-cell>
        </table:table-row>
        <table:table-row table:style-name="ro1">
          <table:table-cell office:value-type="float" office:value="0.28643364" calcext:value-type="float">
            <text:p>0.28643364</text:p>
          </table:table-cell>
        </table:table-row>
        <table:table-row table:style-name="ro1">
          <table:table-cell office:value-type="float" office:value="0.28501706" calcext:value-type="float">
            <text:p>0.28501706</text:p>
          </table:table-cell>
        </table:table-row>
        <table:table-row table:style-name="ro1">
          <table:table-cell office:value-type="float" office:value="0.28361032" calcext:value-type="float">
            <text:p>0.28361032</text:p>
          </table:table-cell>
        </table:table-row>
        <table:table-row table:style-name="ro1">
          <table:table-cell office:value-type="float" office:value="0.28221334" calcext:value-type="float">
            <text:p>0.28221334</text:p>
          </table:table-cell>
        </table:table-row>
        <table:table-row table:style-name="ro1">
          <table:table-cell office:value-type="float" office:value="0.28082604" calcext:value-type="float">
            <text:p>0.28082604</text:p>
          </table:table-cell>
        </table:table-row>
        <table:table-row table:style-name="ro1">
          <table:table-cell office:value-type="float" office:value="0.27944834" calcext:value-type="float">
            <text:p>0.27944834</text:p>
          </table:table-cell>
        </table:table-row>
        <table:table-row table:style-name="ro1">
          <table:table-cell office:value-type="float" office:value="0.27808018" calcext:value-type="float">
            <text:p>0.27808018</text:p>
          </table:table-cell>
        </table:table-row>
        <table:table-row table:style-name="ro1">
          <table:table-cell office:value-type="float" office:value="0.27672147" calcext:value-type="float">
            <text:p>0.27672147</text:p>
          </table:table-cell>
        </table:table-row>
        <table:table-row table:style-name="ro1">
          <table:table-cell office:value-type="float" office:value="0.27537215" calcext:value-type="float">
            <text:p>0.27537215</text:p>
          </table:table-cell>
        </table:table-row>
        <table:table-row table:style-name="ro1">
          <table:table-cell office:value-type="float" office:value="0.27403213" calcext:value-type="float">
            <text:p>0.27403213</text:p>
          </table:table-cell>
        </table:table-row>
        <table:table-row table:style-name="ro1">
          <table:table-cell office:value-type="float" office:value="0.27270134" calcext:value-type="float">
            <text:p>0.27270134</text:p>
          </table:table-cell>
        </table:table-row>
        <table:table-row table:style-name="ro1">
          <table:table-cell office:value-type="float" office:value="0.27137972" calcext:value-type="float">
            <text:p>0.27137972</text:p>
          </table:table-cell>
        </table:table-row>
        <table:table-row table:style-name="ro1">
          <table:table-cell office:value-type="float" office:value="0.27006719" calcext:value-type="float">
            <text:p>0.27006719</text:p>
          </table:table-cell>
        </table:table-row>
        <table:table-row table:style-name="ro1">
          <table:table-cell office:value-type="float" office:value="0.26876368" calcext:value-type="float">
            <text:p>0.26876368</text:p>
          </table:table-cell>
        </table:table-row>
        <table:table-row table:style-name="ro1">
          <table:table-cell office:value-type="float" office:value="0.26746912" calcext:value-type="float">
            <text:p>0.26746912</text:p>
          </table:table-cell>
        </table:table-row>
        <table:table-row table:style-name="ro1">
          <table:table-cell office:value-type="float" office:value="0.26618344" calcext:value-type="float">
            <text:p>0.26618344</text:p>
          </table:table-cell>
        </table:table-row>
        <table:table-row table:style-name="ro1">
          <table:table-cell office:value-type="float" office:value="0.26490657" calcext:value-type="float">
            <text:p>0.26490657</text:p>
          </table:table-cell>
        </table:table-row>
        <table:table-row table:style-name="ro1">
          <table:table-cell office:value-type="float" office:value="0.26363845" calcext:value-type="float">
            <text:p>0.26363845</text:p>
          </table:table-cell>
        </table:table-row>
        <table:table-row table:style-name="ro1">
          <table:table-cell office:value-type="float" office:value="0.26237899" calcext:value-type="float">
            <text:p>0.26237899</text:p>
          </table:table-cell>
        </table:table-row>
        <table:table-row table:style-name="ro1">
          <table:table-cell office:value-type="float" office:value="0.26112815" calcext:value-type="float">
            <text:p>0.26112815</text:p>
          </table:table-cell>
        </table:table-row>
        <table:table-row table:style-name="ro1">
          <table:table-cell office:value-type="float" office:value="0.25988585" calcext:value-type="float">
            <text:p>0.25988585</text:p>
          </table:table-cell>
        </table:table-row>
        <table:table-row table:style-name="ro1">
          <table:table-cell office:value-type="float" office:value="0.25865202" calcext:value-type="float">
            <text:p>0.25865202</text:p>
          </table:table-cell>
        </table:table-row>
        <table:table-row table:style-name="ro1">
          <table:table-cell office:value-type="float" office:value="0.2574266" calcext:value-type="float">
            <text:p>0.2574266</text:p>
          </table:table-cell>
        </table:table-row>
        <table:table-row table:style-name="ro1">
          <table:table-cell office:value-type="float" office:value="0.25620952" calcext:value-type="float">
            <text:p>0.25620952</text:p>
          </table:table-cell>
        </table:table-row>
        <table:table-row table:style-name="ro1">
          <table:table-cell office:value-type="float" office:value="0.25500072" calcext:value-type="float">
            <text:p>0.25500072</text:p>
          </table:table-cell>
        </table:table-row>
        <table:table-row table:style-name="ro1">
          <table:table-cell office:value-type="float" office:value="0.25380014" calcext:value-type="float">
            <text:p>0.25380014</text:p>
          </table:table-cell>
        </table:table-row>
        <table:table-row table:style-name="ro1">
          <table:table-cell office:value-type="float" office:value="0.25260771" calcext:value-type="float">
            <text:p>0.25260771</text:p>
          </table:table-cell>
        </table:table-row>
        <table:table-row table:style-name="ro1">
          <table:table-cell office:value-type="float" office:value="0.25142337" calcext:value-type="float">
            <text:p>0.25142337</text:p>
          </table:table-cell>
        </table:table-row>
        <table:table-row table:style-name="ro1">
          <table:table-cell office:value-type="float" office:value="0.25024705" calcext:value-type="float">
            <text:p>0.25024705</text:p>
          </table:table-cell>
        </table:table-row>
        <table:table-row table:style-name="ro1">
          <table:table-cell office:value-type="float" office:value="0.2490787" calcext:value-type="float">
            <text:p>0.2490787</text:p>
          </table:table-cell>
        </table:table-row>
        <table:table-row table:style-name="ro1">
          <table:table-cell office:value-type="float" office:value="0.24791826" calcext:value-type="float">
            <text:p>0.24791826</text:p>
          </table:table-cell>
        </table:table-row>
        <table:table-row table:style-name="ro1">
          <table:table-cell office:value-type="float" office:value="0.24676565" calcext:value-type="float">
            <text:p>0.24676565</text:p>
          </table:table-cell>
        </table:table-row>
        <table:table-row table:style-name="ro1">
          <table:table-cell office:value-type="float" office:value="0.24562083" calcext:value-type="float">
            <text:p>0.24562083</text:p>
          </table:table-cell>
        </table:table-row>
        <table:table-row table:style-name="ro1">
          <table:table-cell office:value-type="float" office:value="0.24448373" calcext:value-type="float">
            <text:p>0.24448373</text:p>
          </table:table-cell>
        </table:table-row>
        <table:table-row table:style-name="ro1">
          <table:table-cell office:value-type="float" office:value="0.24335429" calcext:value-type="float">
            <text:p>0.24335429</text:p>
          </table:table-cell>
        </table:table-row>
        <table:table-row table:style-name="ro1">
          <table:table-cell office:value-type="float" office:value="0.24223246" calcext:value-type="float">
            <text:p>0.24223246</text:p>
          </table:table-cell>
        </table:table-row>
        <table:table-row table:style-name="ro1">
          <table:table-cell office:value-type="float" office:value="0.24111817" calcext:value-type="float">
            <text:p>0.24111817</text:p>
          </table:table-cell>
        </table:table-row>
        <table:table-row table:style-name="ro1">
          <table:table-cell office:value-type="float" office:value="0.24001137" calcext:value-type="float">
            <text:p>0.24001137</text:p>
          </table:table-cell>
        </table:table-row>
        <table:table-row table:style-name="ro1">
          <table:table-cell office:value-type="float" office:value="0.238912" calcext:value-type="float">
            <text:p>0.238912</text:p>
          </table:table-cell>
        </table:table-row>
        <table:table-row table:style-name="ro1">
          <table:table-cell office:value-type="float" office:value="0.23782001" calcext:value-type="float">
            <text:p>0.23782001</text:p>
          </table:table-cell>
        </table:table-row>
        <table:table-row table:style-name="ro1">
          <table:table-cell office:value-type="float" office:value="0.23673532" calcext:value-type="float">
            <text:p>0.23673532</text:p>
          </table:table-cell>
        </table:table-row>
        <table:table-row table:style-name="ro1">
          <table:table-cell office:value-type="float" office:value="0.2356579" calcext:value-type="float">
            <text:p>0.2356579</text:p>
          </table:table-cell>
        </table:table-row>
        <table:table-row table:style-name="ro1">
          <table:table-cell office:value-type="float" office:value="0.23458768" calcext:value-type="float">
            <text:p>0.23458768</text:p>
          </table:table-cell>
        </table:table-row>
        <table:table-row table:style-name="ro1">
          <table:table-cell office:value-type="float" office:value="0.23352462" calcext:value-type="float">
            <text:p>0.23352462</text:p>
          </table:table-cell>
        </table:table-row>
        <table:table-row table:style-name="ro1">
          <table:table-cell office:value-type="float" office:value="0.23246864" calcext:value-type="float">
            <text:p>0.23246864</text:p>
          </table:table-cell>
        </table:table-row>
        <table:table-row table:style-name="ro1">
          <table:table-cell office:value-type="float" office:value="0.2314197" calcext:value-type="float">
            <text:p>0.2314197</text:p>
          </table:table-cell>
        </table:table-row>
        <table:table-row table:style-name="ro1">
          <table:table-cell office:value-type="float" office:value="0.23037775" calcext:value-type="float">
            <text:p>0.23037775</text:p>
          </table:table-cell>
        </table:table-row>
        <table:table-row table:style-name="ro1">
          <table:table-cell office:value-type="float" office:value="0.22934273" calcext:value-type="float">
            <text:p>0.22934273</text:p>
          </table:table-cell>
        </table:table-row>
        <table:table-row table:style-name="ro1">
          <table:table-cell office:value-type="float" office:value="0.22831459" calcext:value-type="float">
            <text:p>0.22831459</text:p>
          </table:table-cell>
        </table:table-row>
        <table:table-row table:style-name="ro1">
          <table:table-cell office:value-type="float" office:value="0.22729328" calcext:value-type="float">
            <text:p>0.22729328</text:p>
          </table:table-cell>
        </table:table-row>
        <table:table-row table:style-name="ro1">
          <table:table-cell office:value-type="float" office:value="0.22627874" calcext:value-type="float">
            <text:p>0.22627874</text:p>
          </table:table-cell>
        </table:table-row>
        <table:table-row table:style-name="ro1">
          <table:table-cell office:value-type="float" office:value="0.22527092" calcext:value-type="float">
            <text:p>0.22527092</text:p>
          </table:table-cell>
        </table:table-row>
        <table:table-row table:style-name="ro1">
          <table:table-cell office:value-type="float" office:value="0.22426977" calcext:value-type="float">
            <text:p>0.22426977</text:p>
          </table:table-cell>
        </table:table-row>
        <table:table-row table:style-name="ro1">
          <table:table-cell office:value-type="float" office:value="0.22327524" calcext:value-type="float">
            <text:p>0.22327524</text:p>
          </table:table-cell>
        </table:table-row>
        <table:table-row table:style-name="ro1">
          <table:table-cell office:value-type="float" office:value="0.22228727" calcext:value-type="float">
            <text:p>0.22228727</text:p>
          </table:table-cell>
        </table:table-row>
        <table:table-row table:style-name="ro1">
          <table:table-cell office:value-type="float" office:value="0.22130583" calcext:value-type="float">
            <text:p>0.22130583</text:p>
          </table:table-cell>
        </table:table-row>
        <table:table-row table:style-name="ro1">
          <table:table-cell office:value-type="float" office:value="0.22033085" calcext:value-type="float">
            <text:p>0.22033085</text:p>
          </table:table-cell>
        </table:table-row>
        <table:table-row table:style-name="ro1">
          <table:table-cell office:value-type="float" office:value="0.21936229" calcext:value-type="float">
            <text:p>0.21936229</text:p>
          </table:table-cell>
        </table:table-row>
        <table:table-row table:style-name="ro1">
          <table:table-cell office:value-type="float" office:value="0.21840009" calcext:value-type="float">
            <text:p>0.21840009</text:p>
          </table:table-cell>
        </table:table-row>
        <table:table-row table:style-name="ro1">
          <table:table-cell office:value-type="float" office:value="0.21744422" calcext:value-type="float">
            <text:p>0.21744422</text:p>
          </table:table-cell>
        </table:table-row>
        <table:table-row table:style-name="ro1">
          <table:table-cell office:value-type="float" office:value="0.21649462" calcext:value-type="float">
            <text:p>0.21649462</text:p>
          </table:table-cell>
        </table:table-row>
        <table:table-row table:style-name="ro1">
          <table:table-cell office:value-type="float" office:value="0.21555124" calcext:value-type="float">
            <text:p>0.21555124</text:p>
          </table:table-cell>
        </table:table-row>
        <table:table-row table:style-name="ro1">
          <table:table-cell office:value-type="float" office:value="0.21461404" calcext:value-type="float">
            <text:p>0.21461404</text:p>
          </table:table-cell>
        </table:table-row>
        <table:table-row table:style-name="ro1">
          <table:table-cell office:value-type="float" office:value="0.21368297" calcext:value-type="float">
            <text:p>0.21368297</text:p>
          </table:table-cell>
        </table:table-row>
        <table:table-row table:style-name="ro1">
          <table:table-cell office:value-type="float" office:value="0.21275798" calcext:value-type="float">
            <text:p>0.21275798</text:p>
          </table:table-cell>
        </table:table-row>
        <table:table-row table:style-name="ro1">
          <table:table-cell office:value-type="float" office:value="0.21183902" calcext:value-type="float">
            <text:p>0.21183902</text:p>
          </table:table-cell>
        </table:table-row>
        <table:table-row table:style-name="ro1">
          <table:table-cell office:value-type="float" office:value="0.21092605" calcext:value-type="float">
            <text:p>0.21092605</text:p>
          </table:table-cell>
        </table:table-row>
        <table:table-row table:style-name="ro1">
          <table:table-cell office:value-type="float" office:value="0.21001903" calcext:value-type="float">
            <text:p>0.21001903</text:p>
          </table:table-cell>
        </table:table-row>
        <table:table-row table:style-name="ro1">
          <table:table-cell office:value-type="float" office:value="0.2091179" calcext:value-type="float">
            <text:p>0.2091179</text:p>
          </table:table-cell>
        </table:table-row>
        <table:table-row table:style-name="ro1">
          <table:table-cell office:value-type="float" office:value="0.20822262" calcext:value-type="float">
            <text:p>0.20822262</text:p>
          </table:table-cell>
        </table:table-row>
        <table:table-row table:style-name="ro1">
          <table:table-cell office:value-type="float" office:value="0.20733315" calcext:value-type="float">
            <text:p>0.20733315</text:p>
          </table:table-cell>
        </table:table-row>
        <table:table-row table:style-name="ro1">
          <table:table-cell office:value-type="float" office:value="0.20644945" calcext:value-type="float">
            <text:p>0.20644945</text:p>
          </table:table-cell>
        </table:table-row>
        <table:table-row table:style-name="ro1">
          <table:table-cell office:value-type="float" office:value="0.20557146" calcext:value-type="float">
            <text:p>0.20557146</text:p>
          </table:table-cell>
        </table:table-row>
        <table:table-row table:style-name="ro1">
          <table:table-cell office:value-type="float" office:value="0.20469915" calcext:value-type="float">
            <text:p>0.20469915</text:p>
          </table:table-cell>
        </table:table-row>
        <table:table-row table:style-name="ro1">
          <table:table-cell office:value-type="float" office:value="0.20383247" calcext:value-type="float">
            <text:p>0.20383247</text:p>
          </table:table-cell>
        </table:table-row>
        <table:table-row table:style-name="ro1">
          <table:table-cell office:value-type="float" office:value="0.20297138" calcext:value-type="float">
            <text:p>0.20297138</text:p>
          </table:table-cell>
        </table:table-row>
        <table:table-row table:style-name="ro1">
          <table:table-cell office:value-type="float" office:value="0.20211584" calcext:value-type="float">
            <text:p>0.20211584</text:p>
          </table:table-cell>
        </table:table-row>
        <table:table-row table:style-name="ro1">
          <table:table-cell office:value-type="float" office:value="0.2012658" calcext:value-type="float">
            <text:p>0.2012658</text:p>
          </table:table-cell>
        </table:table-row>
        <table:table-row table:style-name="ro1">
          <table:table-cell office:value-type="float" office:value="0.20042122" calcext:value-type="float">
            <text:p>0.20042122</text:p>
          </table:table-cell>
        </table:table-row>
        <table:table-row table:style-name="ro1">
          <table:table-cell office:value-type="float" office:value="0.19958206" calcext:value-type="float">
            <text:p>0.19958206</text:p>
          </table:table-cell>
        </table:table-row>
        <table:table-row table:style-name="ro1">
          <table:table-cell office:value-type="float" office:value="0.19874828" calcext:value-type="float">
            <text:p>0.19874828</text:p>
          </table:table-cell>
        </table:table-row>
        <table:table-row table:style-name="ro1">
          <table:table-cell office:value-type="float" office:value="0.19791983" calcext:value-type="float">
            <text:p>0.19791983</text:p>
          </table:table-cell>
        </table:table-row>
        <table:table-row table:style-name="ro1">
          <table:table-cell office:value-type="float" office:value="0.19709669" calcext:value-type="float">
            <text:p>0.19709669</text:p>
          </table:table-cell>
        </table:table-row>
        <table:table-row table:style-name="ro1">
          <table:table-cell office:value-type="float" office:value="0.1962788" calcext:value-type="float">
            <text:p>0.1962788</text:p>
          </table:table-cell>
        </table:table-row>
        <table:table-row table:style-name="ro1">
          <table:table-cell office:value-type="float" office:value="0.19546612" calcext:value-type="float">
            <text:p>0.19546612</text:p>
          </table:table-cell>
        </table:table-row>
        <table:table-row table:style-name="ro1">
          <table:table-cell office:value-type="float" office:value="0.19465863" calcext:value-type="float">
            <text:p>0.19465863</text:p>
          </table:table-cell>
        </table:table-row>
        <table:table-row table:style-name="ro1">
          <table:table-cell office:value-type="float" office:value="0.19385627" calcext:value-type="float">
            <text:p>0.19385627</text:p>
          </table:table-cell>
        </table:table-row>
        <table:table-row table:style-name="ro1">
          <table:table-cell office:value-type="float" office:value="0.19305901" calcext:value-type="float">
            <text:p>0.19305901</text:p>
          </table:table-cell>
        </table:table-row>
        <table:table-row table:style-name="ro1">
          <table:table-cell office:value-type="float" office:value="0.1922668" calcext:value-type="float">
            <text:p>0.1922668</text:p>
          </table:table-cell>
        </table:table-row>
        <table:table-row table:style-name="ro1">
          <table:table-cell office:value-type="float" office:value="0.19147962" calcext:value-type="float">
            <text:p>0.19147962</text:p>
          </table:table-cell>
        </table:table-row>
        <table:table-row table:style-name="ro1">
          <table:table-cell office:value-type="float" office:value="0.19069742" calcext:value-type="float">
            <text:p>0.19069742</text:p>
          </table:table-cell>
        </table:table-row>
        <table:table-row table:style-name="ro1">
          <table:table-cell office:value-type="float" office:value="0.18992017" calcext:value-type="float">
            <text:p>0.18992017</text:p>
          </table:table-cell>
        </table:table-row>
        <table:table-row table:style-name="ro1">
          <table:table-cell office:value-type="float" office:value="0.18914782" calcext:value-type="float">
            <text:p>0.18914782</text:p>
          </table:table-cell>
        </table:table-row>
        <table:table-row table:style-name="ro1">
          <table:table-cell office:value-type="float" office:value="0.18838035" calcext:value-type="float">
            <text:p>0.18838035</text:p>
          </table:table-cell>
        </table:table-row>
        <table:table-row table:style-name="ro1">
          <table:table-cell office:value-type="float" office:value="0.1876177" calcext:value-type="float">
            <text:p>0.1876177</text:p>
          </table:table-cell>
        </table:table-row>
        <table:table-row table:style-name="ro1">
          <table:table-cell office:value-type="float" office:value="0.18685985" calcext:value-type="float">
            <text:p>0.18685985</text:p>
          </table:table-cell>
        </table:table-row>
        <table:table-row table:style-name="ro1">
          <table:table-cell office:value-type="float" office:value="0.18610676" calcext:value-type="float">
            <text:p>0.18610676</text:p>
          </table:table-cell>
        </table:table-row>
        <table:table-row table:style-name="ro1">
          <table:table-cell office:value-type="float" office:value="0.1853584" calcext:value-type="float">
            <text:p>0.1853584</text:p>
          </table:table-cell>
        </table:table-row>
        <table:table-row table:style-name="ro1">
          <table:table-cell office:value-type="float" office:value="0.18461472" calcext:value-type="float">
            <text:p>0.18461472</text:p>
          </table:table-cell>
        </table:table-row>
        <table:table-row table:style-name="ro1">
          <table:table-cell office:value-type="float" office:value="0.18387569" calcext:value-type="float">
            <text:p>0.18387569</text:p>
          </table:table-cell>
        </table:table-row>
        <table:table-row table:style-name="ro1">
          <table:table-cell office:value-type="float" office:value="0.18314129" calcext:value-type="float">
            <text:p>0.18314129</text:p>
          </table:table-cell>
        </table:table-row>
        <table:table-row table:style-name="ro1">
          <table:table-cell office:value-type="float" office:value="0.18241146" calcext:value-type="float">
            <text:p>0.18241146</text:p>
          </table:table-cell>
        </table:table-row>
        <table:table-row table:style-name="ro1">
          <table:table-cell office:value-type="float" office:value="0.18168618" calcext:value-type="float">
            <text:p>0.18168618</text:p>
          </table:table-cell>
        </table:table-row>
        <table:table-row table:style-name="ro1">
          <table:table-cell office:value-type="float" office:value="0.18096542" calcext:value-type="float">
            <text:p>0.18096542</text:p>
          </table:table-cell>
        </table:table-row>
        <table:table-row table:style-name="ro1">
          <table:table-cell office:value-type="float" office:value="0.18024913" calcext:value-type="float">
            <text:p>0.18024913</text:p>
          </table:table-cell>
        </table:table-row>
        <table:table-row table:style-name="ro1">
          <table:table-cell office:value-type="float" office:value="0.17953729" calcext:value-type="float">
            <text:p>0.17953729</text:p>
          </table:table-cell>
        </table:table-row>
        <table:table-row table:style-name="ro1">
          <table:table-cell office:value-type="float" office:value="0.17882985" calcext:value-type="float">
            <text:p>0.17882985</text:p>
          </table:table-cell>
        </table:table-row>
        <table:table-row table:style-name="ro1">
          <table:table-cell office:value-type="float" office:value="0.1781268" calcext:value-type="float">
            <text:p>0.1781268</text:p>
          </table:table-cell>
        </table:table-row>
        <table:table-row table:style-name="ro1">
          <table:table-cell office:value-type="float" office:value="0.17742809" calcext:value-type="float">
            <text:p>0.17742809</text:p>
          </table:table-cell>
        </table:table-row>
        <table:table-row table:style-name="ro1">
          <table:table-cell office:value-type="float" office:value="0.1767337" calcext:value-type="float">
            <text:p>0.1767337</text:p>
          </table:table-cell>
        </table:table-row>
        <table:table-row table:style-name="ro1">
          <table:table-cell office:value-type="float" office:value="0.17604358" calcext:value-type="float">
            <text:p>0.17604358</text:p>
          </table:table-cell>
        </table:table-row>
        <table:table-row table:style-name="ro1">
          <table:table-cell office:value-type="float" office:value="0.17535772" calcext:value-type="float">
            <text:p>0.17535772</text:p>
          </table:table-cell>
        </table:table-row>
        <table:table-row table:style-name="ro1">
          <table:table-cell office:value-type="float" office:value="0.17467606" calcext:value-type="float">
            <text:p>0.17467606</text:p>
          </table:table-cell>
        </table:table-row>
        <table:table-row table:style-name="ro1">
          <table:table-cell office:value-type="float" office:value="0.17399859" calcext:value-type="float">
            <text:p>0.17399859</text:p>
          </table:table-cell>
        </table:table-row>
        <table:table-row table:style-name="ro1">
          <table:table-cell office:value-type="float" office:value="0.17332528" calcext:value-type="float">
            <text:p>0.17332528</text:p>
          </table:table-cell>
        </table:table-row>
        <table:table-row table:style-name="ro1">
          <table:table-cell office:value-type="float" office:value="0.17265608" calcext:value-type="float">
            <text:p>0.17265608</text:p>
          </table:table-cell>
        </table:table-row>
        <table:table-row table:style-name="ro1">
          <table:table-cell office:value-type="float" office:value="0.17199098" calcext:value-type="float">
            <text:p>0.17199098</text:p>
          </table:table-cell>
        </table:table-row>
        <table:table-row table:style-name="ro1">
          <table:table-cell office:value-type="float" office:value="0.17132993" calcext:value-type="float">
            <text:p>0.17132993</text:p>
          </table:table-cell>
        </table:table-row>
        <table:table-row table:style-name="ro1">
          <table:table-cell office:value-type="float" office:value="0.17067292" calcext:value-type="float">
            <text:p>0.17067292</text:p>
          </table:table-cell>
        </table:table-row>
        <table:table-row table:style-name="ro1">
          <table:table-cell office:value-type="float" office:value="0.1700199" calcext:value-type="float">
            <text:p>0.1700199</text:p>
          </table:table-cell>
        </table:table-row>
        <table:table-row table:style-name="ro1">
          <table:table-cell office:value-type="float" office:value="0.16937085" calcext:value-type="float">
            <text:p>0.16937085</text:p>
          </table:table-cell>
        </table:table-row>
        <table:table-row table:style-name="ro1">
          <table:table-cell office:value-type="float" office:value="0.16872574" calcext:value-type="float">
            <text:p>0.16872574</text:p>
          </table:table-cell>
        </table:table-row>
        <table:table-row table:style-name="ro1">
          <table:table-cell office:value-type="float" office:value="0.16808454" calcext:value-type="float">
            <text:p>0.16808454</text:p>
          </table:table-cell>
        </table:table-row>
        <table:table-row table:style-name="ro1">
          <table:table-cell office:value-type="float" office:value="0.16744722" calcext:value-type="float">
            <text:p>0.16744722</text:p>
          </table:table-cell>
        </table:table-row>
        <table:table-row table:style-name="ro1">
          <table:table-cell office:value-type="float" office:value="0.16681375" calcext:value-type="float">
            <text:p>0.16681375</text:p>
          </table:table-cell>
        </table:table-row>
        <table:table-row table:style-name="ro1">
          <table:table-cell office:value-type="float" office:value="0.16618411" calcext:value-type="float">
            <text:p>0.16618411</text:p>
          </table:table-cell>
        </table:table-row>
        <table:table-row table:style-name="ro1">
          <table:table-cell office:value-type="float" office:value="0.16555826" calcext:value-type="float">
            <text:p>0.16555826</text:p>
          </table:table-cell>
        </table:table-row>
        <table:table-row table:style-name="ro1">
          <table:table-cell office:value-type="float" office:value="0.16493617" calcext:value-type="float">
            <text:p>0.16493617</text:p>
          </table:table-cell>
        </table:table-row>
        <table:table-row table:style-name="ro1">
          <table:table-cell office:value-type="float" office:value="0.16431783" calcext:value-type="float">
            <text:p>0.16431783</text:p>
          </table:table-cell>
        </table:table-row>
        <table:table-row table:style-name="ro1">
          <table:table-cell office:value-type="float" office:value="0.16370319" calcext:value-type="float">
            <text:p>0.16370319</text:p>
          </table:table-cell>
        </table:table-row>
        <table:table-row table:style-name="ro1">
          <table:table-cell office:value-type="float" office:value="0.16309223" calcext:value-type="float">
            <text:p>0.16309223</text:p>
          </table:table-cell>
        </table:table-row>
        <table:table-row table:style-name="ro1">
          <table:table-cell office:value-type="float" office:value="0.16248493" calcext:value-type="float">
            <text:p>0.16248493</text:p>
          </table:table-cell>
        </table:table-row>
        <table:table-row table:style-name="ro1">
          <table:table-cell office:value-type="float" office:value="0.16188126" calcext:value-type="float">
            <text:p>0.16188126</text:p>
          </table:table-cell>
        </table:table-row>
        <table:table-row table:style-name="ro1">
          <table:table-cell office:value-type="float" office:value="0.16128119" calcext:value-type="float">
            <text:p>0.16128119</text:p>
          </table:table-cell>
        </table:table-row>
        <table:table-row table:style-name="ro1">
          <table:table-cell office:value-type="float" office:value="0.16068469" calcext:value-type="float">
            <text:p>0.16068469</text:p>
          </table:table-cell>
        </table:table-row>
        <table:table-row table:style-name="ro1">
          <table:table-cell office:value-type="float" office:value="0.16009174" calcext:value-type="float">
            <text:p>0.16009174</text:p>
          </table:table-cell>
        </table:table-row>
        <table:table-row table:style-name="ro1">
          <table:table-cell office:value-type="float" office:value="0.15950231" calcext:value-type="float">
            <text:p>0.15950231</text:p>
          </table:table-cell>
        </table:table-row>
        <table:table-row table:style-name="ro1">
          <table:table-cell office:value-type="float" office:value="0.15891638" calcext:value-type="float">
            <text:p>0.15891638</text:p>
          </table:table-cell>
        </table:table-row>
        <table:table-row table:style-name="ro1">
          <table:table-cell office:value-type="float" office:value="0.15833392" calcext:value-type="float">
            <text:p>0.15833392</text:p>
          </table:table-cell>
        </table:table-row>
        <table:table-row table:style-name="ro1">
          <table:table-cell office:value-type="float" office:value="0.1577549" calcext:value-type="float">
            <text:p>0.1577549</text:p>
          </table:table-cell>
        </table:table-row>
        <table:table-row table:style-name="ro1">
          <table:table-cell office:value-type="float" office:value="0.15717929" calcext:value-type="float">
            <text:p>0.15717929</text:p>
          </table:table-cell>
        </table:table-row>
        <table:table-row table:style-name="ro1">
          <table:table-cell office:value-type="float" office:value="0.15660708" calcext:value-type="float">
            <text:p>0.15660708</text:p>
          </table:table-cell>
        </table:table-row>
        <table:table-row table:style-name="ro1">
          <table:table-cell office:value-type="float" office:value="0.15603824" calcext:value-type="float">
            <text:p>0.15603824</text:p>
          </table:table-cell>
        </table:table-row>
        <table:table-row table:style-name="ro1">
          <table:table-cell office:value-type="float" office:value="0.15547274" calcext:value-type="float">
            <text:p>0.15547274</text:p>
          </table:table-cell>
        </table:table-row>
        <table:table-row table:style-name="ro1">
          <table:table-cell office:value-type="float" office:value="0.15491057" calcext:value-type="float">
            <text:p>0.15491057</text:p>
          </table:table-cell>
        </table:table-row>
        <table:table-row table:style-name="ro1">
          <table:table-cell office:value-type="float" office:value="0.15435168" calcext:value-type="float">
            <text:p>0.15435168</text:p>
          </table:table-cell>
        </table:table-row>
        <table:table-row table:style-name="ro1">
          <table:table-cell office:value-type="float" office:value="0.15379606" calcext:value-type="float">
            <text:p>0.15379606</text:p>
          </table:table-cell>
        </table:table-row>
        <table:table-row table:style-name="ro1">
          <table:table-cell office:value-type="float" office:value="0.15324369" calcext:value-type="float">
            <text:p>0.15324369</text:p>
          </table:table-cell>
        </table:table-row>
        <table:table-row table:style-name="ro1">
          <table:table-cell office:value-type="float" office:value="0.15269455" calcext:value-type="float">
            <text:p>0.15269455</text:p>
          </table:table-cell>
        </table:table-row>
        <table:table-row table:style-name="ro1">
          <table:table-cell office:value-type="float" office:value="0.1521486" calcext:value-type="float">
            <text:p>0.1521486</text:p>
          </table:table-cell>
        </table:table-row>
        <table:table-row table:style-name="ro1">
          <table:table-cell office:value-type="float" office:value="0.15160582" calcext:value-type="float">
            <text:p>0.15160582</text:p>
          </table:table-cell>
        </table:table-row>
        <table:table-row table:style-name="ro1">
          <table:table-cell office:value-type="float" office:value="0.1510662" calcext:value-type="float">
            <text:p>0.1510662</text:p>
          </table:table-cell>
        </table:table-row>
        <table:table-row table:style-name="ro1">
          <table:table-cell office:value-type="float" office:value="0.1505297" calcext:value-type="float">
            <text:p>0.1505297</text:p>
          </table:table-cell>
        </table:table-row>
        <table:table-row table:style-name="ro1">
          <table:table-cell office:value-type="float" office:value="0.14999631" calcext:value-type="float">
            <text:p>0.14999631</text:p>
          </table:table-cell>
        </table:table-row>
        <table:table-row table:style-name="ro1">
          <table:table-cell office:value-type="float" office:value="0.14946601" calcext:value-type="float">
            <text:p>0.14946601</text:p>
          </table:table-cell>
        </table:table-row>
        <table:table-row table:style-name="ro1">
          <table:table-cell office:value-type="float" office:value="0.14893876" calcext:value-type="float">
            <text:p>0.14893876</text:p>
          </table:table-cell>
        </table:table-row>
        <table:table-row table:style-name="ro1">
          <table:table-cell office:value-type="float" office:value="0.14841456" calcext:value-type="float">
            <text:p>0.14841456</text:p>
          </table:table-cell>
        </table:table-row>
        <table:table-row table:style-name="ro1">
          <table:table-cell office:value-type="float" office:value="0.14789336" calcext:value-type="float">
            <text:p>0.14789336</text:p>
          </table:table-cell>
        </table:table-row>
        <table:table-row table:style-name="ro1">
          <table:table-cell office:value-type="float" office:value="0.14737517" calcext:value-type="float">
            <text:p>0.14737517</text:p>
          </table:table-cell>
        </table:table-row>
        <table:table-row table:style-name="ro1">
          <table:table-cell office:value-type="float" office:value="0.14685994" calcext:value-type="float">
            <text:p>0.14685994</text:p>
          </table:table-cell>
        </table:table-row>
        <table:table-row table:style-name="ro1">
          <table:table-cell office:value-type="float" office:value="0.14634767" calcext:value-type="float">
            <text:p>0.14634767</text:p>
          </table:table-cell>
        </table:table-row>
        <table:table-row table:style-name="ro1">
          <table:table-cell office:value-type="float" office:value="0.14583832" calcext:value-type="float">
            <text:p>0.14583832</text:p>
          </table:table-cell>
        </table:table-row>
        <table:table-row table:style-name="ro1">
          <table:table-cell office:value-type="float" office:value="0.14533188" calcext:value-type="float">
            <text:p>0.14533188</text:p>
          </table:table-cell>
        </table:table-row>
        <table:table-row table:style-name="ro1">
          <table:table-cell office:value-type="float" office:value="0.14482833" calcext:value-type="float">
            <text:p>0.14482833</text:p>
          </table:table-cell>
        </table:table-row>
        <table:table-row table:style-name="ro1">
          <table:table-cell office:value-type="float" office:value="0.14432765" calcext:value-type="float">
            <text:p>0.14432765</text:p>
          </table:table-cell>
        </table:table-row>
        <table:table-row table:style-name="ro1">
          <table:table-cell office:value-type="float" office:value="0.14382981" calcext:value-type="float">
            <text:p>0.14382981</text:p>
          </table:table-cell>
        </table:table-row>
        <table:table-row table:style-name="ro1">
          <table:table-cell office:value-type="float" office:value="0.1433348" calcext:value-type="float">
            <text:p>0.1433348</text:p>
          </table:table-cell>
        </table:table-row>
        <table:table-row table:style-name="ro1">
          <table:table-cell office:value-type="float" office:value="0.14284259" calcext:value-type="float">
            <text:p>0.14284259</text:p>
          </table:table-cell>
        </table:table-row>
        <table:table-row table:style-name="ro1">
          <table:table-cell office:value-type="float" office:value="0.14235316" calcext:value-type="float">
            <text:p>0.14235316</text:p>
          </table:table-cell>
        </table:table-row>
        <table:table-row table:style-name="ro1">
          <table:table-cell office:value-type="float" office:value="0.1418665" calcext:value-type="float">
            <text:p>0.1418665</text:p>
          </table:table-cell>
        </table:table-row>
        <table:table-row table:style-name="ro1">
          <table:table-cell office:value-type="float" office:value="0.14138258" calcext:value-type="float">
            <text:p>0.14138258</text:p>
          </table:table-cell>
        </table:table-row>
        <table:table-row table:style-name="ro1">
          <table:table-cell office:value-type="float" office:value="0.14090138" calcext:value-type="float">
            <text:p>0.14090138</text:p>
          </table:table-cell>
        </table:table-row>
        <table:table-row table:style-name="ro1">
          <table:table-cell office:value-type="float" office:value="0.14042289" calcext:value-type="float">
            <text:p>0.14042289</text:p>
          </table:table-cell>
        </table:table-row>
        <table:table-row table:style-name="ro1">
          <table:table-cell office:value-type="float" office:value="0.13994709" calcext:value-type="float">
            <text:p>0.13994709</text:p>
          </table:table-cell>
        </table:table-row>
        <table:table-row table:style-name="ro1">
          <table:table-cell office:value-type="float" office:value="0.13947395" calcext:value-type="float">
            <text:p>0.13947395</text:p>
          </table:table-cell>
        </table:table-row>
        <table:table-row table:style-name="ro1">
          <table:table-cell office:value-type="float" office:value="0.13900346" calcext:value-type="float">
            <text:p>0.13900346</text:p>
          </table:table-cell>
        </table:table-row>
        <table:table-row table:style-name="ro1">
          <table:table-cell office:value-type="float" office:value="0.13853559" calcext:value-type="float">
            <text:p>0.13853559</text:p>
          </table:table-cell>
        </table:table-row>
        <table:table-row table:style-name="ro1">
          <table:table-cell office:value-type="float" office:value="0.13807034" calcext:value-type="float">
            <text:p>0.13807034</text:p>
          </table:table-cell>
        </table:table-row>
        <table:table-row table:style-name="ro1">
          <table:table-cell office:value-type="float" office:value="0.13760768" calcext:value-type="float">
            <text:p>0.13760768</text:p>
          </table:table-cell>
        </table:table-row>
        <table:table-row table:style-name="ro1">
          <table:table-cell office:value-type="float" office:value="0.13714758" calcext:value-type="float">
            <text:p>0.13714758</text:p>
          </table:table-cell>
        </table:table-row>
        <table:table-row table:style-name="ro1">
          <table:table-cell office:value-type="float" office:value="0.13669004" calcext:value-type="float">
            <text:p>0.13669004</text:p>
          </table:table-cell>
        </table:table-row>
        <table:table-row table:style-name="ro1">
          <table:table-cell office:value-type="float" office:value="0.13623504" calcext:value-type="float">
            <text:p>0.13623504</text:p>
          </table:table-cell>
        </table:table-row>
        <table:table-row table:style-name="ro1">
          <table:table-cell office:value-type="float" office:value="0.13578255" calcext:value-type="float">
            <text:p>0.13578255</text:p>
          </table:table-cell>
        </table:table-row>
        <table:table-row table:style-name="ro1">
          <table:table-cell office:value-type="float" office:value="0.13533257" calcext:value-type="float">
            <text:p>0.13533257</text:p>
          </table:table-cell>
        </table:table-row>
        <table:table-row table:style-name="ro1">
          <table:table-cell office:value-type="float" office:value="0.13488506" calcext:value-type="float">
            <text:p>0.13488506</text:p>
          </table:table-cell>
        </table:table-row>
        <table:table-row table:style-name="ro1">
          <table:table-cell office:value-type="float" office:value="0.13444002" calcext:value-type="float">
            <text:p>0.13444002</text:p>
          </table:table-cell>
        </table:table-row>
        <table:table-row table:style-name="ro1">
          <table:table-cell office:value-type="float" office:value="0.13399742" calcext:value-type="float">
            <text:p>0.13399742</text:p>
          </table:table-cell>
        </table:table-row>
        <table:table-row table:style-name="ro1">
          <table:table-cell office:value-type="float" office:value="0.13355726" calcext:value-type="float">
            <text:p>0.13355726</text:p>
          </table:table-cell>
        </table:table-row>
        <table:table-row table:style-name="ro1">
          <table:table-cell office:value-type="float" office:value="0.13311951" calcext:value-type="float">
            <text:p>0.13311951</text:p>
          </table:table-cell>
        </table:table-row>
        <table:table-row table:style-name="ro1">
          <table:table-cell office:value-type="float" office:value="0.13268415" calcext:value-type="float">
            <text:p>0.13268415</text:p>
          </table:table-cell>
        </table:table-row>
        <table:table-row table:style-name="ro1">
          <table:table-cell office:value-type="float" office:value="0.13225117" calcext:value-type="float">
            <text:p>0.13225117</text:p>
          </table:table-cell>
        </table:table-row>
        <table:table-row table:style-name="ro1">
          <table:table-cell office:value-type="float" office:value="0.13182055" calcext:value-type="float">
            <text:p>0.13182055</text:p>
          </table:table-cell>
        </table:table-row>
        <table:table-row table:style-name="ro1">
          <table:table-cell office:value-type="float" office:value="0.13139227" calcext:value-type="float">
            <text:p>0.13139227</text:p>
          </table:table-cell>
        </table:table-row>
        <table:table-row table:style-name="ro1">
          <table:table-cell office:value-type="float" office:value="0.13096632" calcext:value-type="float">
            <text:p>0.13096632</text:p>
          </table:table-cell>
        </table:table-row>
        <table:table-row table:style-name="ro1">
          <table:table-cell office:value-type="float" office:value="0.13054269" calcext:value-type="float">
            <text:p>0.13054269</text:p>
          </table:table-cell>
        </table:table-row>
        <table:table-row table:style-name="ro1">
          <table:table-cell office:value-type="float" office:value="0.13012135" calcext:value-type="float">
            <text:p>0.13012135</text:p>
          </table:table-cell>
        </table:table-row>
        <table:table-row table:style-name="ro1">
          <table:table-cell office:value-type="float" office:value="0.12970229" calcext:value-type="float">
            <text:p>0.12970229</text:p>
          </table:table-cell>
        </table:table-row>
        <table:table-row table:style-name="ro1">
          <table:table-cell office:value-type="float" office:value="0.12928549" calcext:value-type="float">
            <text:p>0.12928549</text:p>
          </table:table-cell>
        </table:table-row>
        <table:table-row table:style-name="ro1">
          <table:table-cell office:value-type="float" office:value="0.12887094" calcext:value-type="float">
            <text:p>0.12887094</text:p>
          </table:table-cell>
        </table:table-row>
        <table:table-row table:style-name="ro1">
          <table:table-cell office:value-type="float" office:value="0.12845862" calcext:value-type="float">
            <text:p>0.12845862</text:p>
          </table:table-cell>
        </table:table-row>
        <table:table-row table:style-name="ro1">
          <table:table-cell office:value-type="float" office:value="0.12804852" calcext:value-type="float">
            <text:p>0.12804852</text:p>
          </table:table-cell>
        </table:table-row>
        <table:table-row table:style-name="ro1">
          <table:table-cell office:value-type="float" office:value="0.12764061" calcext:value-type="float">
            <text:p>0.12764061</text:p>
          </table:table-cell>
        </table:table-row>
        <table:table-row table:style-name="ro1">
          <table:table-cell office:value-type="float" office:value="0.1272349" calcext:value-type="float">
            <text:p>0.1272349</text:p>
          </table:table-cell>
        </table:table-row>
        <table:table-row table:style-name="ro1">
          <table:table-cell office:value-type="float" office:value="0.12683135" calcext:value-type="float">
            <text:p>0.12683135</text:p>
          </table:table-cell>
        </table:table-row>
        <table:table-row table:style-name="ro1">
          <table:table-cell office:value-type="float" office:value="0.12642996" calcext:value-type="float">
            <text:p>0.12642996</text:p>
          </table:table-cell>
        </table:table-row>
        <table:table-row table:style-name="ro1">
          <table:table-cell office:value-type="float" office:value="0.12603071" calcext:value-type="float">
            <text:p>0.12603071</text:p>
          </table:table-cell>
        </table:table-row>
        <table:table-row table:style-name="ro1">
          <table:table-cell office:value-type="float" office:value="0.12563358" calcext:value-type="float">
            <text:p>0.12563358</text:p>
          </table:table-cell>
        </table:table-row>
        <table:table-row table:style-name="ro1">
          <table:table-cell office:value-type="float" office:value="0.12523856" calcext:value-type="float">
            <text:p>0.12523856</text:p>
          </table:table-cell>
        </table:table-row>
        <table:table-row table:style-name="ro1">
          <table:table-cell office:value-type="float" office:value="0.12484564" calcext:value-type="float">
            <text:p>0.12484564</text:p>
          </table:table-cell>
        </table:table-row>
        <table:table-row table:style-name="ro1">
          <table:table-cell office:value-type="float" office:value="0.1244548" calcext:value-type="float">
            <text:p>0.1244548</text:p>
          </table:table-cell>
        </table:table-row>
        <table:table-row table:style-name="ro1">
          <table:table-cell office:value-type="float" office:value="0.12406603" calcext:value-type="float">
            <text:p>0.12406603</text:p>
          </table:table-cell>
        </table:table-row>
        <table:table-row table:style-name="ro1">
          <table:table-cell office:value-type="float" office:value="0.12367931" calcext:value-type="float">
            <text:p>0.12367931</text:p>
          </table:table-cell>
        </table:table-row>
        <table:table-row table:style-name="ro1">
          <table:table-cell office:value-type="float" office:value="0.12329462" calcext:value-type="float">
            <text:p>0.12329462</text:p>
          </table:table-cell>
        </table:table-row>
        <table:table-row table:style-name="ro1">
          <table:table-cell office:value-type="float" office:value="0.12291196" calcext:value-type="float">
            <text:p>0.12291196</text:p>
          </table:table-cell>
        </table:table-row>
        <table:table-row table:style-name="ro1">
          <table:table-cell office:value-type="float" office:value="0.12253132" calcext:value-type="float">
            <text:p>0.12253132</text:p>
          </table:table-cell>
        </table:table-row>
        <table:table-row table:style-name="ro1">
          <table:table-cell office:value-type="float" office:value="0.12215267" calcext:value-type="float">
            <text:p>0.12215267</text:p>
          </table:table-cell>
        </table:table-row>
        <table:table-row table:style-name="ro1">
          <table:table-cell office:value-type="float" office:value="0.121776" calcext:value-type="float">
            <text:p>0.121776</text:p>
          </table:table-cell>
        </table:table-row>
        <table:table-row table:style-name="ro1">
          <table:table-cell office:value-type="float" office:value="0.1214013" calcext:value-type="float">
            <text:p>0.1214013</text:p>
          </table:table-cell>
        </table:table-row>
        <table:table-row table:style-name="ro1">
          <table:table-cell office:value-type="float" office:value="0.12102855" calcext:value-type="float">
            <text:p>0.12102855</text:p>
          </table:table-cell>
        </table:table-row>
        <table:table-row table:style-name="ro1">
          <table:table-cell office:value-type="float" office:value="0.12065775" calcext:value-type="float">
            <text:p>0.12065775</text:p>
          </table:table-cell>
        </table:table-row>
        <table:table-row table:style-name="ro1">
          <table:table-cell office:value-type="float" office:value="0.12028888" calcext:value-type="float">
            <text:p>0.12028888</text:p>
          </table:table-cell>
        </table:table-row>
        <table:table-row table:style-name="ro1">
          <table:table-cell office:value-type="float" office:value="0.11992192" calcext:value-type="float">
            <text:p>0.11992192</text:p>
          </table:table-cell>
        </table:table-row>
        <table:table-row table:style-name="ro1">
          <table:table-cell office:value-type="float" office:value="0.11955687" calcext:value-type="float">
            <text:p>0.11955687</text:p>
          </table:table-cell>
        </table:table-row>
        <table:table-row table:style-name="ro1">
          <table:table-cell office:value-type="float" office:value="0.1191937" calcext:value-type="float">
            <text:p>0.1191937</text:p>
          </table:table-cell>
        </table:table-row>
        <table:table-row table:style-name="ro1">
          <table:table-cell office:value-type="float" office:value="0.11883241" calcext:value-type="float">
            <text:p>0.11883241</text:p>
          </table:table-cell>
        </table:table-row>
        <table:table-row table:style-name="ro1">
          <table:table-cell office:value-type="float" office:value="0.11847299" calcext:value-type="float">
            <text:p>0.11847299</text:p>
          </table:table-cell>
        </table:table-row>
        <table:table-row table:style-name="ro1">
          <table:table-cell office:value-type="float" office:value="0.11811542" calcext:value-type="float">
            <text:p>0.11811542</text:p>
          </table:table-cell>
        </table:table-row>
        <table:table-row table:style-name="ro1">
          <table:table-cell office:value-type="float" office:value="0.11775968" calcext:value-type="float">
            <text:p>0.11775968</text:p>
          </table:table-cell>
        </table:table-row>
        <table:table-row table:style-name="ro1">
          <table:table-cell office:value-type="float" office:value="0.11740578" calcext:value-type="float">
            <text:p>0.11740578</text:p>
          </table:table-cell>
        </table:table-row>
        <table:table-row table:style-name="ro1">
          <table:table-cell office:value-type="float" office:value="0.11705368" calcext:value-type="float">
            <text:p>0.11705368</text:p>
          </table:table-cell>
        </table:table-row>
        <table:table-row table:style-name="ro1">
          <table:table-cell office:value-type="float" office:value="0.11670339" calcext:value-type="float">
            <text:p>0.11670339</text:p>
          </table:table-cell>
        </table:table-row>
        <table:table-row table:style-name="ro1">
          <table:table-cell office:value-type="float" office:value="0.11635489" calcext:value-type="float">
            <text:p>0.11635489</text:p>
          </table:table-cell>
        </table:table-row>
        <table:table-row table:style-name="ro1">
          <table:table-cell office:value-type="float" office:value="0.11600817" calcext:value-type="float">
            <text:p>0.11600817</text:p>
          </table:table-cell>
        </table:table-row>
        <table:table-row table:style-name="ro1">
          <table:table-cell office:value-type="float" office:value="0.11566321" calcext:value-type="float">
            <text:p>0.11566321</text:p>
          </table:table-cell>
        </table:table-row>
        <table:table-row table:style-name="ro1">
          <table:table-cell office:value-type="float" office:value="0.11532" calcext:value-type="float">
            <text:p>0.11532</text:p>
          </table:table-cell>
        </table:table-row>
        <table:table-row table:style-name="ro1">
          <table:table-cell office:value-type="float" office:value="0.11497854" calcext:value-type="float">
            <text:p>0.11497854</text:p>
          </table:table-cell>
        </table:table-row>
        <table:table-row table:style-name="ro1">
          <table:table-cell office:value-type="float" office:value="0.11463881" calcext:value-type="float">
            <text:p>0.11463881</text:p>
          </table:table-cell>
        </table:table-row>
        <table:table-row table:style-name="ro1">
          <table:table-cell office:value-type="float" office:value="0.11430079" calcext:value-type="float">
            <text:p>0.11430079</text:p>
          </table:table-cell>
        </table:table-row>
        <table:table-row table:style-name="ro1">
          <table:table-cell office:value-type="float" office:value="0.11396448" calcext:value-type="float">
            <text:p>0.11396448</text:p>
          </table:table-cell>
        </table:table-row>
        <table:table-row table:style-name="ro1">
          <table:table-cell office:value-type="float" office:value="0.11362987" calcext:value-type="float">
            <text:p>0.11362987</text:p>
          </table:table-cell>
        </table:table-row>
        <table:table-row table:style-name="ro1">
          <table:table-cell office:value-type="float" office:value="0.11329694" calcext:value-type="float">
            <text:p>0.11329694</text:p>
          </table:table-cell>
        </table:table-row>
        <table:table-row table:style-name="ro1">
          <table:table-cell office:value-type="float" office:value="0.11296569" calcext:value-type="float">
            <text:p>0.11296569</text:p>
          </table:table-cell>
        </table:table-row>
        <table:table-row table:style-name="ro1">
          <table:table-cell office:value-type="float" office:value="0.1126361" calcext:value-type="float">
            <text:p>0.1126361</text:p>
          </table:table-cell>
        </table:table-row>
        <table:table-row table:style-name="ro1">
          <table:table-cell office:value-type="float" office:value="0.11230815" calcext:value-type="float">
            <text:p>0.11230815</text:p>
          </table:table-cell>
        </table:table-row>
        <table:table-row table:style-name="ro1">
          <table:table-cell office:value-type="float" office:value="0.11198185" calcext:value-type="float">
            <text:p>0.11198185</text:p>
          </table:table-cell>
        </table:table-row>
        <table:table-row table:style-name="ro1">
          <table:table-cell office:value-type="float" office:value="0.11165718" calcext:value-type="float">
            <text:p>0.11165718</text:p>
          </table:table-cell>
        </table:table-row>
        <table:table-row table:style-name="ro1">
          <table:table-cell office:value-type="float" office:value="0.11133412" calcext:value-type="float">
            <text:p>0.11133412</text:p>
          </table:table-cell>
        </table:table-row>
        <table:table-row table:style-name="ro1">
          <table:table-cell office:value-type="float" office:value="0.11101268" calcext:value-type="float">
            <text:p>0.11101268</text:p>
          </table:table-cell>
        </table:table-row>
        <table:table-row table:style-name="ro1">
          <table:table-cell office:value-type="float" office:value="0.11069283" calcext:value-type="float">
            <text:p>0.11069283</text:p>
          </table:table-cell>
        </table:table-row>
        <table:table-row table:style-name="ro1">
          <table:table-cell office:value-type="float" office:value="0.11037456" calcext:value-type="float">
            <text:p>0.11037456</text:p>
          </table:table-cell>
        </table:table-row>
        <table:table-row table:style-name="ro1">
          <table:table-cell office:value-type="float" office:value="0.11005787" calcext:value-type="float">
            <text:p>0.11005787</text:p>
          </table:table-cell>
        </table:table-row>
        <table:table-row table:style-name="ro1">
          <table:table-cell office:value-type="float" office:value="0.10974275" calcext:value-type="float">
            <text:p>0.10974275</text:p>
          </table:table-cell>
        </table:table-row>
        <table:table-row table:style-name="ro1">
          <table:table-cell office:value-type="float" office:value="0.10942918" calcext:value-type="float">
            <text:p>0.10942918</text:p>
          </table:table-cell>
        </table:table-row>
        <table:table-row table:style-name="ro1">
          <table:table-cell office:value-type="float" office:value="0.10911716" calcext:value-type="float">
            <text:p>0.10911716</text:p>
          </table:table-cell>
        </table:table-row>
        <table:table-row table:style-name="ro1">
          <table:table-cell office:value-type="float" office:value="0.10880667" calcext:value-type="float">
            <text:p>0.10880667</text:p>
          </table:table-cell>
        </table:table-row>
        <table:table-row table:style-name="ro1">
          <table:table-cell office:value-type="float" office:value="0.10849771" calcext:value-type="float">
            <text:p>0.10849771</text:p>
          </table:table-cell>
        </table:table-row>
        <table:table-row table:style-name="ro1">
          <table:table-cell office:value-type="float" office:value="0.10819026" calcext:value-type="float">
            <text:p>0.10819026</text:p>
          </table:table-cell>
        </table:table-row>
        <table:table-row table:style-name="ro1">
          <table:table-cell office:value-type="float" office:value="0.10788431" calcext:value-type="float">
            <text:p>0.10788431</text:p>
          </table:table-cell>
        </table:table-row>
        <table:table-row table:style-name="ro1">
          <table:table-cell office:value-type="float" office:value="0.10757986" calcext:value-type="float">
            <text:p>0.10757986</text:p>
          </table:table-cell>
        </table:table-row>
        <table:table-row table:style-name="ro1">
          <table:table-cell office:value-type="float" office:value="0.1072769" calcext:value-type="float">
            <text:p>0.1072769</text:p>
          </table:table-cell>
        </table:table-row>
        <table:table-row table:style-name="ro1">
          <table:table-cell office:value-type="float" office:value="0.10697541" calcext:value-type="float">
            <text:p>0.10697541</text:p>
          </table:table-cell>
        </table:table-row>
        <table:table-row table:style-name="ro1">
          <table:table-cell office:value-type="float" office:value="0.10667538" calcext:value-type="float">
            <text:p>0.10667538</text:p>
          </table:table-cell>
        </table:table-row>
        <table:table-row table:style-name="ro1">
          <table:table-cell office:value-type="float" office:value="0.10637682" calcext:value-type="float">
            <text:p>0.10637682</text:p>
          </table:table-cell>
        </table:table-row>
        <table:table-row table:style-name="ro1">
          <table:table-cell office:value-type="float" office:value="0.10607969" calcext:value-type="float">
            <text:p>0.10607969</text:p>
          </table:table-cell>
        </table:table-row>
        <table:table-row table:style-name="ro1">
          <table:table-cell office:value-type="float" office:value="0.10578401" calcext:value-type="float">
            <text:p>0.10578401</text:p>
          </table:table-cell>
        </table:table-row>
        <table:table-row table:style-name="ro1">
          <table:table-cell office:value-type="float" office:value="0.10548976" calcext:value-type="float">
            <text:p>0.10548976</text:p>
          </table:table-cell>
        </table:table-row>
        <table:table-row table:style-name="ro1">
          <table:table-cell office:value-type="float" office:value="0.10519692" calcext:value-type="float">
            <text:p>0.10519692</text:p>
          </table:table-cell>
        </table:table-row>
        <table:table-row table:style-name="ro1">
          <table:table-cell office:value-type="float" office:value="0.10490549" calcext:value-type="float">
            <text:p>0.10490549</text:p>
          </table:table-cell>
        </table:table-row>
        <table:table-row table:style-name="ro1">
          <table:table-cell office:value-type="float" office:value="0.10461547" calcext:value-type="float">
            <text:p>0.10461547</text:p>
          </table:table-cell>
        </table:table-row>
        <table:table-row table:style-name="ro1">
          <table:table-cell office:value-type="float" office:value="0.10432683" calcext:value-type="float">
            <text:p>0.10432683</text:p>
          </table:table-cell>
        </table:table-row>
        <table:table-row table:style-name="ro1">
          <table:table-cell office:value-type="float" office:value="0.10403958" calcext:value-type="float">
            <text:p>0.10403958</text:p>
          </table:table-cell>
        </table:table-row>
        <table:table-row table:style-name="ro1">
          <table:table-cell office:value-type="float" office:value="0.1037537" calcext:value-type="float">
            <text:p>0.1037537</text:p>
          </table:table-cell>
        </table:table-row>
        <table:table-row table:style-name="ro1">
          <table:table-cell office:value-type="float" office:value="0.10346919" calcext:value-type="float">
            <text:p>0.10346919</text:p>
          </table:table-cell>
        </table:table-row>
        <table:table-row table:style-name="ro1">
          <table:table-cell office:value-type="float" office:value="0.10318603" calcext:value-type="float">
            <text:p>0.10318603</text:p>
          </table:table-cell>
        </table:table-row>
        <table:table-row table:style-name="ro1">
          <table:table-cell office:value-type="float" office:value="0.10290422" calcext:value-type="float">
            <text:p>0.10290422</text:p>
          </table:table-cell>
        </table:table-row>
        <table:table-row table:style-name="ro1">
          <table:table-cell office:value-type="float" office:value="0.10262375" calcext:value-type="float">
            <text:p>0.10262375</text:p>
          </table:table-cell>
        </table:table-row>
        <table:table-row table:style-name="ro1">
          <table:table-cell office:value-type="float" office:value="0.10234461" calcext:value-type="float">
            <text:p>0.10234461</text:p>
          </table:table-cell>
        </table:table-row>
        <table:table-row table:style-name="ro1">
          <table:table-cell office:value-type="float" office:value="0.10206679" calcext:value-type="float">
            <text:p>0.10206679</text:p>
          </table:table-cell>
        </table:table-row>
        <table:table-row table:style-name="ro1">
          <table:table-cell office:value-type="float" office:value="0.10179029" calcext:value-type="float">
            <text:p>0.10179029</text:p>
          </table:table-cell>
        </table:table-row>
        <table:table-row table:style-name="ro1">
          <table:table-cell office:value-type="float" office:value="0.10151509" calcext:value-type="float">
            <text:p>0.10151509</text:p>
          </table:table-cell>
        </table:table-row>
        <table:table-row table:style-name="ro1">
          <table:table-cell office:value-type="float" office:value="0.10124118" calcext:value-type="float">
            <text:p>0.10124118</text:p>
          </table:table-cell>
        </table:table-row>
        <table:table-row table:style-name="ro1">
          <table:table-cell office:value-type="float" office:value="0.10096857" calcext:value-type="float">
            <text:p>0.10096857</text:p>
          </table:table-cell>
        </table:table-row>
        <table:table-row table:style-name="ro1">
          <table:table-cell office:value-type="float" office:value="0.10069723" calcext:value-type="float">
            <text:p>0.10069723</text:p>
          </table:table-cell>
        </table:table-row>
        <table:table-row table:style-name="ro1">
          <table:table-cell office:value-type="float" office:value="0.10042717" calcext:value-type="float">
            <text:p>0.10042717</text:p>
          </table:table-cell>
        </table:table-row>
        <table:table-row table:style-name="ro1">
          <table:table-cell office:value-type="float" office:value="0.10015837" calcext:value-type="float">
            <text:p>0.10015837</text:p>
          </table:table-cell>
        </table:table-row>
        <table:table-row table:style-name="ro1">
          <table:table-cell office:value-type="float" office:value="0.09989083" calcext:value-type="float">
            <text:p>0.09989083</text:p>
          </table:table-cell>
        </table:table-row>
        <table:table-row table:style-name="ro1">
          <table:table-cell office:value-type="float" office:value="0.09962454" calcext:value-type="float">
            <text:p>0.09962454</text:p>
          </table:table-cell>
        </table:table-row>
        <table:table-row table:style-name="ro1">
          <table:table-cell office:value-type="float" office:value="0.09935948" calcext:value-type="float">
            <text:p>0.09935948</text:p>
          </table:table-cell>
        </table:table-row>
        <table:table-row table:style-name="ro1">
          <table:table-cell office:value-type="float" office:value="0.09909566" calcext:value-type="float">
            <text:p>0.09909566</text:p>
          </table:table-cell>
        </table:table-row>
        <table:table-row table:style-name="ro1">
          <table:table-cell office:value-type="float" office:value="0.09883306" calcext:value-type="float">
            <text:p>0.09883306</text:p>
          </table:table-cell>
        </table:table-row>
        <table:table-row table:style-name="ro1">
          <table:table-cell office:value-type="float" office:value="0.09857169" calcext:value-type="float">
            <text:p>0.09857169</text:p>
          </table:table-cell>
        </table:table-row>
        <table:table-row table:style-name="ro1">
          <table:table-cell office:value-type="float" office:value="0.09831152" calcext:value-type="float">
            <text:p>0.09831152</text:p>
          </table:table-cell>
        </table:table-row>
        <table:table-row table:style-name="ro1">
          <table:table-cell office:value-type="float" office:value="0.09805255" calcext:value-type="float">
            <text:p>0.09805255</text:p>
          </table:table-cell>
        </table:table-row>
        <table:table-row table:style-name="ro1">
          <table:table-cell office:value-type="float" office:value="0.09779477" calcext:value-type="float">
            <text:p>0.09779477</text:p>
          </table:table-cell>
        </table:table-row>
        <table:table-row table:style-name="ro1">
          <table:table-cell office:value-type="float" office:value="0.09753819" calcext:value-type="float">
            <text:p>0.09753819</text:p>
          </table:table-cell>
        </table:table-row>
        <table:table-row table:style-name="ro1">
          <table:table-cell office:value-type="float" office:value="0.09728278" calcext:value-type="float">
            <text:p>0.09728278</text:p>
          </table:table-cell>
        </table:table-row>
        <table:table-row table:style-name="ro1">
          <table:table-cell office:value-type="float" office:value="0.09702855" calcext:value-type="float">
            <text:p>0.09702855</text:p>
          </table:table-cell>
        </table:table-row>
        <table:table-row table:style-name="ro1">
          <table:table-cell office:value-type="float" office:value="0.09677548" calcext:value-type="float">
            <text:p>0.09677548</text:p>
          </table:table-cell>
        </table:table-row>
        <table:table-row table:style-name="ro1">
          <table:table-cell office:value-type="float" office:value="0.09652356" calcext:value-type="float">
            <text:p>0.09652356</text:p>
          </table:table-cell>
        </table:table-row>
        <table:table-row table:style-name="ro1">
          <table:table-cell office:value-type="float" office:value="0.0962728" calcext:value-type="float">
            <text:p>0.0962728</text:p>
          </table:table-cell>
        </table:table-row>
        <table:table-row table:style-name="ro1">
          <table:table-cell office:value-type="float" office:value="0.09602318" calcext:value-type="float">
            <text:p>0.09602318</text:p>
          </table:table-cell>
        </table:table-row>
        <table:table-row table:style-name="ro1">
          <table:table-cell office:value-type="float" office:value="0.0957747" calcext:value-type="float">
            <text:p>0.0957747</text:p>
          </table:table-cell>
        </table:table-row>
        <table:table-row table:style-name="ro1">
          <table:table-cell office:value-type="float" office:value="0.09552735" calcext:value-type="float">
            <text:p>0.09552735</text:p>
          </table:table-cell>
        </table:table-row>
        <table:table-row table:style-name="ro1">
          <table:table-cell office:value-type="float" office:value="0.09528112" calcext:value-type="float">
            <text:p>0.09528112</text:p>
          </table:table-cell>
        </table:table-row>
        <table:table-row table:style-name="ro1">
          <table:table-cell office:value-type="float" office:value="0.09503601" calcext:value-type="float">
            <text:p>0.09503601</text:p>
          </table:table-cell>
        </table:table-row>
        <table:table-row table:style-name="ro1">
          <table:table-cell office:value-type="float" office:value="0.094792" calcext:value-type="float">
            <text:p>0.094792</text:p>
          </table:table-cell>
        </table:table-row>
        <table:table-row table:style-name="ro1">
          <table:table-cell office:value-type="float" office:value="0.09454909" calcext:value-type="float">
            <text:p>0.09454909</text:p>
          </table:table-cell>
        </table:table-row>
        <table:table-row table:style-name="ro1">
          <table:table-cell office:value-type="float" office:value="0.09430728" calcext:value-type="float">
            <text:p>0.09430728</text:p>
          </table:table-cell>
        </table:table-row>
        <table:table-row table:style-name="ro1">
          <table:table-cell office:value-type="float" office:value="0.09406656" calcext:value-type="float">
            <text:p>0.09406656</text:p>
          </table:table-cell>
        </table:table-row>
        <table:table-row table:style-name="ro1">
          <table:table-cell office:value-type="float" office:value="0.09382692" calcext:value-type="float">
            <text:p>0.09382692</text:p>
          </table:table-cell>
        </table:table-row>
        <table:table-row table:style-name="ro1">
          <table:table-cell office:value-type="float" office:value="0.09358836" calcext:value-type="float">
            <text:p>0.09358836</text:p>
          </table:table-cell>
        </table:table-row>
        <table:table-row table:style-name="ro1">
          <table:table-cell office:value-type="float" office:value="0.09335086" calcext:value-type="float">
            <text:p>0.09335086</text:p>
          </table:table-cell>
        </table:table-row>
        <table:table-row table:style-name="ro1">
          <table:table-cell office:value-type="float" office:value="0.09311443" calcext:value-type="float">
            <text:p>0.09311443</text:p>
          </table:table-cell>
        </table:table-row>
        <table:table-row table:style-name="ro1">
          <table:table-cell office:value-type="float" office:value="0.09287905" calcext:value-type="float">
            <text:p>0.09287905</text:p>
          </table:table-cell>
        </table:table-row>
        <table:table-row table:style-name="ro1">
          <table:table-cell office:value-type="float" office:value="0.09264472" calcext:value-type="float">
            <text:p>0.09264472</text:p>
          </table:table-cell>
        </table:table-row>
        <table:table-row table:style-name="ro1">
          <table:table-cell office:value-type="float" office:value="0.09241143" calcext:value-type="float">
            <text:p>0.09241143</text:p>
          </table:table-cell>
        </table:table-row>
        <table:table-row table:style-name="ro1">
          <table:table-cell office:value-type="float" office:value="0.09217918" calcext:value-type="float">
            <text:p>0.09217918</text:p>
          </table:table-cell>
        </table:table-row>
        <table:table-row table:style-name="ro1">
          <table:table-cell office:value-type="float" office:value="0.09194796" calcext:value-type="float">
            <text:p>0.09194796</text:p>
          </table:table-cell>
        </table:table-row>
        <table:table-row table:style-name="ro1">
          <table:table-cell office:value-type="float" office:value="0.09171777" calcext:value-type="float">
            <text:p>0.09171777</text:p>
          </table:table-cell>
        </table:table-row>
        <table:table-row table:style-name="ro1">
          <table:table-cell office:value-type="float" office:value="0.09148859" calcext:value-type="float">
            <text:p>0.09148859</text:p>
          </table:table-cell>
        </table:table-row>
        <table:table-row table:style-name="ro1">
          <table:table-cell office:value-type="float" office:value="0.09126042" calcext:value-type="float">
            <text:p>0.09126042</text:p>
          </table:table-cell>
        </table:table-row>
        <table:table-row table:style-name="ro1">
          <table:table-cell office:value-type="float" office:value="0.09103326" calcext:value-type="float">
            <text:p>0.09103326</text:p>
          </table:table-cell>
        </table:table-row>
        <table:table-row table:style-name="ro1">
          <table:table-cell office:value-type="float" office:value="0.09080709" calcext:value-type="float">
            <text:p>0.09080709</text:p>
          </table:table-cell>
        </table:table-row>
        <table:table-row table:style-name="ro1">
          <table:table-cell office:value-type="float" office:value="0.09058192" calcext:value-type="float">
            <text:p>0.09058192</text:p>
          </table:table-cell>
        </table:table-row>
        <table:table-row table:style-name="ro1">
          <table:table-cell office:value-type="float" office:value="0.09035774" calcext:value-type="float">
            <text:p>0.09035774</text:p>
          </table:table-cell>
        </table:table-row>
        <table:table-row table:style-name="ro1">
          <table:table-cell office:value-type="float" office:value="0.09013454" calcext:value-type="float">
            <text:p>0.09013454</text:p>
          </table:table-cell>
        </table:table-row>
        <table:table-row table:style-name="ro1">
          <table:table-cell office:value-type="float" office:value="0.08991232" calcext:value-type="float">
            <text:p>0.08991232</text:p>
          </table:table-cell>
        </table:table-row>
        <table:table-row table:style-name="ro1">
          <table:table-cell office:value-type="float" office:value="0.08969106" calcext:value-type="float">
            <text:p>0.08969106</text:p>
          </table:table-cell>
        </table:table-row>
        <table:table-row table:style-name="ro1">
          <table:table-cell office:value-type="float" office:value="0.08947077" calcext:value-type="float">
            <text:p>0.08947077</text:p>
          </table:table-cell>
        </table:table-row>
        <table:table-row table:style-name="ro1">
          <table:table-cell office:value-type="float" office:value="0.08925144" calcext:value-type="float">
            <text:p>0.08925144</text:p>
          </table:table-cell>
        </table:table-row>
        <table:table-row table:style-name="ro1">
          <table:table-cell office:value-type="float" office:value="0.08903306" calcext:value-type="float">
            <text:p>0.08903306</text:p>
          </table:table-cell>
        </table:table-row>
        <table:table-row table:style-name="ro1">
          <table:table-cell office:value-type="float" office:value="0.08881563" calcext:value-type="float">
            <text:p>0.08881563</text:p>
          </table:table-cell>
        </table:table-row>
        <table:table-row table:style-name="ro1">
          <table:table-cell office:value-type="float" office:value="0.08859913" calcext:value-type="float">
            <text:p>0.08859913</text:p>
          </table:table-cell>
        </table:table-row>
        <table:table-row table:style-name="ro1">
          <table:table-cell office:value-type="float" office:value="0.08838358" calcext:value-type="float">
            <text:p>0.08838358</text:p>
          </table:table-cell>
        </table:table-row>
        <table:table-row table:style-name="ro1">
          <table:table-cell office:value-type="float" office:value="0.08816895" calcext:value-type="float">
            <text:p>0.08816895</text:p>
          </table:table-cell>
        </table:table-row>
        <table:table-row table:style-name="ro1">
          <table:table-cell office:value-type="float" office:value="0.08795525" calcext:value-type="float">
            <text:p>0.08795525</text:p>
          </table:table-cell>
        </table:table-row>
        <table:table-row table:style-name="ro1">
          <table:table-cell office:value-type="float" office:value="0.08774247" calcext:value-type="float">
            <text:p>0.08774247</text:p>
          </table:table-cell>
        </table:table-row>
        <table:table-row table:style-name="ro1">
          <table:table-cell office:value-type="float" office:value="0.0875306" calcext:value-type="float">
            <text:p>0.0875306</text:p>
          </table:table-cell>
        </table:table-row>
        <table:table-row table:style-name="ro1">
          <table:table-cell office:value-type="float" office:value="0.08731964" calcext:value-type="float">
            <text:p>0.08731964</text:p>
          </table:table-cell>
        </table:table-row>
        <table:table-row table:style-name="ro1">
          <table:table-cell office:value-type="float" office:value="0.08710959" calcext:value-type="float">
            <text:p>0.08710959</text:p>
          </table:table-cell>
        </table:table-row>
        <table:table-row table:style-name="ro1">
          <table:table-cell office:value-type="float" office:value="0.08690043" calcext:value-type="float">
            <text:p>0.08690043</text:p>
          </table:table-cell>
        </table:table-row>
        <table:table-row table:style-name="ro1">
          <table:table-cell office:value-type="float" office:value="0.08669216" calcext:value-type="float">
            <text:p>0.08669216</text:p>
          </table:table-cell>
        </table:table-row>
        <table:table-row table:style-name="ro1">
          <table:table-cell office:value-type="float" office:value="0.08648478" calcext:value-type="float">
            <text:p>0.08648478</text:p>
          </table:table-cell>
        </table:table-row>
        <table:table-row table:style-name="ro1">
          <table:table-cell office:value-type="float" office:value="0.08627828" calcext:value-type="float">
            <text:p>0.08627828</text:p>
          </table:table-cell>
        </table:table-row>
        <table:table-row table:style-name="ro1">
          <table:table-cell office:value-type="float" office:value="0.08607266" calcext:value-type="float">
            <text:p>0.08607266</text:p>
          </table:table-cell>
        </table:table-row>
        <table:table-row table:style-name="ro1">
          <table:table-cell office:value-type="float" office:value="0.08586792" calcext:value-type="float">
            <text:p>0.08586792</text:p>
          </table:table-cell>
        </table:table-row>
        <table:table-row table:style-name="ro1">
          <table:table-cell office:value-type="float" office:value="0.08566404" calcext:value-type="float">
            <text:p>0.08566404</text:p>
          </table:table-cell>
        </table:table-row>
        <table:table-row table:style-name="ro1">
          <table:table-cell office:value-type="float" office:value="0.08546102" calcext:value-type="float">
            <text:p>0.08546102</text:p>
          </table:table-cell>
        </table:table-row>
        <table:table-row table:style-name="ro1">
          <table:table-cell office:value-type="float" office:value="0.08525885" calcext:value-type="float">
            <text:p>0.08525885</text:p>
          </table:table-cell>
        </table:table-row>
        <table:table-row table:style-name="ro1">
          <table:table-cell office:value-type="float" office:value="0.08505754" calcext:value-type="float">
            <text:p>0.08505754</text:p>
          </table:table-cell>
        </table:table-row>
        <table:table-row table:style-name="ro1">
          <table:table-cell office:value-type="float" office:value="0.08485708" calcext:value-type="float">
            <text:p>0.08485708</text:p>
          </table:table-cell>
        </table:table-row>
        <table:table-row table:style-name="ro1">
          <table:table-cell office:value-type="float" office:value="0.08465746" calcext:value-type="float">
            <text:p>0.08465746</text:p>
          </table:table-cell>
        </table:table-row>
        <table:table-row table:style-name="ro1">
          <table:table-cell office:value-type="float" office:value="0.08445867" calcext:value-type="float">
            <text:p>0.08445867</text:p>
          </table:table-cell>
        </table:table-row>
        <table:table-row table:style-name="ro1">
          <table:table-cell office:value-type="float" office:value="0.08426072" calcext:value-type="float">
            <text:p>0.08426072</text:p>
          </table:table-cell>
        </table:table-row>
        <table:table-row table:style-name="ro1">
          <table:table-cell office:value-type="float" office:value="0.08406359" calcext:value-type="float">
            <text:p>0.08406359</text:p>
          </table:table-cell>
        </table:table-row>
        <table:table-row table:style-name="ro1">
          <table:table-cell office:value-type="float" office:value="0.08386729" calcext:value-type="float">
            <text:p>0.08386729</text:p>
          </table:table-cell>
        </table:table-row>
        <table:table-row table:style-name="ro1">
          <table:table-cell office:value-type="float" office:value="0.08367181" calcext:value-type="float">
            <text:p>0.08367181</text:p>
          </table:table-cell>
        </table:table-row>
        <table:table-row table:style-name="ro1">
          <table:table-cell office:value-type="float" office:value="0.08347713" calcext:value-type="float">
            <text:p>0.08347713</text:p>
          </table:table-cell>
        </table:table-row>
        <table:table-row table:style-name="ro1">
          <table:table-cell office:value-type="float" office:value="0.08328327" calcext:value-type="float">
            <text:p>0.08328327</text:p>
          </table:table-cell>
        </table:table-row>
        <table:table-row table:style-name="ro1">
          <table:table-cell office:value-type="float" office:value="0.08309021" calcext:value-type="float">
            <text:p>0.08309021</text:p>
          </table:table-cell>
        </table:table-row>
        <table:table-row table:style-name="ro1">
          <table:table-cell office:value-type="float" office:value="0.08289795" calcext:value-type="float">
            <text:p>0.08289795</text:p>
          </table:table-cell>
        </table:table-row>
        <table:table-row table:style-name="ro1">
          <table:table-cell office:value-type="float" office:value="0.08270649" calcext:value-type="float">
            <text:p>0.08270649</text:p>
          </table:table-cell>
        </table:table-row>
        <table:table-row table:style-name="ro1">
          <table:table-cell office:value-type="float" office:value="0.08251581" calcext:value-type="float">
            <text:p>0.08251581</text:p>
          </table:table-cell>
        </table:table-row>
        <table:table-row table:style-name="ro1">
          <table:table-cell office:value-type="float" office:value="0.08232593" calcext:value-type="float">
            <text:p>0.08232593</text:p>
          </table:table-cell>
        </table:table-row>
        <table:table-row table:style-name="ro1">
          <table:table-cell office:value-type="float" office:value="0.08213682" calcext:value-type="float">
            <text:p>0.08213682</text:p>
          </table:table-cell>
        </table:table-row>
        <table:table-row table:style-name="ro1">
          <table:table-cell office:value-type="float" office:value="0.08194849" calcext:value-type="float">
            <text:p>0.08194849</text:p>
          </table:table-cell>
        </table:table-row>
        <table:table-row table:style-name="ro1">
          <table:table-cell office:value-type="float" office:value="0.08176093" calcext:value-type="float">
            <text:p>0.08176093</text:p>
          </table:table-cell>
        </table:table-row>
        <table:table-row table:style-name="ro1">
          <table:table-cell office:value-type="float" office:value="0.08157414" calcext:value-type="float">
            <text:p>0.08157414</text:p>
          </table:table-cell>
        </table:table-row>
        <table:table-row table:style-name="ro1">
          <table:table-cell office:value-type="float" office:value="0.08138811" calcext:value-type="float">
            <text:p>0.08138811</text:p>
          </table:table-cell>
        </table:table-row>
        <table:table-row table:style-name="ro1">
          <table:table-cell office:value-type="float" office:value="0.08120285" calcext:value-type="float">
            <text:p>0.08120285</text:p>
          </table:table-cell>
        </table:table-row>
        <table:table-row table:style-name="ro1">
          <table:table-cell office:value-type="float" office:value="0.08101834" calcext:value-type="float">
            <text:p>0.08101834</text:p>
          </table:table-cell>
        </table:table-row>
        <table:table-row table:style-name="ro1">
          <table:table-cell office:value-type="float" office:value="0.08083458" calcext:value-type="float">
            <text:p>0.08083458</text:p>
          </table:table-cell>
        </table:table-row>
        <table:table-row table:style-name="ro1">
          <table:table-cell office:value-type="float" office:value="0.08065156" calcext:value-type="float">
            <text:p>0.08065156</text:p>
          </table:table-cell>
        </table:table-row>
        <table:table-row table:style-name="ro1">
          <table:table-cell office:value-type="float" office:value="0.08046929" calcext:value-type="float">
            <text:p>0.08046929</text:p>
          </table:table-cell>
        </table:table-row>
        <table:table-row table:style-name="ro1">
          <table:table-cell office:value-type="float" office:value="0.08028776" calcext:value-type="float">
            <text:p>0.08028776</text:p>
          </table:table-cell>
        </table:table-row>
        <table:table-row table:style-name="ro1">
          <table:table-cell office:value-type="float" office:value="0.08010696" calcext:value-type="float">
            <text:p>0.08010696</text:p>
          </table:table-cell>
        </table:table-row>
        <table:table-row table:style-name="ro1">
          <table:table-cell office:value-type="float" office:value="0.07992689" calcext:value-type="float">
            <text:p>0.07992689</text:p>
          </table:table-cell>
        </table:table-row>
        <table:table-row table:style-name="ro1">
          <table:table-cell office:value-type="float" office:value="0.07974755" calcext:value-type="float">
            <text:p>0.07974755</text:p>
          </table:table-cell>
        </table:table-row>
        <table:table-row table:style-name="ro1">
          <table:table-cell office:value-type="float" office:value="0.07956893" calcext:value-type="float">
            <text:p>0.07956893</text:p>
          </table:table-cell>
        </table:table-row>
        <table:table-row table:style-name="ro1">
          <table:table-cell office:value-type="float" office:value="0.07939103" calcext:value-type="float">
            <text:p>0.07939103</text:p>
          </table:table-cell>
        </table:table-row>
        <table:table-row table:style-name="ro1">
          <table:table-cell office:value-type="float" office:value="0.07921384" calcext:value-type="float">
            <text:p>0.07921384</text:p>
          </table:table-cell>
        </table:table-row>
        <table:table-row table:style-name="ro1">
          <table:table-cell office:value-type="float" office:value="0.07903736" calcext:value-type="float">
            <text:p>0.07903736</text:p>
          </table:table-cell>
        </table:table-row>
        <table:table-row table:style-name="ro1">
          <table:table-cell office:value-type="float" office:value="0.07886159" calcext:value-type="float">
            <text:p>0.07886159</text:p>
          </table:table-cell>
        </table:table-row>
        <table:table-row table:style-name="ro1">
          <table:table-cell office:value-type="float" office:value="0.07868652" calcext:value-type="float">
            <text:p>0.07868652</text:p>
          </table:table-cell>
        </table:table-row>
        <table:table-row table:style-name="ro1">
          <table:table-cell office:value-type="float" office:value="0.07851215" calcext:value-type="float">
            <text:p>0.07851215</text:p>
          </table:table-cell>
        </table:table-row>
        <table:table-row table:style-name="ro1">
          <table:table-cell office:value-type="float" office:value="0.07833847" calcext:value-type="float">
            <text:p>0.07833847</text:p>
          </table:table-cell>
        </table:table-row>
        <table:table-row table:style-name="ro1">
          <table:table-cell office:value-type="float" office:value="0.07816549" calcext:value-type="float">
            <text:p>0.07816549</text:p>
          </table:table-cell>
        </table:table-row>
        <table:table-row table:style-name="ro1">
          <table:table-cell office:value-type="float" office:value="0.07799319" calcext:value-type="float">
            <text:p>0.07799319</text:p>
          </table:table-cell>
        </table:table-row>
        <table:table-row table:style-name="ro1">
          <table:table-cell office:value-type="float" office:value="0.07782157" calcext:value-type="float">
            <text:p>0.07782157</text:p>
          </table:table-cell>
        </table:table-row>
        <table:table-row table:style-name="ro1">
          <table:table-cell office:value-type="float" office:value="0.07765063" calcext:value-type="float">
            <text:p>0.07765063</text:p>
          </table:table-cell>
        </table:table-row>
        <table:table-row table:style-name="ro1">
          <table:table-cell office:value-type="float" office:value="0.07748037" calcext:value-type="float">
            <text:p>0.07748037</text:p>
          </table:table-cell>
        </table:table-row>
        <table:table-row table:style-name="ro1">
          <table:table-cell office:value-type="float" office:value="0.07731078" calcext:value-type="float">
            <text:p>0.07731078</text:p>
          </table:table-cell>
        </table:table-row>
        <table:table-row table:style-name="ro1">
          <table:table-cell office:value-type="float" office:value="0.07714186" calcext:value-type="float">
            <text:p>0.07714186</text:p>
          </table:table-cell>
        </table:table-row>
        <table:table-row table:style-name="ro1">
          <table:table-cell office:value-type="float" office:value="0.0769736" calcext:value-type="float">
            <text:p>0.0769736</text:p>
          </table:table-cell>
        </table:table-row>
        <table:table-row table:style-name="ro1">
          <table:table-cell office:value-type="float" office:value="0.07680601" calcext:value-type="float">
            <text:p>0.07680601</text:p>
          </table:table-cell>
        </table:table-row>
        <table:table-row table:style-name="ro1">
          <table:table-cell office:value-type="float" office:value="0.07663907" calcext:value-type="float">
            <text:p>0.07663907</text:p>
          </table:table-cell>
        </table:table-row>
        <table:table-row table:style-name="ro1">
          <table:table-cell office:value-type="float" office:value="0.07647278" calcext:value-type="float">
            <text:p>0.07647278</text:p>
          </table:table-cell>
        </table:table-row>
        <table:table-row table:style-name="ro1">
          <table:table-cell office:value-type="float" office:value="0.07630715" calcext:value-type="float">
            <text:p>0.07630715</text:p>
          </table:table-cell>
        </table:table-row>
        <table:table-row table:style-name="ro1">
          <table:table-cell office:value-type="float" office:value="0.07614216" calcext:value-type="float">
            <text:p>0.07614216</text:p>
          </table:table-cell>
        </table:table-row>
        <table:table-row table:style-name="ro1">
          <table:table-cell office:value-type="float" office:value="0.07597781" calcext:value-type="float">
            <text:p>0.07597781</text:p>
          </table:table-cell>
        </table:table-row>
        <table:table-row table:style-name="ro1">
          <table:table-cell office:value-type="float" office:value="0.07581411" calcext:value-type="float">
            <text:p>0.07581411</text:p>
          </table:table-cell>
        </table:table-row>
        <table:table-row table:style-name="ro1">
          <table:table-cell office:value-type="float" office:value="0.07565104" calcext:value-type="float">
            <text:p>0.07565104</text:p>
          </table:table-cell>
        </table:table-row>
        <table:table-row table:style-name="ro1">
          <table:table-cell office:value-type="float" office:value="0.0754886" calcext:value-type="float">
            <text:p>0.0754886</text:p>
          </table:table-cell>
        </table:table-row>
        <table:table-row table:style-name="ro1">
          <table:table-cell office:value-type="float" office:value="0.07532679" calcext:value-type="float">
            <text:p>0.07532679</text:p>
          </table:table-cell>
        </table:table-row>
        <table:table-row table:style-name="ro1">
          <table:table-cell office:value-type="float" office:value="0.07516561" calcext:value-type="float">
            <text:p>0.07516561</text:p>
          </table:table-cell>
        </table:table-row>
        <table:table-row table:style-name="ro1">
          <table:table-cell office:value-type="float" office:value="0.07500505" calcext:value-type="float">
            <text:p>0.07500505</text:p>
          </table:table-cell>
        </table:table-row>
        <table:table-row table:style-name="ro1">
          <table:table-cell office:value-type="float" office:value="0.07484511" calcext:value-type="float">
            <text:p>0.07484511</text:p>
          </table:table-cell>
        </table:table-row>
        <table:table-row table:style-name="ro1">
          <table:table-cell office:value-type="float" office:value="0.07468579" calcext:value-type="float">
            <text:p>0.07468579</text:p>
          </table:table-cell>
        </table:table-row>
        <table:table-row table:style-name="ro1">
          <table:table-cell office:value-type="float" office:value="0.07452708" calcext:value-type="float">
            <text:p>0.07452708</text:p>
          </table:table-cell>
        </table:table-row>
        <table:table-row table:style-name="ro1">
          <table:table-cell office:value-type="float" office:value="0.07436898" calcext:value-type="float">
            <text:p>0.07436898</text:p>
          </table:table-cell>
        </table:table-row>
        <table:table-row table:style-name="ro1">
          <table:table-cell office:value-type="float" office:value="0.07421148" calcext:value-type="float">
            <text:p>0.07421148</text:p>
          </table:table-cell>
        </table:table-row>
        <table:table-row table:style-name="ro1">
          <table:table-cell office:value-type="float" office:value="0.07405459" calcext:value-type="float">
            <text:p>0.07405459</text:p>
          </table:table-cell>
        </table:table-row>
        <table:table-row table:style-name="ro1">
          <table:table-cell office:value-type="float" office:value="0.0738983" calcext:value-type="float">
            <text:p>0.0738983</text:p>
          </table:table-cell>
        </table:table-row>
        <table:table-row table:style-name="ro1">
          <table:table-cell office:value-type="float" office:value="0.0737426" calcext:value-type="float">
            <text:p>0.0737426</text:p>
          </table:table-cell>
        </table:table-row>
        <table:table-row table:style-name="ro1">
          <table:table-cell office:value-type="float" office:value="0.0735875" calcext:value-type="float">
            <text:p>0.0735875</text:p>
          </table:table-cell>
        </table:table-row>
        <table:table-row table:style-name="ro1">
          <table:table-cell office:value-type="float" office:value="0.07343299" calcext:value-type="float">
            <text:p>0.07343299</text:p>
          </table:table-cell>
        </table:table-row>
        <table:table-row table:style-name="ro1">
          <table:table-cell office:value-type="float" office:value="0.07327906" calcext:value-type="float">
            <text:p>0.07327906</text:p>
          </table:table-cell>
        </table:table-row>
        <table:table-row table:style-name="ro1">
          <table:table-cell office:value-type="float" office:value="0.07312572" calcext:value-type="float">
            <text:p>0.07312572</text:p>
          </table:table-cell>
        </table:table-row>
        <table:table-row table:style-name="ro1">
          <table:table-cell office:value-type="float" office:value="0.07297296" calcext:value-type="float">
            <text:p>0.07297296</text:p>
          </table:table-cell>
        </table:table-row>
        <table:table-row table:style-name="ro1">
          <table:table-cell office:value-type="float" office:value="0.07282077" calcext:value-type="float">
            <text:p>0.07282077</text:p>
          </table:table-cell>
        </table:table-row>
        <table:table-row table:style-name="ro1">
          <table:table-cell office:value-type="float" office:value="0.07266917" calcext:value-type="float">
            <text:p>0.07266917</text:p>
          </table:table-cell>
        </table:table-row>
        <table:table-row table:style-name="ro1">
          <table:table-cell office:value-type="float" office:value="0.07251813" calcext:value-type="float">
            <text:p>0.07251813</text:p>
          </table:table-cell>
        </table:table-row>
        <table:table-row table:style-name="ro1">
          <table:table-cell office:value-type="float" office:value="0.07236766" calcext:value-type="float">
            <text:p>0.07236766</text:p>
          </table:table-cell>
        </table:table-row>
        <table:table-row table:style-name="ro1">
          <table:table-cell office:value-type="float" office:value="0.07221776" calcext:value-type="float">
            <text:p>0.07221776</text:p>
          </table:table-cell>
        </table:table-row>
        <table:table-row table:style-name="ro1">
          <table:table-cell office:value-type="float" office:value="0.07206842" calcext:value-type="float">
            <text:p>0.07206842</text:p>
          </table:table-cell>
        </table:table-row>
        <table:table-row table:style-name="ro1">
          <table:table-cell office:value-type="float" office:value="0.07191964" calcext:value-type="float">
            <text:p>0.07191964</text:p>
          </table:table-cell>
        </table:table-row>
        <table:table-row table:style-name="ro1">
          <table:table-cell office:value-type="float" office:value="0.07177142" calcext:value-type="float">
            <text:p>0.07177142</text:p>
          </table:table-cell>
        </table:table-row>
        <table:table-row table:style-name="ro1">
          <table:table-cell office:value-type="float" office:value="0.07162375" calcext:value-type="float">
            <text:p>0.07162375</text:p>
          </table:table-cell>
        </table:table-row>
        <table:table-row table:style-name="ro1">
          <table:table-cell office:value-type="float" office:value="0.07147663" calcext:value-type="float">
            <text:p>0.07147663</text:p>
          </table:table-cell>
        </table:table-row>
        <table:table-row table:style-name="ro1">
          <table:table-cell office:value-type="float" office:value="0.07133006" calcext:value-type="float">
            <text:p>0.07133006</text:p>
          </table:table-cell>
        </table:table-row>
        <table:table-row table:style-name="ro1">
          <table:table-cell office:value-type="float" office:value="0.07118404" calcext:value-type="float">
            <text:p>0.07118404</text:p>
          </table:table-cell>
        </table:table-row>
        <table:table-row table:style-name="ro1">
          <table:table-cell office:value-type="float" office:value="0.07103856" calcext:value-type="float">
            <text:p>0.07103856</text:p>
          </table:table-cell>
        </table:table-row>
        <table:table-row table:style-name="ro1">
          <table:table-cell office:value-type="float" office:value="0.07089361" calcext:value-type="float">
            <text:p>0.07089361</text:p>
          </table:table-cell>
        </table:table-row>
        <table:table-row table:style-name="ro1">
          <table:table-cell office:value-type="float" office:value="0.07074921" calcext:value-type="float">
            <text:p>0.07074921</text:p>
          </table:table-cell>
        </table:table-row>
        <table:table-row table:style-name="ro1">
          <table:table-cell office:value-type="float" office:value="0.07060534" calcext:value-type="float">
            <text:p>0.07060534</text:p>
          </table:table-cell>
        </table:table-row>
        <table:table-row table:style-name="ro1">
          <table:table-cell office:value-type="float" office:value="0.070462" calcext:value-type="float">
            <text:p>0.070462</text:p>
          </table:table-cell>
        </table:table-row>
        <table:table-row table:style-name="ro1">
          <table:table-cell office:value-type="float" office:value="0.07031919" calcext:value-type="float">
            <text:p>0.07031919</text:p>
          </table:table-cell>
        </table:table-row>
        <table:table-row table:style-name="ro1">
          <table:table-cell office:value-type="float" office:value="0.0701769" calcext:value-type="float">
            <text:p>0.0701769</text:p>
          </table:table-cell>
        </table:table-row>
        <table:table-row table:style-name="ro1">
          <table:table-cell office:value-type="float" office:value="0.07003514" calcext:value-type="float">
            <text:p>0.07003514</text:p>
          </table:table-cell>
        </table:table-row>
        <table:table-row table:style-name="ro1">
          <table:table-cell office:value-type="float" office:value="0.0698939" calcext:value-type="float">
            <text:p>0.0698939</text:p>
          </table:table-cell>
        </table:table-row>
        <table:table-row table:style-name="ro1">
          <table:table-cell office:value-type="float" office:value="0.06975318" calcext:value-type="float">
            <text:p>0.06975318</text:p>
          </table:table-cell>
        </table:table-row>
        <table:table-row table:style-name="ro1">
          <table:table-cell office:value-type="float" office:value="0.06961297" calcext:value-type="float">
            <text:p>0.06961297</text:p>
          </table:table-cell>
        </table:table-row>
        <table:table-row table:style-name="ro1">
          <table:table-cell office:value-type="float" office:value="0.06947328" calcext:value-type="float">
            <text:p>0.06947328</text:p>
          </table:table-cell>
        </table:table-row>
        <table:table-row table:style-name="ro1">
          <table:table-cell office:value-type="float" office:value="0.06933409" calcext:value-type="float">
            <text:p>0.06933409</text:p>
          </table:table-cell>
        </table:table-row>
        <table:table-row table:style-name="ro1">
          <table:table-cell office:value-type="float" office:value="0.06919541" calcext:value-type="float">
            <text:p>0.06919541</text:p>
          </table:table-cell>
        </table:table-row>
        <table:table-row table:style-name="ro1">
          <table:table-cell office:value-type="float" office:value="0.06905724" calcext:value-type="float">
            <text:p>0.06905724</text:p>
          </table:table-cell>
        </table:table-row>
        <table:table-row table:style-name="ro1">
          <table:table-cell office:value-type="float" office:value="0.06891957" calcext:value-type="float">
            <text:p>0.06891957</text:p>
          </table:table-cell>
        </table:table-row>
        <table:table-row table:style-name="ro1">
          <table:table-cell office:value-type="float" office:value="0.0687824" calcext:value-type="float">
            <text:p>0.0687824</text:p>
          </table:table-cell>
        </table:table-row>
        <table:table-row table:style-name="ro1">
          <table:table-cell office:value-type="float" office:value="0.06864573" calcext:value-type="float">
            <text:p>0.06864573</text:p>
          </table:table-cell>
        </table:table-row>
        <table:table-row table:style-name="ro1">
          <table:table-cell office:value-type="float" office:value="0.06850955" calcext:value-type="float">
            <text:p>0.06850955</text:p>
          </table:table-cell>
        </table:table-row>
        <table:table-row table:style-name="ro1">
          <table:table-cell office:value-type="float" office:value="0.06837386" calcext:value-type="float">
            <text:p>0.06837386</text:p>
          </table:table-cell>
        </table:table-row>
        <table:table-row table:style-name="ro1">
          <table:table-cell office:value-type="float" office:value="0.06823866" calcext:value-type="float">
            <text:p>0.06823866</text:p>
          </table:table-cell>
        </table:table-row>
        <table:table-row table:style-name="ro1">
          <table:table-cell office:value-type="float" office:value="0.06810395" calcext:value-type="float">
            <text:p>0.06810395</text:p>
          </table:table-cell>
        </table:table-row>
        <table:table-row table:style-name="ro1">
          <table:table-cell office:value-type="float" office:value="0.06796973" calcext:value-type="float">
            <text:p>0.06796973</text:p>
          </table:table-cell>
        </table:table-row>
        <table:table-row table:style-name="ro1">
          <table:table-cell office:value-type="float" office:value="0.06783598" calcext:value-type="float">
            <text:p>0.06783598</text:p>
          </table:table-cell>
        </table:table-row>
        <table:table-row table:style-name="ro1">
          <table:table-cell office:value-type="float" office:value="0.06770272" calcext:value-type="float">
            <text:p>0.06770272</text:p>
          </table:table-cell>
        </table:table-row>
        <table:table-row table:style-name="ro1">
          <table:table-cell office:value-type="float" office:value="0.06756993" calcext:value-type="float">
            <text:p>0.06756993</text:p>
          </table:table-cell>
        </table:table-row>
        <table:table-row table:style-name="ro1">
          <table:table-cell office:value-type="float" office:value="0.06743762" calcext:value-type="float">
            <text:p>0.06743762</text:p>
          </table:table-cell>
        </table:table-row>
        <table:table-row table:style-name="ro1">
          <table:table-cell office:value-type="float" office:value="0.06730578" calcext:value-type="float">
            <text:p>0.06730578</text:p>
          </table:table-cell>
        </table:table-row>
        <table:table-row table:style-name="ro1">
          <table:table-cell office:value-type="float" office:value="0.06717442" calcext:value-type="float">
            <text:p>0.06717442</text:p>
          </table:table-cell>
        </table:table-row>
        <table:table-row table:style-name="ro1">
          <table:table-cell office:value-type="float" office:value="0.06704352" calcext:value-type="float">
            <text:p>0.06704352</text:p>
          </table:table-cell>
        </table:table-row>
        <table:table-row table:style-name="ro1">
          <table:table-cell office:value-type="float" office:value="0.06691308" calcext:value-type="float">
            <text:p>0.06691308</text:p>
          </table:table-cell>
        </table:table-row>
        <table:table-row table:style-name="ro1">
          <table:table-cell office:value-type="float" office:value="0.06678311" calcext:value-type="float">
            <text:p>0.06678311</text:p>
          </table:table-cell>
        </table:table-row>
        <table:table-row table:style-name="ro1">
          <table:table-cell office:value-type="float" office:value="0.0666536" calcext:value-type="float">
            <text:p>0.0666536</text:p>
          </table:table-cell>
        </table:table-row>
        <table:table-row table:style-name="ro1">
          <table:table-cell office:value-type="float" office:value="0.06652455" calcext:value-type="float">
            <text:p>0.06652455</text:p>
          </table:table-cell>
        </table:table-row>
        <table:table-row table:style-name="ro1">
          <table:table-cell office:value-type="float" office:value="0.06639595" calcext:value-type="float">
            <text:p>0.06639595</text:p>
          </table:table-cell>
        </table:table-row>
        <table:table-row table:style-name="ro1">
          <table:table-cell office:value-type="float" office:value="0.06626781" calcext:value-type="float">
            <text:p>0.06626781</text:p>
          </table:table-cell>
        </table:table-row>
        <table:table-row table:style-name="ro1">
          <table:table-cell office:value-type="float" office:value="0.06614012" calcext:value-type="float">
            <text:p>0.06614012</text:p>
          </table:table-cell>
        </table:table-row>
        <table:table-row table:style-name="ro1">
          <table:table-cell office:value-type="float" office:value="0.06601289" calcext:value-type="float">
            <text:p>0.06601289</text:p>
          </table:table-cell>
        </table:table-row>
        <table:table-row table:style-name="ro1">
          <table:table-cell office:value-type="float" office:value="0.06588609" calcext:value-type="float">
            <text:p>0.06588609</text:p>
          </table:table-cell>
        </table:table-row>
        <table:table-row table:style-name="ro1">
          <table:table-cell office:value-type="float" office:value="0.06575975" calcext:value-type="float">
            <text:p>0.06575975</text:p>
          </table:table-cell>
        </table:table-row>
        <table:table-row table:style-name="ro1">
          <table:table-cell office:value-type="float" office:value="0.06563384" calcext:value-type="float">
            <text:p>0.06563384</text:p>
          </table:table-cell>
        </table:table-row>
        <table:table-row table:style-name="ro1">
          <table:table-cell office:value-type="float" office:value="0.06550838" calcext:value-type="float">
            <text:p>0.06550838</text:p>
          </table:table-cell>
        </table:table-row>
        <table:table-row table:style-name="ro1">
          <table:table-cell office:value-type="float" office:value="0.06538336" calcext:value-type="float">
            <text:p>0.06538336</text:p>
          </table:table-cell>
        </table:table-row>
        <table:table-row table:style-name="ro1">
          <table:table-cell office:value-type="float" office:value="0.06525877" calcext:value-type="float">
            <text:p>0.06525877</text:p>
          </table:table-cell>
        </table:table-row>
        <table:table-row table:style-name="ro1">
          <table:table-cell office:value-type="float" office:value="0.06513462" calcext:value-type="float">
            <text:p>0.06513462</text:p>
          </table:table-cell>
        </table:table-row>
        <table:table-row table:style-name="ro1">
          <table:table-cell office:value-type="float" office:value="0.06501089" calcext:value-type="float">
            <text:p>0.06501089</text:p>
          </table:table-cell>
        </table:table-row>
        <table:table-row table:style-name="ro1">
          <table:table-cell office:value-type="float" office:value="0.0648876" calcext:value-type="float">
            <text:p>0.0648876</text:p>
          </table:table-cell>
        </table:table-row>
        <table:table-row table:style-name="ro1">
          <table:table-cell office:value-type="float" office:value="0.06476474" calcext:value-type="float">
            <text:p>0.06476474</text:p>
          </table:table-cell>
        </table:table-row>
        <table:table-row table:style-name="ro1">
          <table:table-cell office:value-type="float" office:value="0.06464231" calcext:value-type="float">
            <text:p>0.06464231</text:p>
          </table:table-cell>
        </table:table-row>
        <table:table-row table:style-name="ro1">
          <table:table-cell office:value-type="float" office:value="0.06452029" calcext:value-type="float">
            <text:p>0.06452029</text:p>
          </table:table-cell>
        </table:table-row>
        <table:table-row table:style-name="ro1">
          <table:table-cell office:value-type="float" office:value="0.0643987" calcext:value-type="float">
            <text:p>0.0643987</text:p>
          </table:table-cell>
        </table:table-row>
        <table:table-row table:style-name="ro1">
          <table:table-cell office:value-type="float" office:value="0.06427753" calcext:value-type="float">
            <text:p>0.06427753</text:p>
          </table:table-cell>
        </table:table-row>
        <table:table-row table:style-name="ro1">
          <table:table-cell office:value-type="float" office:value="0.06415678" calcext:value-type="float">
            <text:p>0.06415678</text:p>
          </table:table-cell>
        </table:table-row>
        <table:table-row table:style-name="ro1">
          <table:table-cell office:value-type="float" office:value="0.06403644" calcext:value-type="float">
            <text:p>0.06403644</text:p>
          </table:table-cell>
        </table:table-row>
        <table:table-row table:style-name="ro1">
          <table:table-cell office:value-type="float" office:value="0.06391652" calcext:value-type="float">
            <text:p>0.06391652</text:p>
          </table:table-cell>
        </table:table-row>
        <table:table-row table:style-name="ro1">
          <table:table-cell office:value-type="float" office:value="0.06379701" calcext:value-type="float">
            <text:p>0.06379701</text:p>
          </table:table-cell>
        </table:table-row>
        <table:table-row table:style-name="ro1">
          <table:table-cell office:value-type="float" office:value="0.0636779" calcext:value-type="float">
            <text:p>0.0636779</text:p>
          </table:table-cell>
        </table:table-row>
        <table:table-row table:style-name="ro1">
          <table:table-cell office:value-type="float" office:value="0.06355921" calcext:value-type="float">
            <text:p>0.06355921</text:p>
          </table:table-cell>
        </table:table-row>
        <table:table-row table:style-name="ro1">
          <table:table-cell office:value-type="float" office:value="0.06344092" calcext:value-type="float">
            <text:p>0.06344092</text:p>
          </table:table-cell>
        </table:table-row>
        <table:table-row table:style-name="ro1">
          <table:table-cell office:value-type="float" office:value="0.06332304" calcext:value-type="float">
            <text:p>0.06332304</text:p>
          </table:table-cell>
        </table:table-row>
        <table:table-row table:style-name="ro1">
          <table:table-cell office:value-type="float" office:value="0.06320555" calcext:value-type="float">
            <text:p>0.06320555</text:p>
          </table:table-cell>
        </table:table-row>
        <table:table-row table:style-name="ro1">
          <table:table-cell office:value-type="float" office:value="0.06308847" calcext:value-type="float">
            <text:p>0.06308847</text:p>
          </table:table-cell>
        </table:table-row>
        <table:table-row table:style-name="ro1">
          <table:table-cell office:value-type="float" office:value="0.06297179" calcext:value-type="float">
            <text:p>0.06297179</text:p>
          </table:table-cell>
        </table:table-row>
        <table:table-row table:style-name="ro1">
          <table:table-cell office:value-type="float" office:value="0.0628555" calcext:value-type="float">
            <text:p>0.0628555</text:p>
          </table:table-cell>
        </table:table-row>
        <table:table-row table:style-name="ro1">
          <table:table-cell office:value-type="float" office:value="0.0627396" calcext:value-type="float">
            <text:p>0.0627396</text:p>
          </table:table-cell>
        </table:table-row>
        <table:table-row table:style-name="ro1">
          <table:table-cell office:value-type="float" office:value="0.0626241" calcext:value-type="float">
            <text:p>0.0626241</text:p>
          </table:table-cell>
        </table:table-row>
        <table:table-row table:style-name="ro1">
          <table:table-cell office:value-type="float" office:value="0.06250899" calcext:value-type="float">
            <text:p>0.06250899</text:p>
          </table:table-cell>
        </table:table-row>
        <table:table-row table:style-name="ro1">
          <table:table-cell office:value-type="float" office:value="0.06239427" calcext:value-type="float">
            <text:p>0.06239427</text:p>
          </table:table-cell>
        </table:table-row>
        <table:table-row table:style-name="ro1">
          <table:table-cell office:value-type="float" office:value="0.06227993" calcext:value-type="float">
            <text:p>0.06227993</text:p>
          </table:table-cell>
        </table:table-row>
        <table:table-row table:style-name="ro1">
          <table:table-cell office:value-type="float" office:value="0.06216598" calcext:value-type="float">
            <text:p>0.06216598</text:p>
          </table:table-cell>
        </table:table-row>
        <table:table-row table:style-name="ro1">
          <table:table-cell office:value-type="float" office:value="0.06205242" calcext:value-type="float">
            <text:p>0.06205242</text:p>
          </table:table-cell>
        </table:table-row>
        <table:table-row table:style-name="ro1">
          <table:table-cell office:value-type="float" office:value="0.06193923" calcext:value-type="float">
            <text:p>0.06193923</text:p>
          </table:table-cell>
        </table:table-row>
        <table:table-row table:style-name="ro1">
          <table:table-cell office:value-type="float" office:value="0.06182642" calcext:value-type="float">
            <text:p>0.06182642</text:p>
          </table:table-cell>
        </table:table-row>
        <table:table-row table:style-name="ro1">
          <table:table-cell office:value-type="float" office:value="0.061714" calcext:value-type="float">
            <text:p>0.061714</text:p>
          </table:table-cell>
        </table:table-row>
        <table:table-row table:style-name="ro1">
          <table:table-cell office:value-type="float" office:value="0.06160194" calcext:value-type="float">
            <text:p>0.06160194</text:p>
          </table:table-cell>
        </table:table-row>
        <table:table-row table:style-name="ro1">
          <table:table-cell office:value-type="float" office:value="0.06149026" calcext:value-type="float">
            <text:p>0.06149026</text:p>
          </table:table-cell>
        </table:table-row>
        <table:table-row table:style-name="ro1">
          <table:table-cell office:value-type="float" office:value="0.06137896" calcext:value-type="float">
            <text:p>0.06137896</text:p>
          </table:table-cell>
        </table:table-row>
        <table:table-row table:style-name="ro1">
          <table:table-cell office:value-type="float" office:value="0.06126802" calcext:value-type="float">
            <text:p>0.06126802</text:p>
          </table:table-cell>
        </table:table-row>
        <table:table-row table:style-name="ro1">
          <table:table-cell office:value-type="float" office:value="0.06115746" calcext:value-type="float">
            <text:p>0.06115746</text:p>
          </table:table-cell>
        </table:table-row>
        <table:table-row table:style-name="ro1">
          <table:table-cell office:value-type="float" office:value="0.06104726" calcext:value-type="float">
            <text:p>0.06104726</text:p>
          </table:table-cell>
        </table:table-row>
        <table:table-row table:style-name="ro1">
          <table:table-cell office:value-type="float" office:value="0.06093743" calcext:value-type="float">
            <text:p>0.06093743</text:p>
          </table:table-cell>
        </table:table-row>
        <table:table-row table:style-name="ro1">
          <table:table-cell office:value-type="float" office:value="0.06082796" calcext:value-type="float">
            <text:p>0.06082796</text:p>
          </table:table-cell>
        </table:table-row>
        <table:table-row table:style-name="ro1">
          <table:table-cell office:value-type="float" office:value="0.06071885" calcext:value-type="float">
            <text:p>0.06071885</text:p>
          </table:table-cell>
        </table:table-row>
        <table:table-row table:style-name="ro1">
          <table:table-cell office:value-type="float" office:value="0.0606101" calcext:value-type="float">
            <text:p>0.0606101</text:p>
          </table:table-cell>
        </table:table-row>
        <table:table-row table:style-name="ro1">
          <table:table-cell office:value-type="float" office:value="0.06050172" calcext:value-type="float">
            <text:p>0.06050172</text:p>
          </table:table-cell>
        </table:table-row>
        <table:table-row table:style-name="ro1">
          <table:table-cell office:value-type="float" office:value="0.06039368" calcext:value-type="float">
            <text:p>0.06039368</text:p>
          </table:table-cell>
        </table:table-row>
        <table:table-row table:style-name="ro1">
          <table:table-cell office:value-type="float" office:value="0.06028601" calcext:value-type="float">
            <text:p>0.06028601</text:p>
          </table:table-cell>
        </table:table-row>
        <table:table-row table:style-name="ro1">
          <table:table-cell office:value-type="float" office:value="0.06017869" calcext:value-type="float">
            <text:p>0.06017869</text:p>
          </table:table-cell>
        </table:table-row>
        <table:table-row table:style-name="ro1">
          <table:table-cell office:value-type="float" office:value="0.06007172" calcext:value-type="float">
            <text:p>0.06007172</text:p>
          </table:table-cell>
        </table:table-row>
        <table:table-row table:style-name="ro1">
          <table:table-cell office:value-type="float" office:value="0.0599651" calcext:value-type="float">
            <text:p>0.0599651</text:p>
          </table:table-cell>
        </table:table-row>
        <table:table-row table:style-name="ro1">
          <table:table-cell office:value-type="float" office:value="0.05985883" calcext:value-type="float">
            <text:p>0.05985883</text:p>
          </table:table-cell>
        </table:table-row>
        <table:table-row table:style-name="ro1">
          <table:table-cell office:value-type="float" office:value="0.05975291" calcext:value-type="float">
            <text:p>0.05975291</text:p>
          </table:table-cell>
        </table:table-row>
        <table:table-row table:style-name="ro1">
          <table:table-cell office:value-type="float" office:value="0.05964733" calcext:value-type="float">
            <text:p>0.05964733</text:p>
          </table:table-cell>
        </table:table-row>
        <table:table-row table:style-name="ro1">
          <table:table-cell office:value-type="float" office:value="0.0595421" calcext:value-type="float">
            <text:p>0.0595421</text:p>
          </table:table-cell>
        </table:table-row>
        <table:table-row table:style-name="ro1">
          <table:table-cell office:value-type="float" office:value="0.05943721" calcext:value-type="float">
            <text:p>0.05943721</text:p>
          </table:table-cell>
        </table:table-row>
        <table:table-row table:style-name="ro1">
          <table:table-cell office:value-type="float" office:value="0.05933266" calcext:value-type="float">
            <text:p>0.05933266</text:p>
          </table:table-cell>
        </table:table-row>
        <table:table-row table:style-name="ro1">
          <table:table-cell office:value-type="float" office:value="0.05922845" calcext:value-type="float">
            <text:p>0.05922845</text:p>
          </table:table-cell>
        </table:table-row>
        <table:table-row table:style-name="ro1">
          <table:table-cell office:value-type="float" office:value="0.05912458" calcext:value-type="float">
            <text:p>0.05912458</text:p>
          </table:table-cell>
        </table:table-row>
        <table:table-row table:style-name="ro1">
          <table:table-cell office:value-type="float" office:value="0.05902104" calcext:value-type="float">
            <text:p>0.05902104</text:p>
          </table:table-cell>
        </table:table-row>
        <table:table-row table:style-name="ro1">
          <table:table-cell office:value-type="float" office:value="0.05891784" calcext:value-type="float">
            <text:p>0.05891784</text:p>
          </table:table-cell>
        </table:table-row>
        <table:table-row table:style-name="ro1">
          <table:table-cell office:value-type="float" office:value="0.05881497" calcext:value-type="float">
            <text:p>0.05881497</text:p>
          </table:table-cell>
        </table:table-row>
        <table:table-row table:style-name="ro1">
          <table:table-cell office:value-type="float" office:value="0.05871244" calcext:value-type="float">
            <text:p>0.05871244</text:p>
          </table:table-cell>
        </table:table-row>
        <table:table-row table:style-name="ro1">
          <table:table-cell office:value-type="float" office:value="0.05861023" calcext:value-type="float">
            <text:p>0.05861023</text:p>
          </table:table-cell>
        </table:table-row>
        <table:table-row table:style-name="ro1">
          <table:table-cell office:value-type="float" office:value="0.05850835" calcext:value-type="float">
            <text:p>0.05850835</text:p>
          </table:table-cell>
        </table:table-row>
        <table:table-row table:style-name="ro1">
          <table:table-cell office:value-type="float" office:value="0.05840681" calcext:value-type="float">
            <text:p>0.05840681</text:p>
          </table:table-cell>
        </table:table-row>
        <table:table-row table:style-name="ro1">
          <table:table-cell office:value-type="float" office:value="0.05830558" calcext:value-type="float">
            <text:p>0.05830558</text:p>
          </table:table-cell>
        </table:table-row>
        <table:table-row table:style-name="ro1">
          <table:table-cell office:value-type="float" office:value="0.05820468" calcext:value-type="float">
            <text:p>0.05820468</text:p>
          </table:table-cell>
        </table:table-row>
        <table:table-row table:style-name="ro1">
          <table:table-cell office:value-type="float" office:value="0.0581041" calcext:value-type="float">
            <text:p>0.0581041</text:p>
          </table:table-cell>
        </table:table-row>
        <table:table-row table:style-name="ro1">
          <table:table-cell office:value-type="float" office:value="0.05800385" calcext:value-type="float">
            <text:p>0.05800385</text:p>
          </table:table-cell>
        </table:table-row>
        <table:table-row table:style-name="ro1">
          <table:table-cell office:value-type="float" office:value="0.05790391" calcext:value-type="float">
            <text:p>0.05790391</text:p>
          </table:table-cell>
        </table:table-row>
        <table:table-row table:style-name="ro1">
          <table:table-cell office:value-type="float" office:value="0.0578043" calcext:value-type="float">
            <text:p>0.0578043</text:p>
          </table:table-cell>
        </table:table-row>
        <table:table-row table:style-name="ro1">
          <table:table-cell office:value-type="float" office:value="0.057705" calcext:value-type="float">
            <text:p>0.057705</text:p>
          </table:table-cell>
        </table:table-row>
        <table:table-row table:style-name="ro1">
          <table:table-cell office:value-type="float" office:value="0.05760601" calcext:value-type="float">
            <text:p>0.05760601</text:p>
          </table:table-cell>
        </table:table-row>
        <table:table-row table:style-name="ro1">
          <table:table-cell office:value-type="float" office:value="0.05750734" calcext:value-type="float">
            <text:p>0.05750734</text:p>
          </table:table-cell>
        </table:table-row>
        <table:table-row table:style-name="ro1">
          <table:table-cell office:value-type="float" office:value="0.05740899" calcext:value-type="float">
            <text:p>0.05740899</text:p>
          </table:table-cell>
        </table:table-row>
        <table:table-row table:style-name="ro1">
          <table:table-cell office:value-type="float" office:value="0.05731094" calcext:value-type="float">
            <text:p>0.05731094</text:p>
          </table:table-cell>
        </table:table-row>
        <table:table-row table:style-name="ro1">
          <table:table-cell office:value-type="float" office:value="0.0572132" calcext:value-type="float">
            <text:p>0.0572132</text:p>
          </table:table-cell>
        </table:table-row>
        <table:table-row table:style-name="ro1">
          <table:table-cell office:value-type="float" office:value="0.05711578" calcext:value-type="float">
            <text:p>0.05711578</text:p>
          </table:table-cell>
        </table:table-row>
        <table:table-row table:style-name="ro1">
          <table:table-cell office:value-type="float" office:value="0.05701866" calcext:value-type="float">
            <text:p>0.05701866</text:p>
          </table:table-cell>
        </table:table-row>
        <table:table-row table:style-name="ro1">
          <table:table-cell office:value-type="float" office:value="0.05692184" calcext:value-type="float">
            <text:p>0.05692184</text:p>
          </table:table-cell>
        </table:table-row>
        <table:table-row table:style-name="ro1">
          <table:table-cell office:value-type="float" office:value="0.05682533" calcext:value-type="float">
            <text:p>0.05682533</text:p>
          </table:table-cell>
        </table:table-row>
        <table:table-row table:style-name="ro1">
          <table:table-cell office:value-type="float" office:value="0.05672912" calcext:value-type="float">
            <text:p>0.05672912</text:p>
          </table:table-cell>
        </table:table-row>
        <table:table-row table:style-name="ro1">
          <table:table-cell office:value-type="float" office:value="0.05663322" calcext:value-type="float">
            <text:p>0.05663322</text:p>
          </table:table-cell>
        </table:table-row>
        <table:table-row table:style-name="ro1">
          <table:table-cell office:value-type="float" office:value="0.05653762" calcext:value-type="float">
            <text:p>0.05653762</text:p>
          </table:table-cell>
        </table:table-row>
        <table:table-row table:style-name="ro1">
          <table:table-cell office:value-type="float" office:value="0.05644231" calcext:value-type="float">
            <text:p>0.05644231</text:p>
          </table:table-cell>
        </table:table-row>
        <table:table-row table:style-name="ro1">
          <table:table-cell office:value-type="float" office:value="0.0563473" calcext:value-type="float">
            <text:p>0.0563473</text:p>
          </table:table-cell>
        </table:table-row>
        <table:table-row table:style-name="ro1">
          <table:table-cell office:value-type="float" office:value="0.05625259" calcext:value-type="float">
            <text:p>0.05625259</text:p>
          </table:table-cell>
        </table:table-row>
        <table:table-row table:style-name="ro1">
          <table:table-cell office:value-type="float" office:value="0.05615818" calcext:value-type="float">
            <text:p>0.05615818</text:p>
          </table:table-cell>
        </table:table-row>
        <table:table-row table:style-name="ro1">
          <table:table-cell office:value-type="float" office:value="0.05606405" calcext:value-type="float">
            <text:p>0.05606405</text:p>
          </table:table-cell>
        </table:table-row>
        <table:table-row table:style-name="ro1">
          <table:table-cell office:value-type="float" office:value="0.05597023" calcext:value-type="float">
            <text:p>0.05597023</text:p>
          </table:table-cell>
        </table:table-row>
        <table:table-row table:style-name="ro1">
          <table:table-cell office:value-type="float" office:value="0.05587669" calcext:value-type="float">
            <text:p>0.05587669</text:p>
          </table:table-cell>
        </table:table-row>
        <table:table-row table:style-name="ro1">
          <table:table-cell office:value-type="float" office:value="0.05578344" calcext:value-type="float">
            <text:p>0.05578344</text:p>
          </table:table-cell>
        </table:table-row>
        <table:table-row table:style-name="ro1">
          <table:table-cell office:value-type="float" office:value="0.05569048" calcext:value-type="float">
            <text:p>0.05569048</text:p>
          </table:table-cell>
        </table:table-row>
        <table:table-row table:style-name="ro1">
          <table:table-cell office:value-type="float" office:value="0.05559781" calcext:value-type="float">
            <text:p>0.05559781</text:p>
          </table:table-cell>
        </table:table-row>
        <table:table-row table:style-name="ro1">
          <table:table-cell office:value-type="float" office:value="0.05550542" calcext:value-type="float">
            <text:p>0.05550542</text:p>
          </table:table-cell>
        </table:table-row>
        <table:table-row table:style-name="ro1">
          <table:table-cell office:value-type="float" office:value="0.05541332" calcext:value-type="float">
            <text:p>0.05541332</text:p>
          </table:table-cell>
        </table:table-row>
        <table:table-row table:style-name="ro1">
          <table:table-cell office:value-type="float" office:value="0.05532151" calcext:value-type="float">
            <text:p>0.05532151</text:p>
          </table:table-cell>
        </table:table-row>
        <table:table-row table:style-name="ro1">
          <table:table-cell office:value-type="float" office:value="0.05522997" calcext:value-type="float">
            <text:p>0.05522997</text:p>
          </table:table-cell>
        </table:table-row>
        <table:table-row table:style-name="ro1">
          <table:table-cell office:value-type="float" office:value="0.05513872" calcext:value-type="float">
            <text:p>0.05513872</text:p>
          </table:table-cell>
        </table:table-row>
        <table:table-row table:style-name="ro1">
          <table:table-cell office:value-type="float" office:value="0.05504775" calcext:value-type="float">
            <text:p>0.05504775</text:p>
          </table:table-cell>
        </table:table-row>
        <table:table-row table:style-name="ro1">
          <table:table-cell office:value-type="float" office:value="0.05495705" calcext:value-type="float">
            <text:p>0.05495705</text:p>
          </table:table-cell>
        </table:table-row>
        <table:table-row table:style-name="ro1">
          <table:table-cell office:value-type="float" office:value="0.05486664" calcext:value-type="float">
            <text:p>0.05486664</text:p>
          </table:table-cell>
        </table:table-row>
        <table:table-row table:style-name="ro1">
          <table:table-cell office:value-type="float" office:value="0.0547765" calcext:value-type="float">
            <text:p>0.0547765</text:p>
          </table:table-cell>
        </table:table-row>
        <table:table-row table:style-name="ro1">
          <table:table-cell office:value-type="float" office:value="0.05468663" calcext:value-type="float">
            <text:p>0.05468663</text:p>
          </table:table-cell>
        </table:table-row>
        <table:table-row table:style-name="ro1">
          <table:table-cell office:value-type="float" office:value="0.05459704" calcext:value-type="float">
            <text:p>0.05459704</text:p>
          </table:table-cell>
        </table:table-row>
        <table:table-row table:style-name="ro1">
          <table:table-cell office:value-type="float" office:value="0.05450772" calcext:value-type="float">
            <text:p>0.05450772</text:p>
          </table:table-cell>
        </table:table-row>
        <table:table-row table:style-name="ro1">
          <table:table-cell office:value-type="float" office:value="0.05441868" calcext:value-type="float">
            <text:p>0.05441868</text:p>
          </table:table-cell>
        </table:table-row>
        <table:table-row table:style-name="ro1">
          <table:table-cell office:value-type="float" office:value="0.0543299" calcext:value-type="float">
            <text:p>0.0543299</text:p>
          </table:table-cell>
        </table:table-row>
        <table:table-row table:style-name="ro1">
          <table:table-cell office:value-type="float" office:value="0.0542414" calcext:value-type="float">
            <text:p>0.0542414</text:p>
          </table:table-cell>
        </table:table-row>
        <table:table-row table:style-name="ro1">
          <table:table-cell office:value-type="float" office:value="0.05415316" calcext:value-type="float">
            <text:p>0.05415316</text:p>
          </table:table-cell>
        </table:table-row>
        <table:table-row table:style-name="ro1">
          <table:table-cell office:value-type="float" office:value="0.05406519" calcext:value-type="float">
            <text:p>0.05406519</text:p>
          </table:table-cell>
        </table:table-row>
        <table:table-row table:style-name="ro1">
          <table:table-cell office:value-type="float" office:value="0.05397748" calcext:value-type="float">
            <text:p>0.05397748</text:p>
          </table:table-cell>
        </table:table-row>
        <table:table-row table:style-name="ro1">
          <table:table-cell office:value-type="float" office:value="0.05389004" calcext:value-type="float">
            <text:p>0.05389004</text:p>
          </table:table-cell>
        </table:table-row>
        <table:table-row table:style-name="ro1">
          <table:table-cell office:value-type="float" office:value="0.05380287" calcext:value-type="float">
            <text:p>0.05380287</text:p>
          </table:table-cell>
        </table:table-row>
        <table:table-row table:style-name="ro1">
          <table:table-cell office:value-type="float" office:value="0.05371595" calcext:value-type="float">
            <text:p>0.05371595</text:p>
          </table:table-cell>
        </table:table-row>
        <table:table-row table:style-name="ro1">
          <table:table-cell office:value-type="float" office:value="0.0536293" calcext:value-type="float">
            <text:p>0.0536293</text:p>
          </table:table-cell>
        </table:table-row>
        <table:table-row table:style-name="ro1">
          <table:table-cell office:value-type="float" office:value="0.05354291" calcext:value-type="float">
            <text:p>0.05354291</text:p>
          </table:table-cell>
        </table:table-row>
        <table:table-row table:style-name="ro1">
          <table:table-cell office:value-type="float" office:value="0.05345678" calcext:value-type="float">
            <text:p>0.05345678</text:p>
          </table:table-cell>
        </table:table-row>
        <table:table-row table:style-name="ro1">
          <table:table-cell office:value-type="float" office:value="0.0533709" calcext:value-type="float">
            <text:p>0.0533709</text:p>
          </table:table-cell>
        </table:table-row>
        <table:table-row table:style-name="ro1">
          <table:table-cell office:value-type="float" office:value="0.05328528" calcext:value-type="float">
            <text:p>0.05328528</text:p>
          </table:table-cell>
        </table:table-row>
        <table:table-row table:style-name="ro1">
          <table:table-cell office:value-type="float" office:value="0.05319992" calcext:value-type="float">
            <text:p>0.05319992</text:p>
          </table:table-cell>
        </table:table-row>
        <table:table-row table:style-name="ro1">
          <table:table-cell office:value-type="float" office:value="0.05311481" calcext:value-type="float">
            <text:p>0.05311481</text:p>
          </table:table-cell>
        </table:table-row>
        <table:table-row table:style-name="ro1">
          <table:table-cell office:value-type="float" office:value="0.05302996" calcext:value-type="float">
            <text:p>0.05302996</text:p>
          </table:table-cell>
        </table:table-row>
        <table:table-row table:style-name="ro1">
          <table:table-cell office:value-type="float" office:value="0.05294536" calcext:value-type="float">
            <text:p>0.05294536</text:p>
          </table:table-cell>
        </table:table-row>
        <table:table-row table:style-name="ro1">
          <table:table-cell office:value-type="float" office:value="0.05286101" calcext:value-type="float">
            <text:p>0.05286101</text:p>
          </table:table-cell>
        </table:table-row>
        <table:table-row table:style-name="ro1">
          <table:table-cell office:value-type="float" office:value="0.05277691" calcext:value-type="float">
            <text:p>0.05277691</text:p>
          </table:table-cell>
        </table:table-row>
        <table:table-row table:style-name="ro1">
          <table:table-cell office:value-type="float" office:value="0.05269306" calcext:value-type="float">
            <text:p>0.05269306</text:p>
          </table:table-cell>
        </table:table-row>
        <table:table-row table:style-name="ro1">
          <table:table-cell office:value-type="float" office:value="0.05260946" calcext:value-type="float">
            <text:p>0.05260946</text:p>
          </table:table-cell>
        </table:table-row>
        <table:table-row table:style-name="ro1">
          <table:table-cell office:value-type="float" office:value="0.05252611" calcext:value-type="float">
            <text:p>0.05252611</text:p>
          </table:table-cell>
        </table:table-row>
        <table:table-row table:style-name="ro1">
          <table:table-cell office:value-type="float" office:value="0.052443" calcext:value-type="float">
            <text:p>0.052443</text:p>
          </table:table-cell>
        </table:table-row>
        <table:table-row table:style-name="ro1">
          <table:table-cell office:value-type="float" office:value="0.05236014" calcext:value-type="float">
            <text:p>0.05236014</text:p>
          </table:table-cell>
        </table:table-row>
        <table:table-row table:style-name="ro1">
          <table:table-cell office:value-type="float" office:value="0.05227752" calcext:value-type="float">
            <text:p>0.05227752</text:p>
          </table:table-cell>
        </table:table-row>
        <table:table-row table:style-name="ro1">
          <table:table-cell office:value-type="float" office:value="0.05219515" calcext:value-type="float">
            <text:p>0.05219515</text:p>
          </table:table-cell>
        </table:table-row>
        <table:table-row table:style-name="ro1">
          <table:table-cell office:value-type="float" office:value="0.05211302" calcext:value-type="float">
            <text:p>0.05211302</text:p>
          </table:table-cell>
        </table:table-row>
        <table:table-row table:style-name="ro1">
          <table:table-cell office:value-type="float" office:value="0.05203113" calcext:value-type="float">
            <text:p>0.05203113</text:p>
          </table:table-cell>
        </table:table-row>
        <table:table-row table:style-name="ro1">
          <table:table-cell office:value-type="float" office:value="0.05194948" calcext:value-type="float">
            <text:p>0.05194948</text:p>
          </table:table-cell>
        </table:table-row>
        <table:table-row table:style-name="ro1">
          <table:table-cell office:value-type="float" office:value="0.05186807" calcext:value-type="float">
            <text:p>0.05186807</text:p>
          </table:table-cell>
        </table:table-row>
        <table:table-row table:style-name="ro1">
          <table:table-cell office:value-type="float" office:value="0.05178689" calcext:value-type="float">
            <text:p>0.05178689</text:p>
          </table:table-cell>
        </table:table-row>
        <table:table-row table:style-name="ro1">
          <table:table-cell office:value-type="float" office:value="0.05170596" calcext:value-type="float">
            <text:p>0.05170596</text:p>
          </table:table-cell>
        </table:table-row>
        <table:table-row table:style-name="ro1">
          <table:table-cell office:value-type="float" office:value="0.05162526" calcext:value-type="float">
            <text:p>0.05162526</text:p>
          </table:table-cell>
        </table:table-row>
        <table:table-row table:style-name="ro1">
          <table:table-cell office:value-type="float" office:value="0.05154479" calcext:value-type="float">
            <text:p>0.05154479</text:p>
          </table:table-cell>
        </table:table-row>
        <table:table-row table:style-name="ro1">
          <table:table-cell office:value-type="float" office:value="0.05146456" calcext:value-type="float">
            <text:p>0.05146456</text:p>
          </table:table-cell>
        </table:table-row>
        <table:table-row table:style-name="ro1">
          <table:table-cell office:value-type="float" office:value="0.05138457" calcext:value-type="float">
            <text:p>0.05138457</text:p>
          </table:table-cell>
        </table:table-row>
        <table:table-row table:style-name="ro1">
          <table:table-cell office:value-type="float" office:value="0.0513048" calcext:value-type="float">
            <text:p>0.0513048</text:p>
          </table:table-cell>
        </table:table-row>
        <table:table-row table:style-name="ro1">
          <table:table-cell office:value-type="float" office:value="0.05122527" calcext:value-type="float">
            <text:p>0.05122527</text:p>
          </table:table-cell>
        </table:table-row>
        <table:table-row table:style-name="ro1">
          <table:table-cell office:value-type="float" office:value="0.05114597" calcext:value-type="float">
            <text:p>0.05114597</text:p>
          </table:table-cell>
        </table:table-row>
        <table:table-row table:style-name="ro1">
          <table:table-cell office:value-type="float" office:value="0.0510669" calcext:value-type="float">
            <text:p>0.0510669</text:p>
          </table:table-cell>
        </table:table-row>
        <table:table-row table:style-name="ro1">
          <table:table-cell office:value-type="float" office:value="0.05098805" calcext:value-type="float">
            <text:p>0.05098805</text:p>
          </table:table-cell>
        </table:table-row>
        <table:table-row table:style-name="ro1">
          <table:table-cell office:value-type="float" office:value="0.05090944" calcext:value-type="float">
            <text:p>0.05090944</text:p>
          </table:table-cell>
        </table:table-row>
        <table:table-row table:style-name="ro1">
          <table:table-cell office:value-type="float" office:value="0.05083105" calcext:value-type="float">
            <text:p>0.05083105</text:p>
          </table:table-cell>
        </table:table-row>
        <table:table-row table:style-name="ro1">
          <table:table-cell office:value-type="float" office:value="0.05075289" calcext:value-type="float">
            <text:p>0.05075289</text:p>
          </table:table-cell>
        </table:table-row>
        <table:table-row table:style-name="ro1">
          <table:table-cell office:value-type="float" office:value="0.05067495" calcext:value-type="float">
            <text:p>0.05067495</text:p>
          </table:table-cell>
        </table:table-row>
        <table:table-row table:style-name="ro1">
          <table:table-cell office:value-type="float" office:value="0.05059723" calcext:value-type="float">
            <text:p>0.05059723</text:p>
          </table:table-cell>
        </table:table-row>
        <table:table-row table:style-name="ro1">
          <table:table-cell office:value-type="float" office:value="0.05051974" calcext:value-type="float">
            <text:p>0.05051974</text:p>
          </table:table-cell>
        </table:table-row>
        <table:table-row table:style-name="ro1">
          <table:table-cell office:value-type="float" office:value="0.05044247" calcext:value-type="float">
            <text:p>0.05044247</text:p>
          </table:table-cell>
        </table:table-row>
        <table:table-row table:style-name="ro1">
          <table:table-cell office:value-type="float" office:value="0.05036542" calcext:value-type="float">
            <text:p>0.05036542</text:p>
          </table:table-cell>
        </table:table-row>
        <table:table-row table:style-name="ro1">
          <table:table-cell office:value-type="float" office:value="0.0502886" calcext:value-type="float">
            <text:p>0.0502886</text:p>
          </table:table-cell>
        </table:table-row>
        <table:table-row table:style-name="ro1">
          <table:table-cell office:value-type="float" office:value="0.05021199" calcext:value-type="float">
            <text:p>0.05021199</text:p>
          </table:table-cell>
        </table:table-row>
        <table:table-row table:style-name="ro1">
          <table:table-cell office:value-type="float" office:value="0.0501356" calcext:value-type="float">
            <text:p>0.0501356</text:p>
          </table:table-cell>
        </table:table-row>
        <table:table-row table:style-name="ro1">
          <table:table-cell office:value-type="float" office:value="0.05005943" calcext:value-type="float">
            <text:p>0.05005943</text:p>
          </table:table-cell>
        </table:table-row>
        <table:table-row table:style-name="ro1">
          <table:table-cell office:value-type="float" office:value="0.04998347" calcext:value-type="float">
            <text:p>0.04998347</text:p>
          </table:table-cell>
        </table:table-row>
        <table:table-row table:style-name="ro1">
          <table:table-cell office:value-type="float" office:value="0.04990773" calcext:value-type="float">
            <text:p>0.04990773</text:p>
          </table:table-cell>
        </table:table-row>
        <table:table-row table:style-name="ro1">
          <table:table-cell office:value-type="float" office:value="0.04983221" calcext:value-type="float">
            <text:p>0.04983221</text:p>
          </table:table-cell>
        </table:table-row>
        <table:table-row table:style-name="ro1">
          <table:table-cell office:value-type="float" office:value="0.0497569" calcext:value-type="float">
            <text:p>0.0497569</text:p>
          </table:table-cell>
        </table:table-row>
        <table:table-row table:style-name="ro1">
          <table:table-cell office:value-type="float" office:value="0.0496818" calcext:value-type="float">
            <text:p>0.0496818</text:p>
          </table:table-cell>
        </table:table-row>
        <table:table-row table:style-name="ro1">
          <table:table-cell office:value-type="float" office:value="0.04960692" calcext:value-type="float">
            <text:p>0.04960692</text:p>
          </table:table-cell>
        </table:table-row>
        <table:table-row table:style-name="ro1">
          <table:table-cell office:value-type="float" office:value="0.04953224" calcext:value-type="float">
            <text:p>0.04953224</text:p>
          </table:table-cell>
        </table:table-row>
        <table:table-row table:style-name="ro1">
          <table:table-cell office:value-type="float" office:value="0.04945778" calcext:value-type="float">
            <text:p>0.04945778</text:p>
          </table:table-cell>
        </table:table-row>
        <table:table-row table:style-name="ro1">
          <table:table-cell office:value-type="float" office:value="0.04938353" calcext:value-type="float">
            <text:p>0.04938353</text:p>
          </table:table-cell>
        </table:table-row>
        <table:table-row table:style-name="ro1">
          <table:table-cell office:value-type="float" office:value="0.04930949" calcext:value-type="float">
            <text:p>0.04930949</text:p>
          </table:table-cell>
        </table:table-row>
        <table:table-row table:style-name="ro1">
          <table:table-cell office:value-type="float" office:value="0.04923565" calcext:value-type="float">
            <text:p>0.04923565</text:p>
          </table:table-cell>
        </table:table-row>
        <table:table-row table:style-name="ro1">
          <table:table-cell office:value-type="float" office:value="0.04916202" calcext:value-type="float">
            <text:p>0.04916202</text:p>
          </table:table-cell>
        </table:table-row>
        <table:table-row table:style-name="ro1">
          <table:table-cell office:value-type="float" office:value="0.0490886" calcext:value-type="float">
            <text:p>0.0490886</text:p>
          </table:table-cell>
        </table:table-row>
        <table:table-row table:style-name="ro1">
          <table:table-cell office:value-type="float" office:value="0.04901539" calcext:value-type="float">
            <text:p>0.04901539</text:p>
          </table:table-cell>
        </table:table-row>
        <table:table-row table:style-name="ro1">
          <table:table-cell office:value-type="float" office:value="0.04894238" calcext:value-type="float">
            <text:p>0.04894238</text:p>
          </table:table-cell>
        </table:table-row>
        <table:table-row table:style-name="ro1">
          <table:table-cell office:value-type="float" office:value="0.04886957" calcext:value-type="float">
            <text:p>0.04886957</text:p>
          </table:table-cell>
        </table:table-row>
        <table:table-row table:style-name="ro1">
          <table:table-cell office:value-type="float" office:value="0.04879697" calcext:value-type="float">
            <text:p>0.04879697</text:p>
          </table:table-cell>
        </table:table-row>
        <table:table-row table:style-name="ro1">
          <table:table-cell office:value-type="float" office:value="0.04872457" calcext:value-type="float">
            <text:p>0.04872457</text:p>
          </table:table-cell>
        </table:table-row>
        <table:table-row table:style-name="ro1">
          <table:table-cell office:value-type="float" office:value="0.04865237" calcext:value-type="float">
            <text:p>0.04865237</text:p>
          </table:table-cell>
        </table:table-row>
        <table:table-row table:style-name="ro1">
          <table:table-cell office:value-type="float" office:value="0.04858038" calcext:value-type="float">
            <text:p>0.04858038</text:p>
          </table:table-cell>
        </table:table-row>
        <table:table-row table:style-name="ro1">
          <table:table-cell office:value-type="float" office:value="0.04850858" calcext:value-type="float">
            <text:p>0.04850858</text:p>
          </table:table-cell>
        </table:table-row>
        <table:table-row table:style-name="ro1">
          <table:table-cell office:value-type="float" office:value="0.04843698" calcext:value-type="float">
            <text:p>0.04843698</text:p>
          </table:table-cell>
        </table:table-row>
        <table:table-row table:style-name="ro1">
          <table:table-cell office:value-type="float" office:value="0.04836558" calcext:value-type="float">
            <text:p>0.04836558</text:p>
          </table:table-cell>
        </table:table-row>
        <table:table-row table:style-name="ro1">
          <table:table-cell office:value-type="float" office:value="0.04829438" calcext:value-type="float">
            <text:p>0.04829438</text:p>
          </table:table-cell>
        </table:table-row>
        <table:table-row table:style-name="ro1">
          <table:table-cell office:value-type="float" office:value="0.04822337" calcext:value-type="float">
            <text:p>0.04822337</text:p>
          </table:table-cell>
        </table:table-row>
        <table:table-row table:style-name="ro1">
          <table:table-cell office:value-type="float" office:value="0.04815257" calcext:value-type="float">
            <text:p>0.04815257</text:p>
          </table:table-cell>
        </table:table-row>
        <table:table-row table:style-name="ro1">
          <table:table-cell office:value-type="float" office:value="0.04808195" calcext:value-type="float">
            <text:p>0.04808195</text:p>
          </table:table-cell>
        </table:table-row>
        <table:table-row table:style-name="ro1">
          <table:table-cell office:value-type="float" office:value="0.04801154" calcext:value-type="float">
            <text:p>0.04801154</text:p>
          </table:table-cell>
        </table:table-row>
        <table:table-row table:style-name="ro1">
          <table:table-cell office:value-type="float" office:value="0.04794131" calcext:value-type="float">
            <text:p>0.04794131</text:p>
          </table:table-cell>
        </table:table-row>
        <table:table-row table:style-name="ro1">
          <table:table-cell office:value-type="float" office:value="0.04787128" calcext:value-type="float">
            <text:p>0.04787128</text:p>
          </table:table-cell>
        </table:table-row>
        <table:table-row table:style-name="ro1">
          <table:table-cell office:value-type="float" office:value="0.04780144" calcext:value-type="float">
            <text:p>0.04780144</text:p>
          </table:table-cell>
        </table:table-row>
        <table:table-row table:style-name="ro1">
          <table:table-cell office:value-type="float" office:value="0.04773179" calcext:value-type="float">
            <text:p>0.04773179</text:p>
          </table:table-cell>
        </table:table-row>
        <table:table-row table:style-name="ro1">
          <table:table-cell office:value-type="float" office:value="0.04766234" calcext:value-type="float">
            <text:p>0.04766234</text:p>
          </table:table-cell>
        </table:table-row>
        <table:table-row table:style-name="ro1">
          <table:table-cell office:value-type="float" office:value="0.04759307" calcext:value-type="float">
            <text:p>0.04759307</text:p>
          </table:table-cell>
        </table:table-row>
        <table:table-row table:style-name="ro1">
          <table:table-cell office:value-type="float" office:value="0.047524" calcext:value-type="float">
            <text:p>0.047524</text:p>
          </table:table-cell>
        </table:table-row>
        <table:table-row table:style-name="ro1">
          <table:table-cell office:value-type="float" office:value="0.04745511" calcext:value-type="float">
            <text:p>0.04745511</text:p>
          </table:table-cell>
        </table:table-row>
        <table:table-row table:style-name="ro1">
          <table:table-cell office:value-type="float" office:value="0.04738641" calcext:value-type="float">
            <text:p>0.04738641</text:p>
          </table:table-cell>
        </table:table-row>
        <table:table-row table:style-name="ro1">
          <table:table-cell office:value-type="float" office:value="0.0473179" calcext:value-type="float">
            <text:p>0.0473179</text:p>
          </table:table-cell>
        </table:table-row>
        <table:table-row table:style-name="ro1">
          <table:table-cell office:value-type="float" office:value="0.04724957" calcext:value-type="float">
            <text:p>0.04724957</text:p>
          </table:table-cell>
        </table:table-row>
        <table:table-row table:style-name="ro1">
          <table:table-cell office:value-type="float" office:value="0.04718143" calcext:value-type="float">
            <text:p>0.04718143</text:p>
          </table:table-cell>
        </table:table-row>
        <table:table-row table:style-name="ro1">
          <table:table-cell office:value-type="float" office:value="0.04711347" calcext:value-type="float">
            <text:p>0.04711347</text:p>
          </table:table-cell>
        </table:table-row>
        <table:table-row table:style-name="ro1">
          <table:table-cell office:value-type="float" office:value="0.0470457" calcext:value-type="float">
            <text:p>0.0470457</text:p>
          </table:table-cell>
        </table:table-row>
        <table:table-row table:style-name="ro1">
          <table:table-cell office:value-type="float" office:value="0.04697812" calcext:value-type="float">
            <text:p>0.04697812</text:p>
          </table:table-cell>
        </table:table-row>
        <table:table-row table:style-name="ro1">
          <table:table-cell office:value-type="float" office:value="0.04691071" calcext:value-type="float">
            <text:p>0.04691071</text:p>
          </table:table-cell>
        </table:table-row>
        <table:table-row table:style-name="ro1">
          <table:table-cell office:value-type="float" office:value="0.04684349" calcext:value-type="float">
            <text:p>0.04684349</text:p>
          </table:table-cell>
        </table:table-row>
        <table:table-row table:style-name="ro1">
          <table:table-cell office:value-type="float" office:value="0.04677645" calcext:value-type="float">
            <text:p>0.04677645</text:p>
          </table:table-cell>
        </table:table-row>
        <table:table-row table:style-name="ro1">
          <table:table-cell office:value-type="float" office:value="0.04670959" calcext:value-type="float">
            <text:p>0.04670959</text:p>
          </table:table-cell>
        </table:table-row>
        <table:table-row table:style-name="ro1">
          <table:table-cell office:value-type="float" office:value="0.04664291" calcext:value-type="float">
            <text:p>0.04664291</text:p>
          </table:table-cell>
        </table:table-row>
        <table:table-row table:style-name="ro1">
          <table:table-cell office:value-type="float" office:value="0.04657641" calcext:value-type="float">
            <text:p>0.04657641</text:p>
          </table:table-cell>
        </table:table-row>
        <table:table-row table:style-name="ro1">
          <table:table-cell office:value-type="float" office:value="0.04651009" calcext:value-type="float">
            <text:p>0.04651009</text:p>
          </table:table-cell>
        </table:table-row>
        <table:table-row table:style-name="ro1">
          <table:table-cell office:value-type="float" office:value="0.04644394" calcext:value-type="float">
            <text:p>0.04644394</text:p>
          </table:table-cell>
        </table:table-row>
        <table:table-row table:style-name="ro1">
          <table:table-cell office:value-type="float" office:value="0.04637798" calcext:value-type="float">
            <text:p>0.04637798</text:p>
          </table:table-cell>
        </table:table-row>
        <table:table-row table:style-name="ro1">
          <table:table-cell office:value-type="float" office:value="0.04631219" calcext:value-type="float">
            <text:p>0.04631219</text:p>
          </table:table-cell>
        </table:table-row>
        <table:table-row table:style-name="ro1">
          <table:table-cell office:value-type="float" office:value="0.04624657" calcext:value-type="float">
            <text:p>0.04624657</text:p>
          </table:table-cell>
        </table:table-row>
        <table:table-row table:style-name="ro1">
          <table:table-cell office:value-type="float" office:value="0.04618114" calcext:value-type="float">
            <text:p>0.04618114</text:p>
          </table:table-cell>
        </table:table-row>
        <table:table-row table:style-name="ro1">
          <table:table-cell office:value-type="float" office:value="0.04611587" calcext:value-type="float">
            <text:p>0.04611587</text:p>
          </table:table-cell>
        </table:table-row>
        <table:table-row table:style-name="ro1">
          <table:table-cell office:value-type="float" office:value="0.04605078" calcext:value-type="float">
            <text:p>0.046050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5T22:34:07.554273701</dc:date>
    <meta:editing-duration>PT59S</meta:editing-duration>
    <meta:editing-cycles>1</meta:editing-cycles>
    <meta:document-statistic meta:table-count="1" meta:cell-count="1001" meta:object-count="1"/>
    <meta:generator>LibreOffice/6.0.6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183cm" svg:height="9cm" xlink:href=".." xlink:type="simple" chart:class="chart:line" chart:style-name="ch1">
        <chart:title svg:x="12.195cm" svg:y="0.316cm" chart:style-name="ch2">
          <text:p>Learning Progress</text:p>
        </chart:title>
        <chart:plot-area chart:style-name="ch3" table:cell-range-address="'basic_0.8_0.2_1000'.A1:'basic_0.8_0.2_1000'.A1001" chart:data-source-has-labels="row" svg:x="1.574cm" svg:y="1.275cm" svg:width="26.046cm" svg:height="6.564cm">
          <chartooo:coordinate-region svg:x="2.301cm" svg:y="1.275cm" svg:width="25.319cm" svg:height="5.441cm"/>
          <chart:axis chart:dimension="x" chart:name="primary-x" chart:style-name="ch4">
            <chart:title svg:x="13.958cm" svg:y="8.019cm" chart:style-name="ch5">
              <text:p>Iteration</text:p>
            </chart:title>
          </chart:axis>
          <chart:axis chart:dimension="y" chart:name="primary-y" chart:style-name="ch4">
            <chart:title svg:x="0.451cm" svg:y="4.971cm" chart:style-name="ch6">
              <text:p>Error</text:p>
            </chart:title>
            <chart:grid chart:style-name="ch7" chart:class="major"/>
          </chart:axis>
          <chart:series chart:style-name="ch8" chart:values-cell-range-address="'basic_0.8_0.2_1000'.A2:'basic_0.8_0.2_1000'.A1001" chart:label-cell-address="'basic_0.8_0.2_1000'.A1:'basic_0.8_0.2_1000'.A1" chart:class="chart:line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'basic_0.8_0.2_1000'.A1:'basic_0.8_0.2_1000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8248488">
                <text:p>3.58248488</text:p>
                <draw:g>
                  <svg:desc>'basic_0.8_0.2_1000'.A2:'basic_0.8_0.2_1000'.A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4210392">
                <text:p>2.54210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5433601">
                <text:p>2.45433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3917034">
                <text:p>2.43917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3170675">
                <text:p>2.43170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2529852">
                <text:p>2.42529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1895367">
                <text:p>2.418953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1245259">
                <text:p>2.412452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0571157">
                <text:p>2.4057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9867449">
                <text:p>2.398674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9129183">
                <text:p>2.391291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8351625">
                <text:p>2.38351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7530163">
                <text:p>2.375301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6660306">
                <text:p>2.36660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5737706">
                <text:p>2.35737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4758199">
                <text:p>2.34758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3717855">
                <text:p>2.337178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2613042">
                <text:p>2.326130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1440485">
                <text:p>2.314404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0197346">
                <text:p>2.301973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8881295">
                <text:p>2.288812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7490587">
                <text:p>2.274905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6024135">
                <text:p>2.260241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4481583">
                <text:p>2.244815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2863353">
                <text:p>2.228633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1170699">
                <text:p>2.211706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9405723">
                <text:p>2.19405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7571382">
                <text:p>2.175713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5671466">
                <text:p>2.156714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3710551">
                <text:p>2.137105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1693931">
                <text:p>2.116939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9627522">
                <text:p>2.096275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7517752">
                <text:p>2.075177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5371432">
                <text:p>2.053714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3195623">
                <text:p>2.031956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0997502">
                <text:p>2.009975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8784225">
                <text:p>1.98784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6562809">
                <text:p>1.965628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434002">
                <text:p>1.9434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2122287">
                <text:p>1.921222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9915625">
                <text:p>1.89915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7725578">
                <text:p>1.87725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5557191">
                <text:p>1.855571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3414977">
                <text:p>1.834149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81302917">
                <text:p>1.813029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922446">
                <text:p>1.79224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7182532">
                <text:p>1.771825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5179554">
                <text:p>1.751795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3217467">
                <text:p>1.732174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71297753">
                <text:p>1.712977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9421468">
                <text:p>1.694214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7589269">
                <text:p>1.675892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5801449">
                <text:p>1.658014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4057965">
                <text:p>1.640579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2358477">
                <text:p>1.623584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0702377">
                <text:p>1.607023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9088826">
                <text:p>1.590888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7516783">
                <text:p>1.575167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5985043">
                <text:p>1.559850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449226">
                <text:p>1.54492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3036983">
                <text:p>1.530369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1617679">
                <text:p>1.516176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0232758">
                <text:p>1.502327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8880596">
                <text:p>1.48880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7559559">
                <text:p>1.475595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6268013">
                <text:p>1.462680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5004347">
                <text:p>1.450043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3766979">
                <text:p>1.437669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2554375">
                <text:p>1.42554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136505">
                <text:p>1.41365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0197578">
                <text:p>1.401975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9050599">
                <text:p>1.390505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7922822">
                <text:p>1.379228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6813026">
                <text:p>1.368130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572006">
                <text:p>1.35720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464285">
                <text:p>1.34642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3580391">
                <text:p>1.335803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2531751">
                <text:p>1.325317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1496067">
                <text:p>1.314960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0472544">
                <text:p>1.304725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946045">
                <text:p>1.29460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845912">
                <text:p>1.28459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7467944">
                <text:p>1.274679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6486373">
                <text:p>1.264863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5513908">
                <text:p>1.255139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4550103">
                <text:p>1.24550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359456">
                <text:p>1.23594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2646923">
                <text:p>1.226469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1706879">
                <text:p>1.217068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0774154">
                <text:p>1.207741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984851">
                <text:p>1.19848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8929738">
                <text:p>1.189297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8017665">
                <text:p>1.180176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711214">
                <text:p>1.17112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6213041">
                <text:p>1.162130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5320265">
                <text:p>1.153202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4433733">
                <text:p>1.144337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3553381">
                <text:p>1.135533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2679163">
                <text:p>1.126791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1811045">
                <text:p>1.118110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0949007">
                <text:p>1.109490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009304">
                <text:p>1.10093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9243141">
                <text:p>1.092431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8399316">
                <text:p>1.083993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7561579">
                <text:p>1.075615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6729946">
                <text:p>1.067299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5904436">
                <text:p>1.059044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5085074">
                <text:p>1.050850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4271883">
                <text:p>1.042718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346489">
                <text:p>1.03464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2664118">
                <text:p>1.026641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1869592">
                <text:p>1.018695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1081336">
                <text:p>1.010813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0299371">
                <text:p>1.002993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9523715">
                <text:p>0.995237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8754386">
                <text:p>0.987543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7991397">
                <text:p>0.979913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7234759">
                <text:p>0.972347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6484479">
                <text:p>0.964844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5740561">
                <text:p>0.957405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5003007">
                <text:p>0.950030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4271813">
                <text:p>0.942718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3546973">
                <text:p>0.935469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2828477">
                <text:p>0.928284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2116314">
                <text:p>0.921163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1410467">
                <text:p>0.914104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0710917">
                <text:p>0.907109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0017642">
                <text:p>0.900176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9330618">
                <text:p>0.893306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8649817">
                <text:p>0.886498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7975211">
                <text:p>0.879752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7306766">
                <text:p>0.873067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664445">
                <text:p>0.86644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5988226">
                <text:p>0.859882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5338057">
                <text:p>0.853380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4693905">
                <text:p>0.846939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4055728">
                <text:p>0.840557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3423485">
                <text:p>0.834234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2797135">
                <text:p>0.827971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2176633">
                <text:p>0.821766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1561935">
                <text:p>0.815619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0952998">
                <text:p>0.809529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0349775">
                <text:p>0.803497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9752221">
                <text:p>0.797522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9160291">
                <text:p>0.791602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8573939">
                <text:p>0.785739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7993118">
                <text:p>0.779931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7417783">
                <text:p>0.774177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6847888">
                <text:p>0.768478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6283387">
                <text:p>0.762833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5724234">
                <text:p>0.757242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5170384">
                <text:p>0.751703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4621792">
                <text:p>0.746217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4078412">
                <text:p>0.740784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3540201">
                <text:p>0.735402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3007114">
                <text:p>0.730071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2479106">
                <text:p>0.724791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1956134">
                <text:p>0.719561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1438155">
                <text:p>0.714381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0925124">
                <text:p>0.709251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0417">
                <text:p>0.704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9913739">
                <text:p>0.699137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9415298">
                <text:p>0.694152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8921637">
                <text:p>0.689216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8432711">
                <text:p>0.684327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94848">
                <text:p>0.67948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7468902">
                <text:p>0.674689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6993934">
                <text:p>0.669939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6523537">
                <text:p>0.665235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6057667">
                <text:p>0.66057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5596284">
                <text:p>0.655962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5139347">
                <text:p>0.651393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4686815">
                <text:p>0.646868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4238645">
                <text:p>0.642386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3794798">
                <text:p>0.637947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3355232">
                <text:p>0.633552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2919906">
                <text:p>0.629199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2488779">
                <text:p>0.624887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206181">
                <text:p>0.62061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1638958">
                <text:p>0.616389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1220182">
                <text:p>0.61220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0805441">
                <text:p>0.608054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0394693">
                <text:p>0.603946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9987899">
                <text:p>0.599878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9585016">
                <text:p>0.595850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9186004">
                <text:p>0.591860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8790822">
                <text:p>0.587908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839943">
                <text:p>0.58399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8011785">
                <text:p>0.580117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7627848">
                <text:p>0.576278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7247578">
                <text:p>0.572475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6870934">
                <text:p>0.568709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6497876">
                <text:p>0.564978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6128363">
                <text:p>0.561283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5762356">
                <text:p>0.557623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5399814">
                <text:p>0.553998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5040697">
                <text:p>0.550406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4684965">
                <text:p>0.546849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433258">
                <text:p>0.54332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3983501">
                <text:p>0.539835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3637689">
                <text:p>0.536376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3295107">
                <text:p>0.532951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2955714">
                <text:p>0.529557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2619473">
                <text:p>0.526194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2286346">
                <text:p>0.522863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1956294">
                <text:p>0.519562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1629281">
                <text:p>0.516292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1305269">
                <text:p>0.513052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0984222">
                <text:p>0.509842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0666102">
                <text:p>0.506661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0350874">
                <text:p>0.503508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0038501">
                <text:p>0.500385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9728949">
                <text:p>0.497289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9422183">
                <text:p>0.494221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9118167">
                <text:p>0.491181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8816867">
                <text:p>0.488168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8518249">
                <text:p>0.485182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8222281">
                <text:p>0.482222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7928928">
                <text:p>0.479289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7638158">
                <text:p>0.476381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7349938">
                <text:p>0.473499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7064238">
                <text:p>0.470642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6781024">
                <text:p>0.467810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6500267">
                <text:p>0.465002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6221936">
                <text:p>0.462219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5946">
                <text:p>0.459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567243">
                <text:p>0.45672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5401197">
                <text:p>0.454011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5132271">
                <text:p>0.451322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4865624">
                <text:p>0.448656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4601228">
                <text:p>0.446012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4339055">
                <text:p>0.443390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4079078">
                <text:p>0.440790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3821271">
                <text:p>0.438212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3565608">
                <text:p>0.435656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3312061">
                <text:p>0.433120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3060606">
                <text:p>0.430606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2811217">
                <text:p>0.428112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2563871">
                <text:p>0.425638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2318542">
                <text:p>0.423185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2075207">
                <text:p>0.420752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1833843">
                <text:p>0.418338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1594426">
                <text:p>0.415944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1356933">
                <text:p>0.413569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1121343">
                <text:p>0.411213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0887633">
                <text:p>0.408876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0655782">
                <text:p>0.406557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042577">
                <text:p>0.40425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0197574">
                <text:p>0.401975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9971174">
                <text:p>0.399711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9746551">
                <text:p>0.397465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9523686">
                <text:p>0.395236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9302557">
                <text:p>0.393025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9083147">
                <text:p>0.390831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8865437">
                <text:p>0.388654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8649408">
                <text:p>0.386494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8435042">
                <text:p>0.384350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8222322">
                <text:p>0.382223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801123">
                <text:p>0.380112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7801749">
                <text:p>0.378017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7593862">
                <text:p>0.375938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7387553">
                <text:p>0.373875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7182805">
                <text:p>0.371828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6979603">
                <text:p>0.369796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677793">
                <text:p>0.36777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6577772">
                <text:p>0.365777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6379113">
                <text:p>0.363791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6181938">
                <text:p>0.361819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5986233">
                <text:p>0.359862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5791983">
                <text:p>0.357919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5599173">
                <text:p>0.355991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5407791">
                <text:p>0.354077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5217822">
                <text:p>0.352178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5029253">
                <text:p>0.350292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4842071">
                <text:p>0.348420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4656262">
                <text:p>0.346562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4471813">
                <text:p>0.344718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4288713">
                <text:p>0.342887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4106948">
                <text:p>0.341069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3926506">
                <text:p>0.339265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3747375">
                <text:p>0.337473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3569543">
                <text:p>0.335695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3392999">
                <text:p>0.333929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3217731">
                <text:p>0.332177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3043728">
                <text:p>0.330437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2870977">
                <text:p>0.328709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2699469">
                <text:p>0.326994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2529193">
                <text:p>0.325291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2360137">
                <text:p>0.323601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2192291">
                <text:p>0.321922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2025645">
                <text:p>0.320256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1860188">
                <text:p>0.318601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169591">
                <text:p>0.31695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1532801">
                <text:p>0.315328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1370851">
                <text:p>0.313708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121005">
                <text:p>0.31210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105039">
                <text:p>0.31050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0891859">
                <text:p>0.308918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0734449">
                <text:p>0.307344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057815">
                <text:p>0.30578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0422954">
                <text:p>0.3042295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0268851">
                <text:p>0.302688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0115832">
                <text:p>0.301158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9963888">
                <text:p>0.299638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9813011">
                <text:p>0.298130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9663191">
                <text:p>0.296631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9514421">
                <text:p>0.295144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9366691">
                <text:p>0.293666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9219994">
                <text:p>0.292199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9074321">
                <text:p>0.290743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8929664">
                <text:p>0.289296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8786014">
                <text:p>0.287860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8643364">
                <text:p>0.286433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8501706">
                <text:p>0.285017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8361032">
                <text:p>0.283610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8221334">
                <text:p>0.282213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8082604">
                <text:p>0.280826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7944834">
                <text:p>0.279448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7808018">
                <text:p>0.278080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7672147">
                <text:p>0.276721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7537215">
                <text:p>0.275372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7403213">
                <text:p>0.274032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7270134">
                <text:p>0.272701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7137972">
                <text:p>0.271379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7006719">
                <text:p>0.270067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6876368">
                <text:p>0.268763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6746912">
                <text:p>0.267469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6618344">
                <text:p>0.266183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6490657">
                <text:p>0.264906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6363845">
                <text:p>0.263638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6237899">
                <text:p>0.262378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6112815">
                <text:p>0.261128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5988585">
                <text:p>0.259885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5865202">
                <text:p>0.258652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574266">
                <text:p>0.25742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5620952">
                <text:p>0.256209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5500072">
                <text:p>0.255000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5380014">
                <text:p>0.253800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5260771">
                <text:p>0.252607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5142337">
                <text:p>0.251423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5024705">
                <text:p>0.250247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490787">
                <text:p>0.249078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4791826">
                <text:p>0.247918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4676565">
                <text:p>0.246765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4562083">
                <text:p>0.2456208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4448373">
                <text:p>0.244483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4335429">
                <text:p>0.243354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4223246">
                <text:p>0.242232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4111817">
                <text:p>0.241118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4001137">
                <text:p>0.240011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38912">
                <text:p>0.2389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3782001">
                <text:p>0.237820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3673532">
                <text:p>0.236735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356579">
                <text:p>0.23565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3458768">
                <text:p>0.2345876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3352462">
                <text:p>0.2335246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3246864">
                <text:p>0.232468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314197">
                <text:p>0.23141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3037775">
                <text:p>0.230377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2934273">
                <text:p>0.229342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2831459">
                <text:p>0.2283145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2729328">
                <text:p>0.227293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2627874">
                <text:p>0.226278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2527092">
                <text:p>0.225270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2426977">
                <text:p>0.224269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2327524">
                <text:p>0.223275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2228727">
                <text:p>0.222287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2130583">
                <text:p>0.221305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2033085">
                <text:p>0.220330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1936229">
                <text:p>0.219362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1840009">
                <text:p>0.2184000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1744422">
                <text:p>0.217444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1649462">
                <text:p>0.216494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1555124">
                <text:p>0.215551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1461404">
                <text:p>0.214614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1368297">
                <text:p>0.213682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1275798">
                <text:p>0.212757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1183902">
                <text:p>0.211839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1092605">
                <text:p>0.210926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1001903">
                <text:p>0.210019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091179">
                <text:p>0.20911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20822262">
                <text:p>0.2082226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0733315">
                <text:p>0.207333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0644945">
                <text:p>0.206449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20557146">
                <text:p>0.205571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0469915">
                <text:p>0.204699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20383247">
                <text:p>0.2038324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0297138">
                <text:p>0.202971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0211584">
                <text:p>0.202115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012658">
                <text:p>0.20126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0042122">
                <text:p>0.200421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9958206">
                <text:p>0.199582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9874828">
                <text:p>0.198748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9791983">
                <text:p>0.1979198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9709669">
                <text:p>0.1970966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962788">
                <text:p>0.19627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9546612">
                <text:p>0.195466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9465863">
                <text:p>0.194658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9385627">
                <text:p>0.193856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9305901">
                <text:p>0.193059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922668">
                <text:p>0.19226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9147962">
                <text:p>0.191479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9069742">
                <text:p>0.190697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8992017">
                <text:p>0.189920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8914782">
                <text:p>0.189147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8838035">
                <text:p>0.188380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876177">
                <text:p>0.18761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8685985">
                <text:p>0.1868598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8610676">
                <text:p>0.186106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853584">
                <text:p>0.18535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8461472">
                <text:p>0.1846147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8387569">
                <text:p>0.183875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8314129">
                <text:p>0.183141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8241146">
                <text:p>0.1824114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8168618">
                <text:p>0.181686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8096542">
                <text:p>0.180965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8024913">
                <text:p>0.180249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7953729">
                <text:p>0.1795372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7882985">
                <text:p>0.178829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781268">
                <text:p>0.178126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7742809">
                <text:p>0.177428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767337">
                <text:p>0.176733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7604358">
                <text:p>0.176043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7535772">
                <text:p>0.1753577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7467606">
                <text:p>0.174676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7399859">
                <text:p>0.173998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7332528">
                <text:p>0.173325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7265608">
                <text:p>0.1726560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7199098">
                <text:p>0.171990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7132993">
                <text:p>0.171329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7067292">
                <text:p>0.170672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700199">
                <text:p>0.17001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6937085">
                <text:p>0.169370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6872574">
                <text:p>0.168725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6808454">
                <text:p>0.168084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6744722">
                <text:p>0.167447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6681375">
                <text:p>0.166813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6618411">
                <text:p>0.166184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6555826">
                <text:p>0.165558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6493617">
                <text:p>0.164936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6431783">
                <text:p>0.164317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6370319">
                <text:p>0.163703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6309223">
                <text:p>0.163092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6248493">
                <text:p>0.162484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6188126">
                <text:p>0.161881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6128119">
                <text:p>0.161281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6068469">
                <text:p>0.160684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6009174">
                <text:p>0.160091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5950231">
                <text:p>0.159502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5891638">
                <text:p>0.158916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5833392">
                <text:p>0.158333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577549">
                <text:p>0.15775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5717929">
                <text:p>0.157179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5660708">
                <text:p>0.156607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5603824">
                <text:p>0.156038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5547274">
                <text:p>0.155472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5491057">
                <text:p>0.154910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5435168">
                <text:p>0.154351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5379606">
                <text:p>0.153796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5324369">
                <text:p>0.1532436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5269455">
                <text:p>0.152694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521486">
                <text:p>0.15214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5160582">
                <text:p>0.1516058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510662">
                <text:p>0.15106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505297">
                <text:p>0.15052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4999631">
                <text:p>0.1499963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4946601">
                <text:p>0.149466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4893876">
                <text:p>0.1489387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4841456">
                <text:p>0.148414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4789336">
                <text:p>0.1478933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4737517">
                <text:p>0.147375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4685994">
                <text:p>0.1468599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4634767">
                <text:p>0.146347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4583832">
                <text:p>0.145838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4533188">
                <text:p>0.1453318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4482833">
                <text:p>0.144828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4432765">
                <text:p>0.144327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4382981">
                <text:p>0.1438298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433348">
                <text:p>0.143334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4284259">
                <text:p>0.1428425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4235316">
                <text:p>0.142353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418665">
                <text:p>0.14186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4138258">
                <text:p>0.141382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4090138">
                <text:p>0.140901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4042289">
                <text:p>0.140422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3994709">
                <text:p>0.1399470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3947395">
                <text:p>0.139473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3900346">
                <text:p>0.1390034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3853559">
                <text:p>0.1385355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3807034">
                <text:p>0.138070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3760768">
                <text:p>0.137607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3714758">
                <text:p>0.1371475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3669004">
                <text:p>0.136690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3623504">
                <text:p>0.1362350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3578255">
                <text:p>0.135782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3533257">
                <text:p>0.1353325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3488506">
                <text:p>0.1348850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3444002">
                <text:p>0.134440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3399742">
                <text:p>0.133997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3355726">
                <text:p>0.133557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3311951">
                <text:p>0.133119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3268415">
                <text:p>0.132684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3225117">
                <text:p>0.1322511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3182055">
                <text:p>0.1318205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3139227">
                <text:p>0.1313922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3096632">
                <text:p>0.1309663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3054269">
                <text:p>0.1305426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3012135">
                <text:p>0.130121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2970229">
                <text:p>0.1297022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2928549">
                <text:p>0.1292854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2887094">
                <text:p>0.1288709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2845862">
                <text:p>0.1284586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2804852">
                <text:p>0.128048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2764061">
                <text:p>0.1276406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272349">
                <text:p>0.127234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2683135">
                <text:p>0.126831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2642996">
                <text:p>0.1264299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2603071">
                <text:p>0.1260307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2563358">
                <text:p>0.1256335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2523856">
                <text:p>0.125238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2484564">
                <text:p>0.1248456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244548">
                <text:p>0.124454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2406603">
                <text:p>0.1240660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2367931">
                <text:p>0.1236793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2329462">
                <text:p>0.1232946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2291196">
                <text:p>0.1229119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2253132">
                <text:p>0.1225313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2215267">
                <text:p>0.122152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21776">
                <text:p>0.12177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214013">
                <text:p>0.12140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2102855">
                <text:p>0.121028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2065775">
                <text:p>0.120657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2028888">
                <text:p>0.1202888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1992192">
                <text:p>0.1199219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1955687">
                <text:p>0.119556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191937">
                <text:p>0.119193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1883241">
                <text:p>0.1188324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1847299">
                <text:p>0.1184729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1811542">
                <text:p>0.1181154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1775968">
                <text:p>0.1177596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1740578">
                <text:p>0.1174057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1705368">
                <text:p>0.1170536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1670339">
                <text:p>0.1167033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1635489">
                <text:p>0.1163548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1600817">
                <text:p>0.116008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1566321">
                <text:p>0.1156632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1532">
                <text:p>0.1153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1497854">
                <text:p>0.1149785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1463881">
                <text:p>0.1146388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1430079">
                <text:p>0.1143007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1396448">
                <text:p>0.1139644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1362987">
                <text:p>0.1136298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1329694">
                <text:p>0.1132969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1296569">
                <text:p>0.1129656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126361">
                <text:p>0.11263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1230815">
                <text:p>0.112308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1198185">
                <text:p>0.1119818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1165718">
                <text:p>0.1116571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1133412">
                <text:p>0.111334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1101268">
                <text:p>0.1110126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1069283">
                <text:p>0.1106928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1037456">
                <text:p>0.1103745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1005787">
                <text:p>0.1100578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0974275">
                <text:p>0.1097427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0942918">
                <text:p>0.1094291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0911716">
                <text:p>0.109117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0880667">
                <text:p>0.1088066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0849771">
                <text:p>0.1084977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0819026">
                <text:p>0.1081902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0788431">
                <text:p>0.1078843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0757986">
                <text:p>0.107579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072769">
                <text:p>0.107276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0697541">
                <text:p>0.1069754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0667538">
                <text:p>0.1066753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0637682">
                <text:p>0.1063768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0607969">
                <text:p>0.1060796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0578401">
                <text:p>0.1057840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0548976">
                <text:p>0.105489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0519692">
                <text:p>0.1051969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0490549">
                <text:p>0.1049054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0461547">
                <text:p>0.1046154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0432683">
                <text:p>0.1043268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0403958">
                <text:p>0.1040395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037537">
                <text:p>0.103753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0346919">
                <text:p>0.1034691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0318603">
                <text:p>0.1031860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0290422">
                <text:p>0.102904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0262375">
                <text:p>0.1026237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0234461">
                <text:p>0.102344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0206679">
                <text:p>0.1020667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0179029">
                <text:p>0.1017902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0151509">
                <text:p>0.101515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0124118">
                <text:p>0.1012411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0096857">
                <text:p>0.1009685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0069723">
                <text:p>0.1006972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0042717">
                <text:p>0.100427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0015837">
                <text:p>0.1001583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9989083">
                <text:p>0.0998908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9962454">
                <text:p>0.0996245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9935948">
                <text:p>0.0993594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9909566">
                <text:p>0.099095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9883306">
                <text:p>0.0988330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9857169">
                <text:p>0.0985716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9831152">
                <text:p>0.098311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9805255">
                <text:p>0.098052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9779477">
                <text:p>0.097794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9753819">
                <text:p>0.097538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9728278">
                <text:p>0.0972827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9702855">
                <text:p>0.0970285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9677548">
                <text:p>0.0967754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9652356">
                <text:p>0.0965235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962728">
                <text:p>0.096272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9602318">
                <text:p>0.0960231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957747">
                <text:p>0.095774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9552735">
                <text:p>0.0955273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9528112">
                <text:p>0.0952811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9503601">
                <text:p>0.0950360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94792">
                <text:p>0.09479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9454909">
                <text:p>0.094549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9430728">
                <text:p>0.0943072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9406656">
                <text:p>0.0940665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9382692">
                <text:p>0.0938269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9358836">
                <text:p>0.0935883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9335086">
                <text:p>0.0933508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9311443">
                <text:p>0.0931144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9287905">
                <text:p>0.0928790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9264472">
                <text:p>0.0926447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9241143">
                <text:p>0.0924114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9217918">
                <text:p>0.0921791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9194796">
                <text:p>0.0919479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9171777">
                <text:p>0.0917177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9148859">
                <text:p>0.0914885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9126042">
                <text:p>0.0912604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9103326">
                <text:p>0.0910332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9080709">
                <text:p>0.0908070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9058192">
                <text:p>0.0905819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9035774">
                <text:p>0.0903577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9013454">
                <text:p>0.0901345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8991232">
                <text:p>0.0899123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8969106">
                <text:p>0.0896910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8947077">
                <text:p>0.0894707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8925144">
                <text:p>0.0892514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8903306">
                <text:p>0.0890330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8881563">
                <text:p>0.0888156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8859913">
                <text:p>0.088599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8838358">
                <text:p>0.0883835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8816895">
                <text:p>0.0881689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8795525">
                <text:p>0.087955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8774247">
                <text:p>0.0877424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875306">
                <text:p>0.087530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8731964">
                <text:p>0.0873196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8710959">
                <text:p>0.0871095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8690043">
                <text:p>0.0869004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8669216">
                <text:p>0.0866921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8648478">
                <text:p>0.0864847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8627828">
                <text:p>0.0862782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8607266">
                <text:p>0.0860726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8586792">
                <text:p>0.0858679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8566404">
                <text:p>0.0856640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8546102">
                <text:p>0.0854610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8525885">
                <text:p>0.0852588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8505754">
                <text:p>0.0850575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8485708">
                <text:p>0.0848570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8465746">
                <text:p>0.0846574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8445867">
                <text:p>0.084458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8426072">
                <text:p>0.0842607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8406359">
                <text:p>0.0840635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8386729">
                <text:p>0.0838672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8367181">
                <text:p>0.0836718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8347713">
                <text:p>0.0834771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8328327">
                <text:p>0.0832832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8309021">
                <text:p>0.0830902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8289795">
                <text:p>0.0828979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8270649">
                <text:p>0.0827064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8251581">
                <text:p>0.0825158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8232593">
                <text:p>0.0823259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8213682">
                <text:p>0.0821368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8194849">
                <text:p>0.0819484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8176093">
                <text:p>0.0817609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8157414">
                <text:p>0.0815741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8138811">
                <text:p>0.0813881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8120285">
                <text:p>0.0812028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8101834">
                <text:p>0.0810183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8083458">
                <text:p>0.0808345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8065156">
                <text:p>0.080651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8046929">
                <text:p>0.080469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8028776">
                <text:p>0.0802877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8010696">
                <text:p>0.0801069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7992689">
                <text:p>0.0799268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7974755">
                <text:p>0.079747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7956893">
                <text:p>0.0795689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7939103">
                <text:p>0.0793910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7921384">
                <text:p>0.0792138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7903736">
                <text:p>0.0790373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7886159">
                <text:p>0.0788615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7868652">
                <text:p>0.0786865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7851215">
                <text:p>0.0785121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7833847">
                <text:p>0.0783384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7816549">
                <text:p>0.0781654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7799319">
                <text:p>0.0779931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7782157">
                <text:p>0.0778215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7765063">
                <text:p>0.0776506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7748037">
                <text:p>0.077480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7731078">
                <text:p>0.0773107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7714186">
                <text:p>0.0771418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769736">
                <text:p>0.076973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7680601">
                <text:p>0.0768060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7663907">
                <text:p>0.0766390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7647278">
                <text:p>0.0764727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7630715">
                <text:p>0.0763071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7614216">
                <text:p>0.0761421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7597781">
                <text:p>0.0759778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7581411">
                <text:p>0.075814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7565104">
                <text:p>0.0756510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754886">
                <text:p>0.075488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7532679">
                <text:p>0.075326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7516561">
                <text:p>0.0751656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7500505">
                <text:p>0.0750050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7484511">
                <text:p>0.0748451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7468579">
                <text:p>0.074685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7452708">
                <text:p>0.0745270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7436898">
                <text:p>0.0743689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7421148">
                <text:p>0.074211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7405459">
                <text:p>0.0740545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738983">
                <text:p>0.073898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737426">
                <text:p>0.073742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735875">
                <text:p>0.073587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7343299">
                <text:p>0.0734329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7327906">
                <text:p>0.0732790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7312572">
                <text:p>0.0731257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7297296">
                <text:p>0.0729729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7282077">
                <text:p>0.0728207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7266917">
                <text:p>0.0726691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7251813">
                <text:p>0.0725181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7236766">
                <text:p>0.0723676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7221776">
                <text:p>0.0722177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7206842">
                <text:p>0.0720684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7191964">
                <text:p>0.071919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7177142">
                <text:p>0.0717714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7162375">
                <text:p>0.0716237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7147663">
                <text:p>0.0714766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7133006">
                <text:p>0.0713300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7118404">
                <text:p>0.0711840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7103856">
                <text:p>0.071038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7089361">
                <text:p>0.0708936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7074921">
                <text:p>0.0707492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7060534">
                <text:p>0.0706053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70462">
                <text:p>0.07046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7031919">
                <text:p>0.0703191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701769">
                <text:p>0.070176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7003514">
                <text:p>0.0700351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698939">
                <text:p>0.069893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6975318">
                <text:p>0.0697531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6961297">
                <text:p>0.0696129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6947328">
                <text:p>0.0694732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6933409">
                <text:p>0.0693340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6919541">
                <text:p>0.0691954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6905724">
                <text:p>0.0690572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6891957">
                <text:p>0.0689195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687824">
                <text:p>0.06878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6864573">
                <text:p>0.0686457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6850955">
                <text:p>0.0685095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6837386">
                <text:p>0.0683738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6823866">
                <text:p>0.0682386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6810395">
                <text:p>0.0681039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6796973">
                <text:p>0.0679697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6783598">
                <text:p>0.0678359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6770272">
                <text:p>0.0677027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6756993">
                <text:p>0.0675699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6743762">
                <text:p>0.0674376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6730578">
                <text:p>0.0673057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6717442">
                <text:p>0.0671744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6704352">
                <text:p>0.0670435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6691308">
                <text:p>0.0669130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6678311">
                <text:p>0.0667831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666536">
                <text:p>0.066653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6652455">
                <text:p>0.0665245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6639595">
                <text:p>0.0663959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6626781">
                <text:p>0.0662678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6614012">
                <text:p>0.0661401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6601289">
                <text:p>0.0660128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6588609">
                <text:p>0.0658860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6575975">
                <text:p>0.0657597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6563384">
                <text:p>0.0656338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6550838">
                <text:p>0.0655083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6538336">
                <text:p>0.0653833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6525877">
                <text:p>0.0652587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6513462">
                <text:p>0.0651346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6501089">
                <text:p>0.0650108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648876">
                <text:p>0.064887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6476474">
                <text:p>0.0647647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6464231">
                <text:p>0.0646423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6452029">
                <text:p>0.0645202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643987">
                <text:p>0.064398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6427753">
                <text:p>0.0642775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6415678">
                <text:p>0.0641567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6403644">
                <text:p>0.0640364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6391652">
                <text:p>0.0639165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6379701">
                <text:p>0.063797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636779">
                <text:p>0.063677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6355921">
                <text:p>0.0635592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6344092">
                <text:p>0.0634409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6332304">
                <text:p>0.0633230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6320555">
                <text:p>0.0632055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6308847">
                <text:p>0.0630884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6297179">
                <text:p>0.0629717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628555">
                <text:p>0.062855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627396">
                <text:p>0.062739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626241">
                <text:p>0.062624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6250899">
                <text:p>0.0625089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6239427">
                <text:p>0.0623942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6227993">
                <text:p>0.0622799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6216598">
                <text:p>0.0621659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6205242">
                <text:p>0.0620524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6193923">
                <text:p>0.0619392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6182642">
                <text:p>0.0618264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61714">
                <text:p>0.06171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6160194">
                <text:p>0.0616019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6149026">
                <text:p>0.0614902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6137896">
                <text:p>0.061378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6126802">
                <text:p>0.0612680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6115746">
                <text:p>0.0611574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6104726">
                <text:p>0.0610472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6093743">
                <text:p>0.0609374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6082796">
                <text:p>0.0608279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6071885">
                <text:p>0.0607188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606101">
                <text:p>0.060610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6050172">
                <text:p>0.0605017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6039368">
                <text:p>0.0603936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6028601">
                <text:p>0.0602860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6017869">
                <text:p>0.0601786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6007172">
                <text:p>0.0600717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599651">
                <text:p>0.059965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5985883">
                <text:p>0.0598588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5975291">
                <text:p>0.0597529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5964733">
                <text:p>0.0596473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595421">
                <text:p>0.059542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5943721">
                <text:p>0.0594372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5933266">
                <text:p>0.0593326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5922845">
                <text:p>0.0592284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5912458">
                <text:p>0.0591245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5902104">
                <text:p>0.0590210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5891784">
                <text:p>0.0589178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5881497">
                <text:p>0.0588149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5871244">
                <text:p>0.0587124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5861023">
                <text:p>0.0586102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5850835">
                <text:p>0.0585083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5840681">
                <text:p>0.0584068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5830558">
                <text:p>0.0583055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5820468">
                <text:p>0.0582046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581041">
                <text:p>0.058104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5800385">
                <text:p>0.0580038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5790391">
                <text:p>0.0579039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578043">
                <text:p>0.057804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57705">
                <text:p>0.05770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5760601">
                <text:p>0.0576060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5750734">
                <text:p>0.0575073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5740899">
                <text:p>0.0574089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5731094">
                <text:p>0.0573109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572132">
                <text:p>0.057213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5711578">
                <text:p>0.0571157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5701866">
                <text:p>0.0570186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5692184">
                <text:p>0.0569218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5682533">
                <text:p>0.0568253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5672912">
                <text:p>0.056729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5663322">
                <text:p>0.0566332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5653762">
                <text:p>0.0565376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5644231">
                <text:p>0.0564423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563473">
                <text:p>0.056347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5625259">
                <text:p>0.0562525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5615818">
                <text:p>0.0561581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5606405">
                <text:p>0.056064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5597023">
                <text:p>0.0559702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5587669">
                <text:p>0.0558766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5578344">
                <text:p>0.0557834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5569048">
                <text:p>0.0556904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5559781">
                <text:p>0.0555978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5550542">
                <text:p>0.0555054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5541332">
                <text:p>0.0554133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5532151">
                <text:p>0.0553215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5522997">
                <text:p>0.0552299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5513872">
                <text:p>0.0551387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5504775">
                <text:p>0.0550477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5495705">
                <text:p>0.0549570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5486664">
                <text:p>0.0548666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547765">
                <text:p>0.054776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5468663">
                <text:p>0.0546866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5459704">
                <text:p>0.0545970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5450772">
                <text:p>0.0545077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5441868">
                <text:p>0.0544186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543299">
                <text:p>0.054329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542414">
                <text:p>0.054241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5415316">
                <text:p>0.0541531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5406519">
                <text:p>0.0540651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5397748">
                <text:p>0.0539774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5389004">
                <text:p>0.0538900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5380287">
                <text:p>0.0538028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5371595">
                <text:p>0.0537159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536293">
                <text:p>0.053629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5354291">
                <text:p>0.0535429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5345678">
                <text:p>0.0534567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533709">
                <text:p>0.053370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5328528">
                <text:p>0.0532852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5319992">
                <text:p>0.0531999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5311481">
                <text:p>0.0531148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5302996">
                <text:p>0.0530299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5294536">
                <text:p>0.0529453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5286101">
                <text:p>0.0528610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5277691">
                <text:p>0.0527769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5269306">
                <text:p>0.0526930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5260946">
                <text:p>0.0526094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5252611">
                <text:p>0.0525261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52443">
                <text:p>0.05244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5236014">
                <text:p>0.0523601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5227752">
                <text:p>0.0522775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5219515">
                <text:p>0.0521951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5211302">
                <text:p>0.0521130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5203113">
                <text:p>0.0520311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5194948">
                <text:p>0.0519494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5186807">
                <text:p>0.0518680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5178689">
                <text:p>0.0517868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5170596">
                <text:p>0.0517059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5162526">
                <text:p>0.0516252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5154479">
                <text:p>0.0515447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5146456">
                <text:p>0.0514645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5138457">
                <text:p>0.0513845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513048">
                <text:p>0.051304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5122527">
                <text:p>0.0512252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5114597">
                <text:p>0.0511459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510669">
                <text:p>0.051066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5098805">
                <text:p>0.0509880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5090944">
                <text:p>0.0509094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5083105">
                <text:p>0.0508310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5075289">
                <text:p>0.0507528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5067495">
                <text:p>0.0506749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5059723">
                <text:p>0.0505972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5051974">
                <text:p>0.0505197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5044247">
                <text:p>0.0504424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5036542">
                <text:p>0.0503654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502886">
                <text:p>0.050288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5021199">
                <text:p>0.0502119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501356">
                <text:p>0.050135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5005943">
                <text:p>0.0500594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4998347">
                <text:p>0.0499834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4990773">
                <text:p>0.0499077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4983221">
                <text:p>0.0498322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497569">
                <text:p>0.049756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496818">
                <text:p>0.049681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4960692">
                <text:p>0.0496069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4953224">
                <text:p>0.0495322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4945778">
                <text:p>0.0494577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4938353">
                <text:p>0.0493835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4930949">
                <text:p>0.0493094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4923565">
                <text:p>0.0492356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4916202">
                <text:p>0.0491620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490886">
                <text:p>0.049088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4901539">
                <text:p>0.0490153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4894238">
                <text:p>0.0489423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4886957">
                <text:p>0.0488695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4879697">
                <text:p>0.0487969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4872457">
                <text:p>0.0487245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4865237">
                <text:p>0.0486523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4858038">
                <text:p>0.0485803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4850858">
                <text:p>0.0485085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4843698">
                <text:p>0.0484369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4836558">
                <text:p>0.0483655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4829438">
                <text:p>0.0482943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4822337">
                <text:p>0.0482233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4815257">
                <text:p>0.0481525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4808195">
                <text:p>0.0480819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4801154">
                <text:p>0.0480115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4794131">
                <text:p>0.0479413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4787128">
                <text:p>0.0478712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4780144">
                <text:p>0.0478014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4773179">
                <text:p>0.0477317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4766234">
                <text:p>0.0476623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4759307">
                <text:p>0.0475930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47524">
                <text:p>0.04752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4745511">
                <text:p>0.0474551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4738641">
                <text:p>0.0473864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473179">
                <text:p>0.047317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4724957">
                <text:p>0.0472495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4718143">
                <text:p>0.0471814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4711347">
                <text:p>0.0471134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470457">
                <text:p>0.047045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4697812">
                <text:p>0.046978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4691071">
                <text:p>0.0469107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4684349">
                <text:p>0.0468434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4677645">
                <text:p>0.0467764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4670959">
                <text:p>0.0467095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4664291">
                <text:p>0.0466429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4657641">
                <text:p>0.0465764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4651009">
                <text:p>0.0465100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4644394">
                <text:p>0.0464439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4637798">
                <text:p>0.0463779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4631219">
                <text:p>0.0463121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4624657">
                <text:p>0.0462465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4618114">
                <text:p>0.0461811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4611587">
                <text:p>0.0461158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4605078">
                <text:p>0.04605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